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/>
    <style:style style:name="ce1" style:family="table-cell" style:parent-style-name="Default">
      <style:table-cell-properties fo:background-color="#eeeeee" fo:border="0.74pt solid #000000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 style:data-style-name="N0">
      <style:table-cell-properties fo:background-color="#eeeeee" fo:border="0.74pt solid #000000"/>
    </style:style>
    <style:style style:name="ce5" style:family="table-cell" style:parent-style-name="Default">
      <style:text-properties fo:color="#ff0000"/>
    </style:style>
    <style:style style:name="ce6" style:family="table-cell" style:parent-style-name="Default" style:data-style-name="N0">
      <style:text-properties fo:color="#ff0000"/>
    </style:style>
    <style:style style:name="ce14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13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table:style-name="ce1"/>
          <table:table-cell table:style-name="ce1" office:value-type="string" calcext:value-type="string">
            <text:p>Numéro</text:p>
          </table:table-cell>
          <table:table-cell table:style-name="ce2" office:value-type="string" calcext:value-type="string">
            <text:p>Classe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rénom</text:p>
          </table:table-cell>
          <table:table-cell table:style-name="ce1" office:value-type="string" calcext:value-type="string">
            <text:p>Numéro</text:p>
          </table:table-cell>
          <table:table-cell table:style-name="ce3" office:value-type="string" calcext:value-type="string">
            <text:p>Exercice 1</text:p>
          </table:table-cell>
          <table:table-cell table:style-name="ce3" office:value-type="string" calcext:value-type="string">
            <text:p>Exercice 2</text:p>
          </table:table-cell>
          <table:table-cell table:style-name="ce3" office:value-type="string" calcext:value-type="string">
            <text:p>Exercice 3</text:p>
          </table:table-cell>
          <table:table-cell table:style-name="ce3" office:value-type="string" calcext:value-type="string">
            <text:p>Exercice 4</text:p>
          </table:table-cell>
          <table:table-cell table:style-name="ce3" office:value-type="string" calcext:value-type="string">
            <text:p>Exercice 5</text:p>
          </table:table-cell>
          <table:table-cell table:style-name="ce3" office:value-type="string" calcext:value-type="string">
            <text:p>Bonus</text:p>
          </table:table-cell>
          <table:table-cell table:style-name="ce1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float" office:value="74238" calcext:value-type="float">
            <text:p>74238</text:p>
          </table:table-cell>
          <table:table-cell table:style-name="ce1" table:number-columns-repeated="3"/>
          <table:table-cell table:style-name="ce1" table:formula="of:=[.B2]" office:value-type="float" office:value="74238" calcext:value-type="float">
            <text:p>74238</text:p>
          </table:table-cell>
          <table:table-cell table:style-name="ce3" table:number-columns-repeated="6"/>
          <table:table-cell table:style-name="ce4" table:formula="of:=IF(ISBLANK([.G2]);&quot;&quot;;SUM([.G2:.L2]))">
            <text:p/>
          </table:table-cell>
          <table:table-cell table:style-name="ce6" table:formula="of:=IF(OR([.G2]&gt;4;[.H2]&gt;4;[.I2]&gt;4;[.J2]&gt;4;[.K2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239" calcext:value-type="float">
            <text:p>74239</text:p>
          </table:table-cell>
          <table:table-cell table:style-name="ce1" table:number-columns-repeated="3"/>
          <table:table-cell table:style-name="ce1" table:formula="of:=[.B3]" office:value-type="float" office:value="74239" calcext:value-type="float">
            <text:p>74239</text:p>
          </table:table-cell>
          <table:table-cell table:style-name="ce3" table:number-columns-repeated="6"/>
          <table:table-cell table:style-name="ce4" table:formula="of:=IF(ISBLANK([.G3]);&quot;&quot;;SUM([.G3:.L3]))">
            <text:p/>
          </table:table-cell>
          <table:table-cell table:style-name="ce6" table:formula="of:=IF(OR([.G3]&gt;4;[.H3]&gt;4;[.I3]&gt;4;[.J3]&gt;4;[.K3]&gt;4);&quot;Problème&quot;;&quot;&quot;)">
            <text:p/>
          </table:table-cell>
          <table:table-cell office:value-type="string" calcext:value-type="string">
            <text:p>Nombre</text:p>
          </table:table-cell>
          <table:table-cell table:formula="of:=COUNTA([.M2:.M219])-COUNTIF([.M2:.M219];&quot;&quot;)" office:value-type="float" office:value="11" calcext:value-type="float">
            <text:p>11</text:p>
          </table:table-cell>
        </table:table-row>
        <table:table-row table:style-name="ro1">
          <table:table-cell table:style-name="ce1"/>
          <table:table-cell table:style-name="ce1" office:value-type="float" office:value="74240" calcext:value-type="float">
            <text:p>74240</text:p>
          </table:table-cell>
          <table:table-cell table:style-name="ce1" table:number-columns-repeated="3"/>
          <table:table-cell table:style-name="ce1" table:formula="of:=[.B4]" office:value-type="float" office:value="74240" calcext:value-type="float">
            <text:p>74240</text:p>
          </table:table-cell>
          <table:table-cell table:style-name="ce3" table:number-columns-repeated="6"/>
          <table:table-cell table:style-name="ce4" table:formula="of:=IF(ISBLANK([.G4]);&quot;&quot;;SUM([.G4:.L4]))">
            <text:p/>
          </table:table-cell>
          <table:table-cell table:style-name="ce6" table:formula="of:=IF(OR([.G4]&gt;4;[.H4]&gt;4;[.I4]&gt;4;[.J4]&gt;4;[.K4]&gt;4);&quot;Problème&quot;;&quot;&quot;)">
            <text:p/>
          </table:table-cell>
          <table:table-cell office:value-type="string" calcext:value-type="string">
            <text:p>Moyenne</text:p>
          </table:table-cell>
          <table:table-cell table:formula="of:=AVERAGE([.M2:.M219])" office:value-type="float" office:value="7" calcext:value-type="float">
            <text:p>7</text:p>
          </table:table-cell>
        </table:table-row>
        <table:table-row table:style-name="ro1">
          <table:table-cell table:style-name="ce1"/>
          <table:table-cell table:style-name="ce1" office:value-type="float" office:value="74241" calcext:value-type="float">
            <text:p>74241</text:p>
          </table:table-cell>
          <table:table-cell table:style-name="ce1" table:number-columns-repeated="3"/>
          <table:table-cell table:style-name="ce1" table:formula="of:=[.B5]" office:value-type="float" office:value="74241" calcext:value-type="float">
            <text:p>74241</text:p>
          </table:table-cell>
          <table:table-cell table:style-name="ce3" table:number-columns-repeated="6"/>
          <table:table-cell table:style-name="ce4" table:formula="of:=IF(ISBLANK([.G5]);&quot;&quot;;SUM([.G5:.L5]))">
            <text:p/>
          </table:table-cell>
          <table:table-cell table:style-name="ce6" table:formula="of:=IF(OR([.G5]&gt;4;[.H5]&gt;4;[.I5]&gt;4;[.J5]&gt;4;[.K5]&gt;4);&quot;Problème&quot;;&quot;&quot;)">
            <text:p/>
          </table:table-cell>
          <table:table-cell office:value-type="string" calcext:value-type="string">
            <text:p>Mediane</text:p>
          </table:table-cell>
          <table:table-cell table:formula="of:=MEDIAN([.M2:.M219])" office:value-type="float" office:value="3.5" calcext:value-type="float">
            <text:p>3,5</text:p>
          </table:table-cell>
        </table:table-row>
        <table:table-row table:style-name="ro1">
          <table:table-cell table:style-name="ce1"/>
          <table:table-cell table:style-name="ce1" office:value-type="float" office:value="74242" calcext:value-type="float">
            <text:p>74242</text:p>
          </table:table-cell>
          <table:table-cell table:style-name="ce1" table:number-columns-repeated="3"/>
          <table:table-cell table:style-name="ce1" table:formula="of:=[.B6]" office:value-type="float" office:value="74242" calcext:value-type="float">
            <text:p>74242</text:p>
          </table:table-cell>
          <table:table-cell table:style-name="ce3" table:number-columns-repeated="6"/>
          <table:table-cell table:style-name="ce4" table:formula="of:=IF(ISBLANK([.G6]);&quot;&quot;;SUM([.G6:.L6]))">
            <text:p/>
          </table:table-cell>
          <table:table-cell table:style-name="ce6" table:formula="of:=IF(OR([.G6]&gt;4;[.H6]&gt;4;[.I6]&gt;4;[.J6]&gt;4;[.K6]&gt;4);&quot;Problème&quot;;&quot;&quot;)">
            <text:p/>
          </table:table-cell>
          <table:table-cell office:value-type="string" calcext:value-type="string">
            <text:p>Pire note</text:p>
          </table:table-cell>
          <table:table-cell table:formula="of:=MIN([.M2:.M219])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1" office:value-type="float" office:value="74243" calcext:value-type="float">
            <text:p>74243</text:p>
          </table:table-cell>
          <table:table-cell table:style-name="ce1" table:number-columns-repeated="3"/>
          <table:table-cell table:style-name="ce1" table:formula="of:=[.B7]" office:value-type="float" office:value="74243" calcext:value-type="float">
            <text:p>74243</text:p>
          </table:table-cell>
          <table:table-cell table:style-name="ce3" table:number-columns-repeated="6"/>
          <table:table-cell table:style-name="ce4" table:formula="of:=IF(ISBLANK([.G7]);&quot;&quot;;SUM([.G7:.L7]))">
            <text:p/>
          </table:table-cell>
          <table:table-cell table:style-name="ce6" table:formula="of:=IF(OR([.G7]&gt;4;[.H7]&gt;4;[.I7]&gt;4;[.J7]&gt;4;[.K7]&gt;4);&quot;Problème&quot;;&quot;&quot;)">
            <text:p/>
          </table:table-cell>
          <table:table-cell office:value-type="string" calcext:value-type="string">
            <text:p>Meilleur</text:p>
          </table:table-cell>
          <table:table-cell table:formula="of:=MAX([.M2:.M219])" office:value-type="float" office:value="19.5" calcext:value-type="float">
            <text:p>19,5</text:p>
          </table:table-cell>
        </table:table-row>
        <table:table-row table:style-name="ro1">
          <table:table-cell table:style-name="ce1"/>
          <table:table-cell table:style-name="ce1" office:value-type="float" office:value="74244" calcext:value-type="float">
            <text:p>74244</text:p>
          </table:table-cell>
          <table:table-cell table:style-name="ce1" table:number-columns-repeated="3"/>
          <table:table-cell table:style-name="ce1" table:formula="of:=[.B8]" office:value-type="float" office:value="74244" calcext:value-type="float">
            <text:p>74244</text:p>
          </table:table-cell>
          <table:table-cell table:style-name="ce3" table:number-columns-repeated="6"/>
          <table:table-cell table:style-name="ce4" table:formula="of:=IF(ISBLANK([.G8]);&quot;&quot;;SUM([.G8:.L8]))">
            <text:p/>
          </table:table-cell>
          <table:table-cell table:style-name="ce6" table:formula="of:=IF(OR([.G8]&gt;4;[.H8]&gt;4;[.I8]&gt;4;[.J8]&gt;4;[.K8]&gt;4);&quot;Problème&quot;;&quot;&quot;)">
            <text:p/>
          </table:table-cell>
          <table:table-cell office:value-type="string" calcext:value-type="string">
            <text:p>Etendue</text:p>
          </table:table-cell>
          <table:table-cell table:formula="of:=[.P7]-[.P6]" office:value-type="float" office:value="19.5" calcext:value-type="float">
            <text:p>19,5</text:p>
          </table:table-cell>
        </table:table-row>
        <table:table-row table:style-name="ro1">
          <table:table-cell table:style-name="ce1"/>
          <table:table-cell table:style-name="ce1" office:value-type="float" office:value="74245" calcext:value-type="float">
            <text:p>74245</text:p>
          </table:table-cell>
          <table:table-cell table:style-name="ce1" table:number-columns-repeated="3"/>
          <table:table-cell table:style-name="ce1" table:formula="of:=[.B9]" office:value-type="float" office:value="74245" calcext:value-type="float">
            <text:p>7424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4" table:formula="of:=IF(ISBLANK([.G9]);&quot;&quot;;SUM([.G9:.L9]))" office:value-type="float" office:value="0" calcext:value-type="float">
            <text:p>0</text:p>
          </table:table-cell>
          <table:table-cell table:style-name="ce6" table:formula="of:=IF(OR([.G9]&gt;4;[.H9]&gt;4;[.I9]&gt;4;[.J9]&gt;4;[.K9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246" calcext:value-type="float">
            <text:p>74246</text:p>
          </table:table-cell>
          <table:table-cell table:style-name="ce1" table:number-columns-repeated="3"/>
          <table:table-cell table:style-name="ce1" table:formula="of:=[.B10]" office:value-type="float" office:value="74246" calcext:value-type="float">
            <text:p>74246</text:p>
          </table:table-cell>
          <table:table-cell table:style-name="ce3" table:number-columns-repeated="6"/>
          <table:table-cell table:style-name="ce4" table:formula="of:=IF(ISBLANK([.G10]);&quot;&quot;;SUM([.G10:.L10]))">
            <text:p/>
          </table:table-cell>
          <table:table-cell table:style-name="ce6" table:formula="of:=IF(OR([.G10]&gt;4;[.H10]&gt;4;[.I10]&gt;4;[.J10]&gt;4;[.K10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247" calcext:value-type="float">
            <text:p>74247</text:p>
          </table:table-cell>
          <table:table-cell table:style-name="ce1" table:number-columns-repeated="3"/>
          <table:table-cell table:style-name="ce1" table:formula="of:=[.B11]" office:value-type="float" office:value="74247" calcext:value-type="float">
            <text:p>74247</text:p>
          </table:table-cell>
          <table:table-cell table:style-name="ce3" table:number-columns-repeated="6"/>
          <table:table-cell table:style-name="ce4" table:formula="of:=IF(ISBLANK([.G11]);&quot;&quot;;SUM([.G11:.L11]))">
            <text:p/>
          </table:table-cell>
          <table:table-cell table:style-name="ce6" table:formula="of:=IF(OR([.G11]&gt;4;[.H11]&gt;4;[.I11]&gt;4;[.J11]&gt;4;[.K11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248" calcext:value-type="float">
            <text:p>74248</text:p>
          </table:table-cell>
          <table:table-cell table:style-name="ce1" table:number-columns-repeated="3"/>
          <table:table-cell table:style-name="ce1" table:formula="of:=[.B12]" office:value-type="float" office:value="74248" calcext:value-type="float">
            <text:p>74248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.5" calcext:value-type="float">
            <text:p>2,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IF(ISBLANK([.G12]);&quot;&quot;;SUM([.G12:.L12]))" office:value-type="float" office:value="19.5" calcext:value-type="float">
            <text:p>19,5</text:p>
          </table:table-cell>
          <table:table-cell table:style-name="ce6" table:formula="of:=IF(OR([.G12]&gt;4;[.H12]&gt;4;[.I12]&gt;4;[.J12]&gt;4;[.K12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249" calcext:value-type="float">
            <text:p>74249</text:p>
          </table:table-cell>
          <table:table-cell table:style-name="ce1" table:number-columns-repeated="3"/>
          <table:table-cell table:style-name="ce1" table:formula="of:=[.B13]" office:value-type="float" office:value="74249" calcext:value-type="float">
            <text:p>74249</text:p>
          </table:table-cell>
          <table:table-cell table:style-name="ce3" table:number-columns-repeated="6"/>
          <table:table-cell table:style-name="ce4" table:formula="of:=IF(ISBLANK([.G13]);&quot;&quot;;SUM([.G13:.L13]))">
            <text:p/>
          </table:table-cell>
          <table:table-cell table:style-name="ce6" table:formula="of:=IF(OR([.G13]&gt;4;[.H13]&gt;4;[.I13]&gt;4;[.J13]&gt;4;[.K13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250" calcext:value-type="float">
            <text:p>74250</text:p>
          </table:table-cell>
          <table:table-cell table:style-name="ce1" table:number-columns-repeated="3"/>
          <table:table-cell table:style-name="ce1" table:formula="of:=[.B14]" office:value-type="float" office:value="74250" calcext:value-type="float">
            <text:p>74250</text:p>
          </table:table-cell>
          <table:table-cell table:style-name="ce3" table:number-columns-repeated="6"/>
          <table:table-cell table:style-name="ce4" table:formula="of:=IF(ISBLANK([.G14]);&quot;&quot;;SUM([.G14:.L14]))">
            <text:p/>
          </table:table-cell>
          <table:table-cell table:style-name="ce6" table:formula="of:=IF(OR([.G14]&gt;4;[.H14]&gt;4;[.I14]&gt;4;[.J14]&gt;4;[.K14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251" calcext:value-type="float">
            <text:p>74251</text:p>
          </table:table-cell>
          <table:table-cell table:style-name="ce1" table:number-columns-repeated="3"/>
          <table:table-cell table:style-name="ce1" table:formula="of:=[.B15]" office:value-type="float" office:value="74251" calcext:value-type="float">
            <text:p>74251</text:p>
          </table:table-cell>
          <table:table-cell table:style-name="ce3" table:number-columns-repeated="6"/>
          <table:table-cell table:style-name="ce4" table:formula="of:=IF(ISBLANK([.G15]);&quot;&quot;;SUM([.G15:.L15]))">
            <text:p/>
          </table:table-cell>
          <table:table-cell table:style-name="ce6" table:formula="of:=IF(OR([.G15]&gt;4;[.H15]&gt;4;[.I15]&gt;4;[.J15]&gt;4;[.K15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252" calcext:value-type="float">
            <text:p>74252</text:p>
          </table:table-cell>
          <table:table-cell table:style-name="ce1" table:number-columns-repeated="3"/>
          <table:table-cell table:style-name="ce1" table:formula="of:=[.B16]" office:value-type="float" office:value="74252" calcext:value-type="float">
            <text:p>74252</text:p>
          </table:table-cell>
          <table:table-cell table:style-name="ce3" table:number-columns-repeated="6"/>
          <table:table-cell table:style-name="ce4" table:formula="of:=IF(ISBLANK([.G16]);&quot;&quot;;SUM([.G16:.L16]))">
            <text:p/>
          </table:table-cell>
          <table:table-cell table:style-name="ce6" table:formula="of:=IF(OR([.G16]&gt;4;[.H16]&gt;4;[.I16]&gt;4;[.J16]&gt;4;[.K16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253" calcext:value-type="float">
            <text:p>74253</text:p>
          </table:table-cell>
          <table:table-cell table:style-name="ce1" table:number-columns-repeated="3"/>
          <table:table-cell table:style-name="ce1" table:formula="of:=[.B17]" office:value-type="float" office:value="74253" calcext:value-type="float">
            <text:p>74253</text:p>
          </table:table-cell>
          <table:table-cell table:style-name="ce3" table:number-columns-repeated="6"/>
          <table:table-cell table:style-name="ce4" table:formula="of:=IF(ISBLANK([.G17]);&quot;&quot;;SUM([.G17:.L17]))">
            <text:p/>
          </table:table-cell>
          <table:table-cell table:style-name="ce6" table:formula="of:=IF(OR([.G17]&gt;4;[.H17]&gt;4;[.I17]&gt;4;[.J17]&gt;4;[.K17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254" calcext:value-type="float">
            <text:p>74254</text:p>
          </table:table-cell>
          <table:table-cell table:style-name="ce1" table:number-columns-repeated="3"/>
          <table:table-cell table:style-name="ce1" table:formula="of:=[.B18]" office:value-type="float" office:value="74254" calcext:value-type="float">
            <text:p>74254</text:p>
          </table:table-cell>
          <table:table-cell table:style-name="ce3" table:number-columns-repeated="6"/>
          <table:table-cell table:style-name="ce4" table:formula="of:=IF(ISBLANK([.G18]);&quot;&quot;;SUM([.G18:.L18]))">
            <text:p/>
          </table:table-cell>
          <table:table-cell table:style-name="ce6" table:formula="of:=IF(OR([.G18]&gt;4;[.H18]&gt;4;[.I18]&gt;4;[.J18]&gt;4;[.K18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255" calcext:value-type="float">
            <text:p>74255</text:p>
          </table:table-cell>
          <table:table-cell table:style-name="ce1" table:number-columns-repeated="3"/>
          <table:table-cell table:style-name="ce1" table:formula="of:=[.B19]" office:value-type="float" office:value="74255" calcext:value-type="float">
            <text:p>74255</text:p>
          </table:table-cell>
          <table:table-cell table:style-name="ce3" table:number-columns-repeated="6"/>
          <table:table-cell table:style-name="ce4" table:formula="of:=IF(ISBLANK([.G19]);&quot;&quot;;SUM([.G19:.L19]))">
            <text:p/>
          </table:table-cell>
          <table:table-cell table:style-name="ce6" table:formula="of:=IF(OR([.G19]&gt;4;[.H19]&gt;4;[.I19]&gt;4;[.J19]&gt;4;[.K19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256" calcext:value-type="float">
            <text:p>74256</text:p>
          </table:table-cell>
          <table:table-cell table:style-name="ce1" table:number-columns-repeated="3"/>
          <table:table-cell table:style-name="ce1" table:formula="of:=[.B20]" office:value-type="float" office:value="74256" calcext:value-type="float">
            <text:p>74256</text:p>
          </table:table-cell>
          <table:table-cell table:style-name="ce3" table:number-columns-repeated="6"/>
          <table:table-cell table:style-name="ce4" table:formula="of:=IF(ISBLANK([.G20]);&quot;&quot;;SUM([.G20:.L20]))">
            <text:p/>
          </table:table-cell>
          <table:table-cell table:style-name="ce6" table:formula="of:=IF(OR([.G20]&gt;4;[.H20]&gt;4;[.I20]&gt;4;[.J20]&gt;4;[.K20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257" calcext:value-type="float">
            <text:p>74257</text:p>
          </table:table-cell>
          <table:table-cell table:style-name="ce1" table:number-columns-repeated="3"/>
          <table:table-cell table:style-name="ce1" table:formula="of:=[.B21]" office:value-type="float" office:value="74257" calcext:value-type="float">
            <text:p>74257</text:p>
          </table:table-cell>
          <table:table-cell table:style-name="ce3" table:number-columns-repeated="6"/>
          <table:table-cell table:style-name="ce4" table:formula="of:=IF(ISBLANK([.G21]);&quot;&quot;;SUM([.G21:.L21]))">
            <text:p/>
          </table:table-cell>
          <table:table-cell table:style-name="ce6" table:formula="of:=IF(OR([.G21]&gt;4;[.H21]&gt;4;[.I21]&gt;4;[.J21]&gt;4;[.K21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258" calcext:value-type="float">
            <text:p>74258</text:p>
          </table:table-cell>
          <table:table-cell table:style-name="ce1" table:number-columns-repeated="3"/>
          <table:table-cell table:style-name="ce1" table:formula="of:=[.B22]" office:value-type="float" office:value="74258" calcext:value-type="float">
            <text:p>74258</text:p>
          </table:table-cell>
          <table:table-cell table:style-name="ce3" table:number-columns-repeated="6"/>
          <table:table-cell table:style-name="ce4" table:formula="of:=IF(ISBLANK([.G22]);&quot;&quot;;SUM([.G22:.L22]))">
            <text:p/>
          </table:table-cell>
          <table:table-cell table:style-name="ce6" table:formula="of:=IF(OR([.G22]&gt;4;[.H22]&gt;4;[.I22]&gt;4;[.J22]&gt;4;[.K22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259" calcext:value-type="float">
            <text:p>74259</text:p>
          </table:table-cell>
          <table:table-cell table:style-name="ce1" table:number-columns-repeated="3"/>
          <table:table-cell table:style-name="ce1" table:formula="of:=[.B23]" office:value-type="float" office:value="74259" calcext:value-type="float">
            <text:p>74259</text:p>
          </table:table-cell>
          <table:table-cell table:style-name="ce3" table:number-columns-repeated="6"/>
          <table:table-cell table:style-name="ce4" table:formula="of:=IF(ISBLANK([.G23]);&quot;&quot;;SUM([.G23:.L23]))">
            <text:p/>
          </table:table-cell>
          <table:table-cell table:style-name="ce6" table:formula="of:=IF(OR([.G23]&gt;4;[.H23]&gt;4;[.I23]&gt;4;[.J23]&gt;4;[.K23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260" calcext:value-type="float">
            <text:p>74260</text:p>
          </table:table-cell>
          <table:table-cell table:style-name="ce1" table:number-columns-repeated="3"/>
          <table:table-cell table:style-name="ce1" table:formula="of:=[.B24]" office:value-type="float" office:value="74260" calcext:value-type="float">
            <text:p>74260</text:p>
          </table:table-cell>
          <table:table-cell table:style-name="ce3" table:number-columns-repeated="6"/>
          <table:table-cell table:style-name="ce4" table:formula="of:=IF(ISBLANK([.G24]);&quot;&quot;;SUM([.G24:.L24]))">
            <text:p/>
          </table:table-cell>
          <table:table-cell table:style-name="ce6" table:formula="of:=IF(OR([.G24]&gt;4;[.H24]&gt;4;[.I24]&gt;4;[.J24]&gt;4;[.K24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261" calcext:value-type="float">
            <text:p>74261</text:p>
          </table:table-cell>
          <table:table-cell table:style-name="ce1" table:number-columns-repeated="3"/>
          <table:table-cell table:style-name="ce1" table:formula="of:=[.B25]" office:value-type="float" office:value="74261" calcext:value-type="float">
            <text:p>74261</text:p>
          </table:table-cell>
          <table:table-cell table:style-name="ce3" table:number-columns-repeated="6"/>
          <table:table-cell table:style-name="ce4" table:formula="of:=IF(ISBLANK([.G25]);&quot;&quot;;SUM([.G25:.L25]))">
            <text:p/>
          </table:table-cell>
          <table:table-cell table:style-name="ce6" table:formula="of:=IF(OR([.G25]&gt;4;[.H25]&gt;4;[.I25]&gt;4;[.J25]&gt;4;[.K25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262" calcext:value-type="float">
            <text:p>74262</text:p>
          </table:table-cell>
          <table:table-cell table:style-name="ce1" table:number-columns-repeated="3"/>
          <table:table-cell table:style-name="ce1" table:formula="of:=[.B26]" office:value-type="float" office:value="74262" calcext:value-type="float">
            <text:p>74262</text:p>
          </table:table-cell>
          <table:table-cell table:style-name="ce3" table:number-columns-repeated="6"/>
          <table:table-cell table:style-name="ce4" table:formula="of:=IF(ISBLANK([.G26]);&quot;&quot;;SUM([.G26:.L26]))">
            <text:p/>
          </table:table-cell>
          <table:table-cell table:style-name="ce6" table:formula="of:=IF(OR([.G26]&gt;4;[.H26]&gt;4;[.I26]&gt;4;[.J26]&gt;4;[.K26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263" calcext:value-type="float">
            <text:p>74263</text:p>
          </table:table-cell>
          <table:table-cell table:style-name="ce1" table:number-columns-repeated="3"/>
          <table:table-cell table:style-name="ce1" table:formula="of:=[.B27]" office:value-type="float" office:value="74263" calcext:value-type="float">
            <text:p>74263</text:p>
          </table:table-cell>
          <table:table-cell table:style-name="ce3" table:number-columns-repeated="6"/>
          <table:table-cell table:style-name="ce4" table:formula="of:=IF(ISBLANK([.G27]);&quot;&quot;;SUM([.G27:.L27]))">
            <text:p/>
          </table:table-cell>
          <table:table-cell table:style-name="ce6" table:formula="of:=IF(OR([.G27]&gt;4;[.H27]&gt;4;[.I27]&gt;4;[.J27]&gt;4;[.K27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264" calcext:value-type="float">
            <text:p>74264</text:p>
          </table:table-cell>
          <table:table-cell table:style-name="ce1" table:number-columns-repeated="3"/>
          <table:table-cell table:style-name="ce1" table:formula="of:=[.B28]" office:value-type="float" office:value="74264" calcext:value-type="float">
            <text:p>74264</text:p>
          </table:table-cell>
          <table:table-cell table:style-name="ce3" table:number-columns-repeated="6"/>
          <table:table-cell table:style-name="ce4" table:formula="of:=IF(ISBLANK([.G28]);&quot;&quot;;SUM([.G28:.L28]))">
            <text:p/>
          </table:table-cell>
          <table:table-cell table:style-name="ce6" table:formula="of:=IF(OR([.G28]&gt;4;[.H28]&gt;4;[.I28]&gt;4;[.J28]&gt;4;[.K28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265" calcext:value-type="float">
            <text:p>74265</text:p>
          </table:table-cell>
          <table:table-cell table:style-name="ce1" table:number-columns-repeated="3"/>
          <table:table-cell table:style-name="ce1" table:formula="of:=[.B29]" office:value-type="float" office:value="74265" calcext:value-type="float">
            <text:p>74265</text:p>
          </table:table-cell>
          <table:table-cell table:style-name="ce3" table:number-columns-repeated="6"/>
          <table:table-cell table:style-name="ce4" table:formula="of:=IF(ISBLANK([.G29]);&quot;&quot;;SUM([.G29:.L29]))">
            <text:p/>
          </table:table-cell>
          <table:table-cell table:style-name="ce6" table:formula="of:=IF(OR([.G29]&gt;4;[.H29]&gt;4;[.I29]&gt;4;[.J29]&gt;4;[.K29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266" calcext:value-type="float">
            <text:p>74266</text:p>
          </table:table-cell>
          <table:table-cell table:style-name="ce1" table:number-columns-repeated="3"/>
          <table:table-cell table:style-name="ce1" table:formula="of:=[.B30]" office:value-type="float" office:value="74266" calcext:value-type="float">
            <text:p>74266</text:p>
          </table:table-cell>
          <table:table-cell table:style-name="ce3" table:number-columns-repeated="6"/>
          <table:table-cell table:style-name="ce4" table:formula="of:=IF(ISBLANK([.G30]);&quot;&quot;;SUM([.G30:.L30]))">
            <text:p/>
          </table:table-cell>
          <table:table-cell table:style-name="ce6" table:formula="of:=IF(OR([.G30]&gt;4;[.H30]&gt;4;[.I30]&gt;4;[.J30]&gt;4;[.K30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267" calcext:value-type="float">
            <text:p>74267</text:p>
          </table:table-cell>
          <table:table-cell table:style-name="ce1" table:number-columns-repeated="3"/>
          <table:table-cell table:style-name="ce1" table:formula="of:=[.B31]" office:value-type="float" office:value="74267" calcext:value-type="float">
            <text:p>74267</text:p>
          </table:table-cell>
          <table:table-cell table:style-name="ce3" table:number-columns-repeated="6"/>
          <table:table-cell table:style-name="ce4" table:formula="of:=IF(ISBLANK([.G31]);&quot;&quot;;SUM([.G31:.L31]))">
            <text:p/>
          </table:table-cell>
          <table:table-cell table:style-name="ce6" table:formula="of:=IF(OR([.G31]&gt;4;[.H31]&gt;4;[.I31]&gt;4;[.J31]&gt;4;[.K31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268" calcext:value-type="float">
            <text:p>74268</text:p>
          </table:table-cell>
          <table:table-cell table:style-name="ce1" table:number-columns-repeated="3"/>
          <table:table-cell table:style-name="ce1" table:formula="of:=[.B32]" office:value-type="float" office:value="74268" calcext:value-type="float">
            <text:p>74268</text:p>
          </table:table-cell>
          <table:table-cell table:style-name="ce3" table:number-columns-repeated="6"/>
          <table:table-cell table:style-name="ce4" table:formula="of:=IF(ISBLANK([.G32]);&quot;&quot;;SUM([.G32:.L32]))">
            <text:p/>
          </table:table-cell>
          <table:table-cell table:style-name="ce6" table:formula="of:=IF(OR([.G32]&gt;4;[.H32]&gt;4;[.I32]&gt;4;[.J32]&gt;4;[.K32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269" calcext:value-type="float">
            <text:p>74269</text:p>
          </table:table-cell>
          <table:table-cell table:style-name="ce1" table:number-columns-repeated="3"/>
          <table:table-cell table:style-name="ce1" table:formula="of:=[.B33]" office:value-type="float" office:value="74269" calcext:value-type="float">
            <text:p>74269</text:p>
          </table:table-cell>
          <table:table-cell table:style-name="ce3" table:number-columns-repeated="6"/>
          <table:table-cell table:style-name="ce4" table:formula="of:=IF(ISBLANK([.G33]);&quot;&quot;;SUM([.G33:.L33]))">
            <text:p/>
          </table:table-cell>
          <table:table-cell table:style-name="ce6" table:formula="of:=IF(OR([.G33]&gt;4;[.H33]&gt;4;[.I33]&gt;4;[.J33]&gt;4;[.K33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270" calcext:value-type="float">
            <text:p>74270</text:p>
          </table:table-cell>
          <table:table-cell table:style-name="ce1" table:number-columns-repeated="3"/>
          <table:table-cell table:style-name="ce1" table:formula="of:=[.B34]" office:value-type="float" office:value="74270" calcext:value-type="float">
            <text:p>74270</text:p>
          </table:table-cell>
          <table:table-cell table:style-name="ce3" table:number-columns-repeated="6"/>
          <table:table-cell table:style-name="ce4" table:formula="of:=IF(ISBLANK([.G34]);&quot;&quot;;SUM([.G34:.L34]))">
            <text:p/>
          </table:table-cell>
          <table:table-cell table:style-name="ce6" table:formula="of:=IF(OR([.G34]&gt;4;[.H34]&gt;4;[.I34]&gt;4;[.J34]&gt;4;[.K34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271" calcext:value-type="float">
            <text:p>74271</text:p>
          </table:table-cell>
          <table:table-cell table:style-name="ce1" table:number-columns-repeated="3"/>
          <table:table-cell table:style-name="ce1" table:formula="of:=[.B35]" office:value-type="float" office:value="74271" calcext:value-type="float">
            <text:p>74271</text:p>
          </table:table-cell>
          <table:table-cell table:style-name="ce3" table:number-columns-repeated="6"/>
          <table:table-cell table:style-name="ce4" table:formula="of:=IF(ISBLANK([.G35]);&quot;&quot;;SUM([.G35:.L35]))">
            <text:p/>
          </table:table-cell>
          <table:table-cell table:style-name="ce6" table:formula="of:=IF(OR([.G35]&gt;4;[.H35]&gt;4;[.I35]&gt;4;[.J35]&gt;4;[.K35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272" calcext:value-type="float">
            <text:p>74272</text:p>
          </table:table-cell>
          <table:table-cell table:style-name="ce1" table:number-columns-repeated="3"/>
          <table:table-cell table:style-name="ce1" table:formula="of:=[.B36]" office:value-type="float" office:value="74272" calcext:value-type="float">
            <text:p>74272</text:p>
          </table:table-cell>
          <table:table-cell table:style-name="ce3" table:number-columns-repeated="6"/>
          <table:table-cell table:style-name="ce4" table:formula="of:=IF(ISBLANK([.G36]);&quot;&quot;;SUM([.G36:.L36]))">
            <text:p/>
          </table:table-cell>
          <table:table-cell table:style-name="ce6" table:formula="of:=IF(OR([.G36]&gt;4;[.H36]&gt;4;[.I36]&gt;4;[.J36]&gt;4;[.K36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273" calcext:value-type="float">
            <text:p>74273</text:p>
          </table:table-cell>
          <table:table-cell table:style-name="ce1" table:number-columns-repeated="3"/>
          <table:table-cell table:style-name="ce1" table:formula="of:=[.B37]" office:value-type="float" office:value="74273" calcext:value-type="float">
            <text:p>74273</text:p>
          </table:table-cell>
          <table:table-cell table:style-name="ce3" table:number-columns-repeated="6"/>
          <table:table-cell table:style-name="ce4" table:formula="of:=IF(ISBLANK([.G37]);&quot;&quot;;SUM([.G37:.L37]))">
            <text:p/>
          </table:table-cell>
          <table:table-cell table:style-name="ce6" table:formula="of:=IF(OR([.G37]&gt;4;[.H37]&gt;4;[.I37]&gt;4;[.J37]&gt;4;[.K37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274" calcext:value-type="float">
            <text:p>74274</text:p>
          </table:table-cell>
          <table:table-cell table:style-name="ce1" table:number-columns-repeated="3"/>
          <table:table-cell table:style-name="ce1" table:formula="of:=[.B38]" office:value-type="float" office:value="74274" calcext:value-type="float">
            <text:p>74274</text:p>
          </table:table-cell>
          <table:table-cell table:style-name="ce3" table:number-columns-repeated="6"/>
          <table:table-cell table:style-name="ce4" table:formula="of:=IF(ISBLANK([.G38]);&quot;&quot;;SUM([.G38:.L38]))">
            <text:p/>
          </table:table-cell>
          <table:table-cell table:style-name="ce6" table:formula="of:=IF(OR([.G38]&gt;4;[.H38]&gt;4;[.I38]&gt;4;[.J38]&gt;4;[.K38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275" calcext:value-type="float">
            <text:p>74275</text:p>
          </table:table-cell>
          <table:table-cell table:style-name="ce1" table:number-columns-repeated="3"/>
          <table:table-cell table:style-name="ce1" table:formula="of:=[.B39]" office:value-type="float" office:value="74275" calcext:value-type="float">
            <text:p>74275</text:p>
          </table:table-cell>
          <table:table-cell table:style-name="ce3" table:number-columns-repeated="6"/>
          <table:table-cell table:style-name="ce4" table:formula="of:=IF(ISBLANK([.G39]);&quot;&quot;;SUM([.G39:.L39]))">
            <text:p/>
          </table:table-cell>
          <table:table-cell table:style-name="ce6" table:formula="of:=IF(OR([.G39]&gt;4;[.H39]&gt;4;[.I39]&gt;4;[.J39]&gt;4;[.K39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276" calcext:value-type="float">
            <text:p>74276</text:p>
          </table:table-cell>
          <table:table-cell table:style-name="ce1" table:number-columns-repeated="3"/>
          <table:table-cell table:style-name="ce1" table:formula="of:=[.B40]" office:value-type="float" office:value="74276" calcext:value-type="float">
            <text:p>74276</text:p>
          </table:table-cell>
          <table:table-cell table:style-name="ce3" table:number-columns-repeated="6"/>
          <table:table-cell table:style-name="ce4" table:formula="of:=IF(ISBLANK([.G40]);&quot;&quot;;SUM([.G40:.L40]))">
            <text:p/>
          </table:table-cell>
          <table:table-cell table:style-name="ce6" table:formula="of:=IF(OR([.G40]&gt;4;[.H40]&gt;4;[.I40]&gt;4;[.J40]&gt;4;[.K40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277" calcext:value-type="float">
            <text:p>74277</text:p>
          </table:table-cell>
          <table:table-cell table:style-name="ce1" table:number-columns-repeated="3"/>
          <table:table-cell table:style-name="ce1" table:formula="of:=[.B41]" office:value-type="float" office:value="74277" calcext:value-type="float">
            <text:p>74277</text:p>
          </table:table-cell>
          <table:table-cell table:style-name="ce3" table:number-columns-repeated="6"/>
          <table:table-cell table:style-name="ce4" table:formula="of:=IF(ISBLANK([.G41]);&quot;&quot;;SUM([.G41:.L41]))">
            <text:p/>
          </table:table-cell>
          <table:table-cell table:style-name="ce6" table:formula="of:=IF(OR([.G41]&gt;4;[.H41]&gt;4;[.I41]&gt;4;[.J41]&gt;4;[.K41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278" calcext:value-type="float">
            <text:p>74278</text:p>
          </table:table-cell>
          <table:table-cell table:style-name="ce1" table:number-columns-repeated="3"/>
          <table:table-cell table:style-name="ce1" table:formula="of:=[.B42]" office:value-type="float" office:value="74278" calcext:value-type="float">
            <text:p>74278</text:p>
          </table:table-cell>
          <table:table-cell table:style-name="ce3" table:number-columns-repeated="6"/>
          <table:table-cell table:style-name="ce4" table:formula="of:=IF(ISBLANK([.G42]);&quot;&quot;;SUM([.G42:.L42]))">
            <text:p/>
          </table:table-cell>
          <table:table-cell table:style-name="ce6" table:formula="of:=IF(OR([.G42]&gt;4;[.H42]&gt;4;[.I42]&gt;4;[.J42]&gt;4;[.K42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279" calcext:value-type="float">
            <text:p>74279</text:p>
          </table:table-cell>
          <table:table-cell table:style-name="ce1" table:number-columns-repeated="3"/>
          <table:table-cell table:style-name="ce1" table:formula="of:=[.B43]" office:value-type="float" office:value="74279" calcext:value-type="float">
            <text:p>74279</text:p>
          </table:table-cell>
          <table:table-cell table:style-name="ce3" table:number-columns-repeated="6"/>
          <table:table-cell table:style-name="ce4" table:formula="of:=IF(ISBLANK([.G43]);&quot;&quot;;SUM([.G43:.L43]))">
            <text:p/>
          </table:table-cell>
          <table:table-cell table:style-name="ce6" table:formula="of:=IF(OR([.G43]&gt;4;[.H43]&gt;4;[.I43]&gt;4;[.J43]&gt;4;[.K43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280" calcext:value-type="float">
            <text:p>74280</text:p>
          </table:table-cell>
          <table:table-cell table:style-name="ce1" table:number-columns-repeated="3"/>
          <table:table-cell table:style-name="ce1" table:formula="of:=[.B44]" office:value-type="float" office:value="74280" calcext:value-type="float">
            <text:p>74280</text:p>
          </table:table-cell>
          <table:table-cell table:style-name="ce3" table:number-columns-repeated="6"/>
          <table:table-cell table:style-name="ce4" table:formula="of:=IF(ISBLANK([.G44]);&quot;&quot;;SUM([.G44:.L44]))">
            <text:p/>
          </table:table-cell>
          <table:table-cell table:style-name="ce6" table:formula="of:=IF(OR([.G44]&gt;4;[.H44]&gt;4;[.I44]&gt;4;[.J44]&gt;4;[.K44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281" calcext:value-type="float">
            <text:p>74281</text:p>
          </table:table-cell>
          <table:table-cell table:style-name="ce1" table:number-columns-repeated="3"/>
          <table:table-cell table:style-name="ce1" table:formula="of:=[.B45]" office:value-type="float" office:value="74281" calcext:value-type="float">
            <text:p>74281</text:p>
          </table:table-cell>
          <table:table-cell table:style-name="ce3" table:number-columns-repeated="6"/>
          <table:table-cell table:style-name="ce4" table:formula="of:=IF(ISBLANK([.G45]);&quot;&quot;;SUM([.G45:.L45]))">
            <text:p/>
          </table:table-cell>
          <table:table-cell table:style-name="ce6" table:formula="of:=IF(OR([.G45]&gt;4;[.H45]&gt;4;[.I45]&gt;4;[.J45]&gt;4;[.K45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282" calcext:value-type="float">
            <text:p>74282</text:p>
          </table:table-cell>
          <table:table-cell table:style-name="ce1" table:number-columns-repeated="3"/>
          <table:table-cell table:style-name="ce1" table:formula="of:=[.B46]" office:value-type="float" office:value="74282" calcext:value-type="float">
            <text:p>7428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IF(ISBLANK([.G46]);&quot;&quot;;SUM([.G46:.L46]))" office:value-type="float" office:value="2" calcext:value-type="float">
            <text:p>2</text:p>
          </table:table-cell>
          <table:table-cell table:style-name="ce6" table:formula="of:=IF(OR([.G46]&gt;4;[.H46]&gt;4;[.I46]&gt;4;[.J46]&gt;4;[.K46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283" calcext:value-type="float">
            <text:p>74283</text:p>
          </table:table-cell>
          <table:table-cell table:style-name="ce1" table:number-columns-repeated="3"/>
          <table:table-cell table:style-name="ce1" table:formula="of:=[.B47]" office:value-type="float" office:value="74283" calcext:value-type="float">
            <text:p>742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.5" calcext:value-type="float">
            <text:p>2,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IF(ISBLANK([.G47]);&quot;&quot;;SUM([.G47:.L47]))" office:value-type="float" office:value="9.5" calcext:value-type="float">
            <text:p>9,5</text:p>
          </table:table-cell>
          <table:table-cell table:style-name="ce6" table:formula="of:=IF(OR([.G47]&gt;4;[.H47]&gt;4;[.I47]&gt;4;[.J47]&gt;4;[.K47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284" calcext:value-type="float">
            <text:p>74284</text:p>
          </table:table-cell>
          <table:table-cell table:style-name="ce1" table:number-columns-repeated="3"/>
          <table:table-cell table:style-name="ce1" table:formula="of:=[.B48]" office:value-type="float" office:value="74284" calcext:value-type="float">
            <text:p>74284</text:p>
          </table:table-cell>
          <table:table-cell table:style-name="ce3" table:number-columns-repeated="6"/>
          <table:table-cell table:style-name="ce4" table:formula="of:=IF(ISBLANK([.G48]);&quot;&quot;;SUM([.G48:.L48]))">
            <text:p/>
          </table:table-cell>
          <table:table-cell table:style-name="ce6" table:formula="of:=IF(OR([.G48]&gt;4;[.H48]&gt;4;[.I48]&gt;4;[.J48]&gt;4;[.K48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285" calcext:value-type="float">
            <text:p>74285</text:p>
          </table:table-cell>
          <table:table-cell table:style-name="ce1" table:number-columns-repeated="3"/>
          <table:table-cell table:style-name="ce1" table:formula="of:=[.B49]" office:value-type="float" office:value="74285" calcext:value-type="float">
            <text:p>74285</text:p>
          </table:table-cell>
          <table:table-cell table:style-name="ce3" table:number-columns-repeated="6"/>
          <table:table-cell table:style-name="ce4" table:formula="of:=IF(ISBLANK([.G49]);&quot;&quot;;SUM([.G49:.L49]))">
            <text:p/>
          </table:table-cell>
          <table:table-cell table:style-name="ce6" table:formula="of:=IF(OR([.G49]&gt;4;[.H49]&gt;4;[.I49]&gt;4;[.J49]&gt;4;[.K49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286" calcext:value-type="float">
            <text:p>74286</text:p>
          </table:table-cell>
          <table:table-cell table:style-name="ce1" table:number-columns-repeated="3"/>
          <table:table-cell table:style-name="ce1" table:formula="of:=[.B50]" office:value-type="float" office:value="74286" calcext:value-type="float">
            <text:p>74286</text:p>
          </table:table-cell>
          <table:table-cell table:style-name="ce3" table:number-columns-repeated="6"/>
          <table:table-cell table:style-name="ce4" table:formula="of:=IF(ISBLANK([.G50]);&quot;&quot;;SUM([.G50:.L50]))">
            <text:p/>
          </table:table-cell>
          <table:table-cell table:style-name="ce6" table:formula="of:=IF(OR([.G50]&gt;4;[.H50]&gt;4;[.I50]&gt;4;[.J50]&gt;4;[.K50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287" calcext:value-type="float">
            <text:p>74287</text:p>
          </table:table-cell>
          <table:table-cell table:style-name="ce1" table:number-columns-repeated="3"/>
          <table:table-cell table:style-name="ce1" table:formula="of:=[.B51]" office:value-type="float" office:value="74287" calcext:value-type="float">
            <text:p>74287</text:p>
          </table:table-cell>
          <table:table-cell table:style-name="ce3" table:number-columns-repeated="6"/>
          <table:table-cell table:style-name="ce4" table:formula="of:=IF(ISBLANK([.G51]);&quot;&quot;;SUM([.G51:.L51]))">
            <text:p/>
          </table:table-cell>
          <table:table-cell table:style-name="ce6" table:formula="of:=IF(OR([.G51]&gt;4;[.H51]&gt;4;[.I51]&gt;4;[.J51]&gt;4;[.K51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288" calcext:value-type="float">
            <text:p>74288</text:p>
          </table:table-cell>
          <table:table-cell table:style-name="ce1" table:number-columns-repeated="3"/>
          <table:table-cell table:style-name="ce1" table:formula="of:=[.B52]" office:value-type="float" office:value="74288" calcext:value-type="float">
            <text:p>74288</text:p>
          </table:table-cell>
          <table:table-cell table:style-name="ce3" table:number-columns-repeated="6"/>
          <table:table-cell table:style-name="ce4" table:formula="of:=IF(ISBLANK([.G52]);&quot;&quot;;SUM([.G52:.L52]))">
            <text:p/>
          </table:table-cell>
          <table:table-cell table:style-name="ce6" table:formula="of:=IF(OR([.G52]&gt;4;[.H52]&gt;4;[.I52]&gt;4;[.J52]&gt;4;[.K52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289" calcext:value-type="float">
            <text:p>74289</text:p>
          </table:table-cell>
          <table:table-cell table:style-name="ce1" table:number-columns-repeated="3"/>
          <table:table-cell table:style-name="ce1" table:formula="of:=[.B53]" office:value-type="float" office:value="74289" calcext:value-type="float">
            <text:p>74289</text:p>
          </table:table-cell>
          <table:table-cell table:style-name="ce3" table:number-columns-repeated="6"/>
          <table:table-cell table:style-name="ce4" table:formula="of:=IF(ISBLANK([.G53]);&quot;&quot;;SUM([.G53:.L53]))">
            <text:p/>
          </table:table-cell>
          <table:table-cell table:style-name="ce6" table:formula="of:=IF(OR([.G53]&gt;4;[.H53]&gt;4;[.I53]&gt;4;[.J53]&gt;4;[.K53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290" calcext:value-type="float">
            <text:p>74290</text:p>
          </table:table-cell>
          <table:table-cell table:style-name="ce1" table:number-columns-repeated="3"/>
          <table:table-cell table:style-name="ce1" table:formula="of:=[.B54]" office:value-type="float" office:value="74290" calcext:value-type="float">
            <text:p>74290</text:p>
          </table:table-cell>
          <table:table-cell table:style-name="ce3" table:number-columns-repeated="6"/>
          <table:table-cell table:style-name="ce4" table:formula="of:=IF(ISBLANK([.G54]);&quot;&quot;;SUM([.G54:.L54]))">
            <text:p/>
          </table:table-cell>
          <table:table-cell table:style-name="ce6" table:formula="of:=IF(OR([.G54]&gt;4;[.H54]&gt;4;[.I54]&gt;4;[.J54]&gt;4;[.K54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291" calcext:value-type="float">
            <text:p>74291</text:p>
          </table:table-cell>
          <table:table-cell table:style-name="ce1" table:number-columns-repeated="3"/>
          <table:table-cell table:style-name="ce1" table:formula="of:=[.B55]" office:value-type="float" office:value="74291" calcext:value-type="float">
            <text:p>74291</text:p>
          </table:table-cell>
          <table:table-cell table:style-name="ce3" table:number-columns-repeated="6"/>
          <table:table-cell table:style-name="ce4" table:formula="of:=IF(ISBLANK([.G55]);&quot;&quot;;SUM([.G55:.L55]))">
            <text:p/>
          </table:table-cell>
          <table:table-cell table:style-name="ce6" table:formula="of:=IF(OR([.G55]&gt;4;[.H55]&gt;4;[.I55]&gt;4;[.J55]&gt;4;[.K55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292" calcext:value-type="float">
            <text:p>74292</text:p>
          </table:table-cell>
          <table:table-cell table:style-name="ce1" table:number-columns-repeated="3"/>
          <table:table-cell table:style-name="ce1" table:formula="of:=[.B56]" office:value-type="float" office:value="74292" calcext:value-type="float">
            <text:p>74292</text:p>
          </table:table-cell>
          <table:table-cell table:style-name="ce3" table:number-columns-repeated="6"/>
          <table:table-cell table:style-name="ce4" table:formula="of:=IF(ISBLANK([.G56]);&quot;&quot;;SUM([.G56:.L56]))">
            <text:p/>
          </table:table-cell>
          <table:table-cell table:style-name="ce6" table:formula="of:=IF(OR([.G56]&gt;4;[.H56]&gt;4;[.I56]&gt;4;[.J56]&gt;4;[.K56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293" calcext:value-type="float">
            <text:p>74293</text:p>
          </table:table-cell>
          <table:table-cell table:style-name="ce1" table:number-columns-repeated="3"/>
          <table:table-cell table:style-name="ce1" table:formula="of:=[.B57]" office:value-type="float" office:value="74293" calcext:value-type="float">
            <text:p>74293</text:p>
          </table:table-cell>
          <table:table-cell table:style-name="ce3" table:number-columns-repeated="6"/>
          <table:table-cell table:style-name="ce4" table:formula="of:=IF(ISBLANK([.G57]);&quot;&quot;;SUM([.G57:.L57]))">
            <text:p/>
          </table:table-cell>
          <table:table-cell table:style-name="ce6" table:formula="of:=IF(OR([.G57]&gt;4;[.H57]&gt;4;[.I57]&gt;4;[.J57]&gt;4;[.K57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294" calcext:value-type="float">
            <text:p>74294</text:p>
          </table:table-cell>
          <table:table-cell table:style-name="ce1" table:number-columns-repeated="3"/>
          <table:table-cell table:style-name="ce1" table:formula="of:=[.B58]" office:value-type="float" office:value="74294" calcext:value-type="float">
            <text:p>74294</text:p>
          </table:table-cell>
          <table:table-cell table:style-name="ce3" table:number-columns-repeated="6"/>
          <table:table-cell table:style-name="ce4" table:formula="of:=IF(ISBLANK([.G58]);&quot;&quot;;SUM([.G58:.L58]))">
            <text:p/>
          </table:table-cell>
          <table:table-cell table:style-name="ce6" table:formula="of:=IF(OR([.G58]&gt;4;[.H58]&gt;4;[.I58]&gt;4;[.J58]&gt;4;[.K58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295" calcext:value-type="float">
            <text:p>74295</text:p>
          </table:table-cell>
          <table:table-cell table:style-name="ce1" table:number-columns-repeated="3"/>
          <table:table-cell table:style-name="ce1" table:formula="of:=[.B59]" office:value-type="float" office:value="74295" calcext:value-type="float">
            <text:p>74295</text:p>
          </table:table-cell>
          <table:table-cell table:style-name="ce3" table:number-columns-repeated="6"/>
          <table:table-cell table:style-name="ce4" table:formula="of:=IF(ISBLANK([.G59]);&quot;&quot;;SUM([.G59:.L59]))">
            <text:p/>
          </table:table-cell>
          <table:table-cell table:style-name="ce6" table:formula="of:=IF(OR([.G59]&gt;4;[.H59]&gt;4;[.I59]&gt;4;[.J59]&gt;4;[.K59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296" calcext:value-type="float">
            <text:p>74296</text:p>
          </table:table-cell>
          <table:table-cell table:style-name="ce1" table:number-columns-repeated="3"/>
          <table:table-cell table:style-name="ce1" table:formula="of:=[.B60]" office:value-type="float" office:value="74296" calcext:value-type="float">
            <text:p>74296</text:p>
          </table:table-cell>
          <table:table-cell table:style-name="ce3" table:number-columns-repeated="6"/>
          <table:table-cell table:style-name="ce4" table:formula="of:=IF(ISBLANK([.G60]);&quot;&quot;;SUM([.G60:.L60]))">
            <text:p/>
          </table:table-cell>
          <table:table-cell table:style-name="ce6" table:formula="of:=IF(OR([.G60]&gt;4;[.H60]&gt;4;[.I60]&gt;4;[.J60]&gt;4;[.K60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297" calcext:value-type="float">
            <text:p>74297</text:p>
          </table:table-cell>
          <table:table-cell table:style-name="ce1" table:number-columns-repeated="3"/>
          <table:table-cell table:style-name="ce1" table:formula="of:=[.B61]" office:value-type="float" office:value="74297" calcext:value-type="float">
            <text:p>74297</text:p>
          </table:table-cell>
          <table:table-cell table:style-name="ce3" table:number-columns-repeated="6"/>
          <table:table-cell table:style-name="ce4" table:formula="of:=IF(ISBLANK([.G61]);&quot;&quot;;SUM([.G61:.L61]))">
            <text:p/>
          </table:table-cell>
          <table:table-cell table:style-name="ce6" table:formula="of:=IF(OR([.G61]&gt;4;[.H61]&gt;4;[.I61]&gt;4;[.J61]&gt;4;[.K61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298" calcext:value-type="float">
            <text:p>74298</text:p>
          </table:table-cell>
          <table:table-cell table:style-name="ce1" table:number-columns-repeated="3"/>
          <table:table-cell table:style-name="ce1" table:formula="of:=[.B62]" office:value-type="float" office:value="74298" calcext:value-type="float">
            <text:p>74298</text:p>
          </table:table-cell>
          <table:table-cell table:style-name="ce3" table:number-columns-repeated="6"/>
          <table:table-cell table:style-name="ce4" table:formula="of:=IF(ISBLANK([.G62]);&quot;&quot;;SUM([.G62:.L62]))">
            <text:p/>
          </table:table-cell>
          <table:table-cell table:style-name="ce6" table:formula="of:=IF(OR([.G62]&gt;4;[.H62]&gt;4;[.I62]&gt;4;[.J62]&gt;4;[.K62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299" calcext:value-type="float">
            <text:p>74299</text:p>
          </table:table-cell>
          <table:table-cell table:style-name="ce1" table:number-columns-repeated="3"/>
          <table:table-cell table:style-name="ce1" table:formula="of:=[.B63]" office:value-type="float" office:value="74299" calcext:value-type="float">
            <text:p>74299</text:p>
          </table:table-cell>
          <table:table-cell table:style-name="ce3" table:number-columns-repeated="6"/>
          <table:table-cell table:style-name="ce4" table:formula="of:=IF(ISBLANK([.G63]);&quot;&quot;;SUM([.G63:.L63]))">
            <text:p/>
          </table:table-cell>
          <table:table-cell table:style-name="ce6" table:formula="of:=IF(OR([.G63]&gt;4;[.H63]&gt;4;[.I63]&gt;4;[.J63]&gt;4;[.K63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00" calcext:value-type="float">
            <text:p>74300</text:p>
          </table:table-cell>
          <table:table-cell table:style-name="ce1" table:number-columns-repeated="3"/>
          <table:table-cell table:style-name="ce1" table:formula="of:=[.B64]" office:value-type="float" office:value="74300" calcext:value-type="float">
            <text:p>74300</text:p>
          </table:table-cell>
          <table:table-cell table:style-name="ce3" table:number-columns-repeated="6"/>
          <table:table-cell table:style-name="ce4" table:formula="of:=IF(ISBLANK([.G64]);&quot;&quot;;SUM([.G64:.L64]))">
            <text:p/>
          </table:table-cell>
          <table:table-cell table:style-name="ce6" table:formula="of:=IF(OR([.G64]&gt;4;[.H64]&gt;4;[.I64]&gt;4;[.J64]&gt;4;[.K64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01" calcext:value-type="float">
            <text:p>74301</text:p>
          </table:table-cell>
          <table:table-cell table:style-name="ce1" table:number-columns-repeated="3"/>
          <table:table-cell table:style-name="ce1" table:formula="of:=[.B65]" office:value-type="float" office:value="74301" calcext:value-type="float">
            <text:p>74301</text:p>
          </table:table-cell>
          <table:table-cell table:style-name="ce3" table:number-columns-repeated="6"/>
          <table:table-cell table:style-name="ce4" table:formula="of:=IF(ISBLANK([.G65]);&quot;&quot;;SUM([.G65:.L65]))">
            <text:p/>
          </table:table-cell>
          <table:table-cell table:style-name="ce6" table:formula="of:=IF(OR([.G65]&gt;4;[.H65]&gt;4;[.I65]&gt;4;[.J65]&gt;4;[.K65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02" calcext:value-type="float">
            <text:p>74302</text:p>
          </table:table-cell>
          <table:table-cell table:style-name="ce1" table:number-columns-repeated="3"/>
          <table:table-cell table:style-name="ce1" table:formula="of:=[.B66]" office:value-type="float" office:value="74302" calcext:value-type="float">
            <text:p>74302</text:p>
          </table:table-cell>
          <table:table-cell table:style-name="ce3" table:number-columns-repeated="6"/>
          <table:table-cell table:style-name="ce4" table:formula="of:=IF(ISBLANK([.G66]);&quot;&quot;;SUM([.G66:.L66]))">
            <text:p/>
          </table:table-cell>
          <table:table-cell table:style-name="ce6" table:formula="of:=IF(OR([.G66]&gt;4;[.H66]&gt;4;[.I66]&gt;4;[.J66]&gt;4;[.K66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03" calcext:value-type="float">
            <text:p>74303</text:p>
          </table:table-cell>
          <table:table-cell table:style-name="ce1" table:number-columns-repeated="3"/>
          <table:table-cell table:style-name="ce1" table:formula="of:=[.B67]" office:value-type="float" office:value="74303" calcext:value-type="float">
            <text:p>74303</text:p>
          </table:table-cell>
          <table:table-cell table:style-name="ce3" table:number-columns-repeated="6"/>
          <table:table-cell table:style-name="ce4" table:formula="of:=IF(ISBLANK([.G67]);&quot;&quot;;SUM([.G67:.L67]))">
            <text:p/>
          </table:table-cell>
          <table:table-cell table:style-name="ce6" table:formula="of:=IF(OR([.G67]&gt;4;[.H67]&gt;4;[.I67]&gt;4;[.J67]&gt;4;[.K67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04" calcext:value-type="float">
            <text:p>74304</text:p>
          </table:table-cell>
          <table:table-cell table:style-name="ce1" table:number-columns-repeated="3"/>
          <table:table-cell table:style-name="ce1" table:formula="of:=[.B68]" office:value-type="float" office:value="74304" calcext:value-type="float">
            <text:p>74304</text:p>
          </table:table-cell>
          <table:table-cell table:style-name="ce3" table:number-columns-repeated="6"/>
          <table:table-cell table:style-name="ce4" table:formula="of:=IF(ISBLANK([.G68]);&quot;&quot;;SUM([.G68:.L68]))">
            <text:p/>
          </table:table-cell>
          <table:table-cell table:style-name="ce6" table:formula="of:=IF(OR([.G68]&gt;4;[.H68]&gt;4;[.I68]&gt;4;[.J68]&gt;4;[.K68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05" calcext:value-type="float">
            <text:p>74305</text:p>
          </table:table-cell>
          <table:table-cell table:style-name="ce1" table:number-columns-repeated="3"/>
          <table:table-cell table:style-name="ce1" table:formula="of:=[.B69]" office:value-type="float" office:value="74305" calcext:value-type="float">
            <text:p>74305</text:p>
          </table:table-cell>
          <table:table-cell table:style-name="ce3" table:number-columns-repeated="6"/>
          <table:table-cell table:style-name="ce4" table:formula="of:=IF(ISBLANK([.G69]);&quot;&quot;;SUM([.G69:.L69]))">
            <text:p/>
          </table:table-cell>
          <table:table-cell table:style-name="ce6" table:formula="of:=IF(OR([.G69]&gt;4;[.H69]&gt;4;[.I69]&gt;4;[.J69]&gt;4;[.K69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06" calcext:value-type="float">
            <text:p>74306</text:p>
          </table:table-cell>
          <table:table-cell table:style-name="ce1" table:number-columns-repeated="3"/>
          <table:table-cell table:style-name="ce1" table:formula="of:=[.B70]" office:value-type="float" office:value="74306" calcext:value-type="float">
            <text:p>74306</text:p>
          </table:table-cell>
          <table:table-cell table:style-name="ce3" table:number-columns-repeated="6"/>
          <table:table-cell table:style-name="ce4" table:formula="of:=IF(ISBLANK([.G70]);&quot;&quot;;SUM([.G70:.L70]))">
            <text:p/>
          </table:table-cell>
          <table:table-cell table:style-name="ce6" table:formula="of:=IF(OR([.G70]&gt;4;[.H70]&gt;4;[.I70]&gt;4;[.J70]&gt;4;[.K70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07" calcext:value-type="float">
            <text:p>74307</text:p>
          </table:table-cell>
          <table:table-cell table:style-name="ce1" table:number-columns-repeated="3"/>
          <table:table-cell table:style-name="ce1" table:formula="of:=[.B71]" office:value-type="float" office:value="74307" calcext:value-type="float">
            <text:p>74307</text:p>
          </table:table-cell>
          <table:table-cell table:style-name="ce3" table:number-columns-repeated="6"/>
          <table:table-cell table:style-name="ce4" table:formula="of:=IF(ISBLANK([.G71]);&quot;&quot;;SUM([.G71:.L71]))">
            <text:p/>
          </table:table-cell>
          <table:table-cell table:style-name="ce6" table:formula="of:=IF(OR([.G71]&gt;4;[.H71]&gt;4;[.I71]&gt;4;[.J71]&gt;4;[.K71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08" calcext:value-type="float">
            <text:p>74308</text:p>
          </table:table-cell>
          <table:table-cell table:style-name="ce1" table:number-columns-repeated="3"/>
          <table:table-cell table:style-name="ce1" table:formula="of:=[.B72]" office:value-type="float" office:value="74308" calcext:value-type="float">
            <text:p>74308</text:p>
          </table:table-cell>
          <table:table-cell table:style-name="ce3" table:number-columns-repeated="6"/>
          <table:table-cell table:style-name="ce4" table:formula="of:=IF(ISBLANK([.G72]);&quot;&quot;;SUM([.G72:.L72]))">
            <text:p/>
          </table:table-cell>
          <table:table-cell table:style-name="ce6" table:formula="of:=IF(OR([.G72]&gt;4;[.H72]&gt;4;[.I72]&gt;4;[.J72]&gt;4;[.K72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09" calcext:value-type="float">
            <text:p>74309</text:p>
          </table:table-cell>
          <table:table-cell table:style-name="ce1" table:number-columns-repeated="3"/>
          <table:table-cell table:style-name="ce1" table:formula="of:=[.B73]" office:value-type="float" office:value="74309" calcext:value-type="float">
            <text:p>74309</text:p>
          </table:table-cell>
          <table:table-cell table:style-name="ce3" table:number-columns-repeated="6"/>
          <table:table-cell table:style-name="ce4" table:formula="of:=IF(ISBLANK([.G73]);&quot;&quot;;SUM([.G73:.L73]))">
            <text:p/>
          </table:table-cell>
          <table:table-cell table:style-name="ce6" table:formula="of:=IF(OR([.G73]&gt;4;[.H73]&gt;4;[.I73]&gt;4;[.J73]&gt;4;[.K73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10" calcext:value-type="float">
            <text:p>74310</text:p>
          </table:table-cell>
          <table:table-cell table:style-name="ce1" table:number-columns-repeated="3"/>
          <table:table-cell table:style-name="ce1" table:formula="of:=[.B74]" office:value-type="float" office:value="74310" calcext:value-type="float">
            <text:p>74310</text:p>
          </table:table-cell>
          <table:table-cell table:style-name="ce3" table:number-columns-repeated="6"/>
          <table:table-cell table:style-name="ce4" table:formula="of:=IF(ISBLANK([.G74]);&quot;&quot;;SUM([.G74:.L74]))">
            <text:p/>
          </table:table-cell>
          <table:table-cell table:style-name="ce6" table:formula="of:=IF(OR([.G74]&gt;4;[.H74]&gt;4;[.I74]&gt;4;[.J74]&gt;4;[.K74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11" calcext:value-type="float">
            <text:p>74311</text:p>
          </table:table-cell>
          <table:table-cell table:style-name="ce1" table:number-columns-repeated="3"/>
          <table:table-cell table:style-name="ce1" table:formula="of:=[.B75]" office:value-type="float" office:value="74311" calcext:value-type="float">
            <text:p>74311</text:p>
          </table:table-cell>
          <table:table-cell table:style-name="ce3" table:number-columns-repeated="6"/>
          <table:table-cell table:style-name="ce4" table:formula="of:=IF(ISBLANK([.G75]);&quot;&quot;;SUM([.G75:.L75]))">
            <text:p/>
          </table:table-cell>
          <table:table-cell table:style-name="ce6" table:formula="of:=IF(OR([.G75]&gt;4;[.H75]&gt;4;[.I75]&gt;4;[.J75]&gt;4;[.K75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12" calcext:value-type="float">
            <text:p>74312</text:p>
          </table:table-cell>
          <table:table-cell table:style-name="ce1" table:number-columns-repeated="3"/>
          <table:table-cell table:style-name="ce1" table:formula="of:=[.B76]" office:value-type="float" office:value="74312" calcext:value-type="float">
            <text:p>74312</text:p>
          </table:table-cell>
          <table:table-cell table:style-name="ce3" table:number-columns-repeated="6"/>
          <table:table-cell table:style-name="ce4" table:formula="of:=IF(ISBLANK([.G76]);&quot;&quot;;SUM([.G76:.L76]))">
            <text:p/>
          </table:table-cell>
          <table:table-cell table:style-name="ce6" table:formula="of:=IF(OR([.G76]&gt;4;[.H76]&gt;4;[.I76]&gt;4;[.J76]&gt;4;[.K76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13" calcext:value-type="float">
            <text:p>74313</text:p>
          </table:table-cell>
          <table:table-cell table:style-name="ce1" table:number-columns-repeated="3"/>
          <table:table-cell table:style-name="ce1" table:formula="of:=[.B77]" office:value-type="float" office:value="74313" calcext:value-type="float">
            <text:p>74313</text:p>
          </table:table-cell>
          <table:table-cell table:style-name="ce3" table:number-columns-repeated="6"/>
          <table:table-cell table:style-name="ce4" table:formula="of:=IF(ISBLANK([.G77]);&quot;&quot;;SUM([.G77:.L77]))">
            <text:p/>
          </table:table-cell>
          <table:table-cell table:style-name="ce6" table:formula="of:=IF(OR([.G77]&gt;4;[.H77]&gt;4;[.I77]&gt;4;[.J77]&gt;4;[.K77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14" calcext:value-type="float">
            <text:p>74314</text:p>
          </table:table-cell>
          <table:table-cell table:style-name="ce1" table:number-columns-repeated="3"/>
          <table:table-cell table:style-name="ce1" table:formula="of:=[.B78]" office:value-type="float" office:value="74314" calcext:value-type="float">
            <text:p>74314</text:p>
          </table:table-cell>
          <table:table-cell table:style-name="ce3" table:number-columns-repeated="6"/>
          <table:table-cell table:style-name="ce4" table:formula="of:=IF(ISBLANK([.G78]);&quot;&quot;;SUM([.G78:.L78]))">
            <text:p/>
          </table:table-cell>
          <table:table-cell table:style-name="ce6" table:formula="of:=IF(OR([.G78]&gt;4;[.H78]&gt;4;[.I78]&gt;4;[.J78]&gt;4;[.K78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15" calcext:value-type="float">
            <text:p>74315</text:p>
          </table:table-cell>
          <table:table-cell table:style-name="ce1" table:number-columns-repeated="3"/>
          <table:table-cell table:style-name="ce1" table:formula="of:=[.B79]" office:value-type="float" office:value="74315" calcext:value-type="float">
            <text:p>74315</text:p>
          </table:table-cell>
          <table:table-cell table:style-name="ce3" table:number-columns-repeated="6"/>
          <table:table-cell table:style-name="ce4" table:formula="of:=IF(ISBLANK([.G79]);&quot;&quot;;SUM([.G79:.L79]))">
            <text:p/>
          </table:table-cell>
          <table:table-cell table:style-name="ce6" table:formula="of:=IF(OR([.G79]&gt;4;[.H79]&gt;4;[.I79]&gt;4;[.J79]&gt;4;[.K79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16" calcext:value-type="float">
            <text:p>74316</text:p>
          </table:table-cell>
          <table:table-cell table:style-name="ce1" table:number-columns-repeated="3"/>
          <table:table-cell table:style-name="ce1" table:formula="of:=[.B80]" office:value-type="float" office:value="74316" calcext:value-type="float">
            <text:p>74316</text:p>
          </table:table-cell>
          <table:table-cell table:style-name="ce3" table:number-columns-repeated="6"/>
          <table:table-cell table:style-name="ce4" table:formula="of:=IF(ISBLANK([.G80]);&quot;&quot;;SUM([.G80:.L80]))">
            <text:p/>
          </table:table-cell>
          <table:table-cell table:style-name="ce6" table:formula="of:=IF(OR([.G80]&gt;4;[.H80]&gt;4;[.I80]&gt;4;[.J80]&gt;4;[.K80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17" calcext:value-type="float">
            <text:p>74317</text:p>
          </table:table-cell>
          <table:table-cell table:style-name="ce1" table:number-columns-repeated="3"/>
          <table:table-cell table:style-name="ce1" table:formula="of:=[.B81]" office:value-type="float" office:value="74317" calcext:value-type="float">
            <text:p>74317</text:p>
          </table:table-cell>
          <table:table-cell table:style-name="ce3" table:number-columns-repeated="6"/>
          <table:table-cell table:style-name="ce4" table:formula="of:=IF(ISBLANK([.G81]);&quot;&quot;;SUM([.G81:.L81]))">
            <text:p/>
          </table:table-cell>
          <table:table-cell table:style-name="ce6" table:formula="of:=IF(OR([.G81]&gt;4;[.H81]&gt;4;[.I81]&gt;4;[.J81]&gt;4;[.K81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18" calcext:value-type="float">
            <text:p>74318</text:p>
          </table:table-cell>
          <table:table-cell table:style-name="ce1" table:number-columns-repeated="3"/>
          <table:table-cell table:style-name="ce1" table:formula="of:=[.B82]" office:value-type="float" office:value="74318" calcext:value-type="float">
            <text:p>74318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4" table:formula="of:=IF(ISBLANK([.G82]);&quot;&quot;;SUM([.G82:.L82]))" office:value-type="float" office:value="0" calcext:value-type="float">
            <text:p>0</text:p>
          </table:table-cell>
          <table:table-cell table:style-name="ce6" table:formula="of:=IF(OR([.G82]&gt;4;[.H82]&gt;4;[.I82]&gt;4;[.J82]&gt;4;[.K82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19" calcext:value-type="float">
            <text:p>74319</text:p>
          </table:table-cell>
          <table:table-cell table:style-name="ce1" table:number-columns-repeated="3"/>
          <table:table-cell table:style-name="ce1" table:formula="of:=[.B83]" office:value-type="float" office:value="74319" calcext:value-type="float">
            <text:p>74319</text:p>
          </table:table-cell>
          <table:table-cell table:style-name="ce3" table:number-columns-repeated="6"/>
          <table:table-cell table:style-name="ce4" table:formula="of:=IF(ISBLANK([.G83]);&quot;&quot;;SUM([.G83:.L83]))">
            <text:p/>
          </table:table-cell>
          <table:table-cell table:style-name="ce6" table:formula="of:=IF(OR([.G83]&gt;4;[.H83]&gt;4;[.I83]&gt;4;[.J83]&gt;4;[.K83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20" calcext:value-type="float">
            <text:p>74320</text:p>
          </table:table-cell>
          <table:table-cell table:style-name="ce1" table:number-columns-repeated="3"/>
          <table:table-cell table:style-name="ce1" table:formula="of:=[.B84]" office:value-type="float" office:value="74320" calcext:value-type="float">
            <text:p>74320</text:p>
          </table:table-cell>
          <table:table-cell table:style-name="ce3" table:number-columns-repeated="6"/>
          <table:table-cell table:style-name="ce4" table:formula="of:=IF(ISBLANK([.G84]);&quot;&quot;;SUM([.G84:.L84]))">
            <text:p/>
          </table:table-cell>
          <table:table-cell table:style-name="ce6" table:formula="of:=IF(OR([.G84]&gt;4;[.H84]&gt;4;[.I84]&gt;4;[.J84]&gt;4;[.K84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21" calcext:value-type="float">
            <text:p>74321</text:p>
          </table:table-cell>
          <table:table-cell table:style-name="ce1" table:number-columns-repeated="3"/>
          <table:table-cell table:style-name="ce1" table:formula="of:=[.B85]" office:value-type="float" office:value="74321" calcext:value-type="float">
            <text:p>74321</text:p>
          </table:table-cell>
          <table:table-cell table:style-name="ce3" table:number-columns-repeated="6"/>
          <table:table-cell table:style-name="ce4" table:formula="of:=IF(ISBLANK([.G85]);&quot;&quot;;SUM([.G85:.L85]))">
            <text:p/>
          </table:table-cell>
          <table:table-cell table:style-name="ce6" table:formula="of:=IF(OR([.G85]&gt;4;[.H85]&gt;4;[.I85]&gt;4;[.J85]&gt;4;[.K85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22" calcext:value-type="float">
            <text:p>74322</text:p>
          </table:table-cell>
          <table:table-cell table:style-name="ce1" table:number-columns-repeated="3"/>
          <table:table-cell table:style-name="ce1" table:formula="of:=[.B86]" office:value-type="float" office:value="74322" calcext:value-type="float">
            <text:p>74322</text:p>
          </table:table-cell>
          <table:table-cell table:style-name="ce3" table:number-columns-repeated="6"/>
          <table:table-cell table:style-name="ce4" table:formula="of:=IF(ISBLANK([.G86]);&quot;&quot;;SUM([.G86:.L86]))">
            <text:p/>
          </table:table-cell>
          <table:table-cell table:style-name="ce6" table:formula="of:=IF(OR([.G86]&gt;4;[.H86]&gt;4;[.I86]&gt;4;[.J86]&gt;4;[.K86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23" calcext:value-type="float">
            <text:p>74323</text:p>
          </table:table-cell>
          <table:table-cell table:style-name="ce1" table:number-columns-repeated="3"/>
          <table:table-cell table:style-name="ce1" table:formula="of:=[.B87]" office:value-type="float" office:value="74323" calcext:value-type="float">
            <text:p>74323</text:p>
          </table:table-cell>
          <table:table-cell table:style-name="ce3" table:number-columns-repeated="6"/>
          <table:table-cell table:style-name="ce4" table:formula="of:=IF(ISBLANK([.G87]);&quot;&quot;;SUM([.G87:.L87]))">
            <text:p/>
          </table:table-cell>
          <table:table-cell table:style-name="ce6" table:formula="of:=IF(OR([.G87]&gt;4;[.H87]&gt;4;[.I87]&gt;4;[.J87]&gt;4;[.K87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24" calcext:value-type="float">
            <text:p>74324</text:p>
          </table:table-cell>
          <table:table-cell table:style-name="ce1" table:number-columns-repeated="3"/>
          <table:table-cell table:style-name="ce1" table:formula="of:=[.B88]" office:value-type="float" office:value="74324" calcext:value-type="float">
            <text:p>74324</text:p>
          </table:table-cell>
          <table:table-cell table:style-name="ce3" table:number-columns-repeated="6"/>
          <table:table-cell table:style-name="ce4" table:formula="of:=IF(ISBLANK([.G88]);&quot;&quot;;SUM([.G88:.L88]))">
            <text:p/>
          </table:table-cell>
          <table:table-cell table:style-name="ce6" table:formula="of:=IF(OR([.G88]&gt;4;[.H88]&gt;4;[.I88]&gt;4;[.J88]&gt;4;[.K88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25" calcext:value-type="float">
            <text:p>74325</text:p>
          </table:table-cell>
          <table:table-cell table:style-name="ce1" table:number-columns-repeated="3"/>
          <table:table-cell table:style-name="ce1" table:formula="of:=[.B89]" office:value-type="float" office:value="74325" calcext:value-type="float">
            <text:p>74325</text:p>
          </table:table-cell>
          <table:table-cell table:style-name="ce3" table:number-columns-repeated="6"/>
          <table:table-cell table:style-name="ce4" table:formula="of:=IF(ISBLANK([.G89]);&quot;&quot;;SUM([.G89:.L89]))">
            <text:p/>
          </table:table-cell>
          <table:table-cell table:style-name="ce6" table:formula="of:=IF(OR([.G89]&gt;4;[.H89]&gt;4;[.I89]&gt;4;[.J89]&gt;4;[.K89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26" calcext:value-type="float">
            <text:p>74326</text:p>
          </table:table-cell>
          <table:table-cell table:style-name="ce1" table:number-columns-repeated="3"/>
          <table:table-cell table:style-name="ce1" table:formula="of:=[.B90]" office:value-type="float" office:value="74326" calcext:value-type="float">
            <text:p>74326</text:p>
          </table:table-cell>
          <table:table-cell table:style-name="ce3" table:number-columns-repeated="6"/>
          <table:table-cell table:style-name="ce4" table:formula="of:=IF(ISBLANK([.G90]);&quot;&quot;;SUM([.G90:.L90]))">
            <text:p/>
          </table:table-cell>
          <table:table-cell table:style-name="ce6" table:formula="of:=IF(OR([.G90]&gt;4;[.H90]&gt;4;[.I90]&gt;4;[.J90]&gt;4;[.K90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27" calcext:value-type="float">
            <text:p>74327</text:p>
          </table:table-cell>
          <table:table-cell table:style-name="ce1" table:number-columns-repeated="3"/>
          <table:table-cell table:style-name="ce1" table:formula="of:=[.B91]" office:value-type="float" office:value="74327" calcext:value-type="float">
            <text:p>743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.5" calcext:value-type="float">
            <text:p>1,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IF(ISBLANK([.G91]);&quot;&quot;;SUM([.G91:.L91]))" office:value-type="float" office:value="8" calcext:value-type="float">
            <text:p>8</text:p>
          </table:table-cell>
          <table:table-cell table:style-name="ce6" table:formula="of:=IF(OR([.G91]&gt;4;[.H91]&gt;4;[.I91]&gt;4;[.J91]&gt;4;[.K91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28" calcext:value-type="float">
            <text:p>74328</text:p>
          </table:table-cell>
          <table:table-cell table:style-name="ce1" table:number-columns-repeated="3"/>
          <table:table-cell table:style-name="ce1" table:formula="of:=[.B92]" office:value-type="float" office:value="74328" calcext:value-type="float">
            <text:p>74328</text:p>
          </table:table-cell>
          <table:table-cell table:style-name="ce3" table:number-columns-repeated="6"/>
          <table:table-cell table:style-name="ce4" table:formula="of:=IF(ISBLANK([.G92]);&quot;&quot;;SUM([.G92:.L92]))">
            <text:p/>
          </table:table-cell>
          <table:table-cell table:style-name="ce6" table:formula="of:=IF(OR([.G92]&gt;4;[.H92]&gt;4;[.I92]&gt;4;[.J92]&gt;4;[.K92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29" calcext:value-type="float">
            <text:p>74329</text:p>
          </table:table-cell>
          <table:table-cell table:style-name="ce1" table:number-columns-repeated="3"/>
          <table:table-cell table:style-name="ce1" table:formula="of:=[.B93]" office:value-type="float" office:value="74329" calcext:value-type="float">
            <text:p>74329</text:p>
          </table:table-cell>
          <table:table-cell table:style-name="ce3" table:number-columns-repeated="6"/>
          <table:table-cell table:style-name="ce4" table:formula="of:=IF(ISBLANK([.G93]);&quot;&quot;;SUM([.G93:.L93]))">
            <text:p/>
          </table:table-cell>
          <table:table-cell table:style-name="ce6" table:formula="of:=IF(OR([.G93]&gt;4;[.H93]&gt;4;[.I93]&gt;4;[.J93]&gt;4;[.K93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30" calcext:value-type="float">
            <text:p>74330</text:p>
          </table:table-cell>
          <table:table-cell table:style-name="ce1" table:number-columns-repeated="3"/>
          <table:table-cell table:style-name="ce1" table:formula="of:=[.B94]" office:value-type="float" office:value="74330" calcext:value-type="float">
            <text:p>74330</text:p>
          </table:table-cell>
          <table:table-cell table:style-name="ce3" table:number-columns-repeated="6"/>
          <table:table-cell table:style-name="ce4" table:formula="of:=IF(ISBLANK([.G94]);&quot;&quot;;SUM([.G94:.L94]))">
            <text:p/>
          </table:table-cell>
          <table:table-cell table:style-name="ce6" table:formula="of:=IF(OR([.G94]&gt;4;[.H94]&gt;4;[.I94]&gt;4;[.J94]&gt;4;[.K94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31" calcext:value-type="float">
            <text:p>74331</text:p>
          </table:table-cell>
          <table:table-cell table:style-name="ce1" table:number-columns-repeated="3"/>
          <table:table-cell table:style-name="ce1" table:formula="of:=[.B95]" office:value-type="float" office:value="74331" calcext:value-type="float">
            <text:p>74331</text:p>
          </table:table-cell>
          <table:table-cell table:style-name="ce3" table:number-columns-repeated="6"/>
          <table:table-cell table:style-name="ce4" table:formula="of:=IF(ISBLANK([.G95]);&quot;&quot;;SUM([.G95:.L95]))">
            <text:p/>
          </table:table-cell>
          <table:table-cell table:style-name="ce6" table:formula="of:=IF(OR([.G95]&gt;4;[.H95]&gt;4;[.I95]&gt;4;[.J95]&gt;4;[.K95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32" calcext:value-type="float">
            <text:p>74332</text:p>
          </table:table-cell>
          <table:table-cell table:style-name="ce1" table:number-columns-repeated="3"/>
          <table:table-cell table:style-name="ce1" table:formula="of:=[.B96]" office:value-type="float" office:value="74332" calcext:value-type="float">
            <text:p>74332</text:p>
          </table:table-cell>
          <table:table-cell table:style-name="ce3" table:number-columns-repeated="6"/>
          <table:table-cell table:style-name="ce4" table:formula="of:=IF(ISBLANK([.G96]);&quot;&quot;;SUM([.G96:.L96]))">
            <text:p/>
          </table:table-cell>
          <table:table-cell table:style-name="ce6" table:formula="of:=IF(OR([.G96]&gt;4;[.H96]&gt;4;[.I96]&gt;4;[.J96]&gt;4;[.K96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33" calcext:value-type="float">
            <text:p>74333</text:p>
          </table:table-cell>
          <table:table-cell table:style-name="ce1" table:number-columns-repeated="3"/>
          <table:table-cell table:style-name="ce1" table:formula="of:=[.B97]" office:value-type="float" office:value="74333" calcext:value-type="float">
            <text:p>74333</text:p>
          </table:table-cell>
          <table:table-cell table:style-name="ce3" table:number-columns-repeated="6"/>
          <table:table-cell table:style-name="ce4" table:formula="of:=IF(ISBLANK([.G97]);&quot;&quot;;SUM([.G97:.L97]))">
            <text:p/>
          </table:table-cell>
          <table:table-cell table:style-name="ce6" table:formula="of:=IF(OR([.G97]&gt;4;[.H97]&gt;4;[.I97]&gt;4;[.J97]&gt;4;[.K97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34" calcext:value-type="float">
            <text:p>74334</text:p>
          </table:table-cell>
          <table:table-cell table:style-name="ce1" table:number-columns-repeated="3"/>
          <table:table-cell table:style-name="ce1" table:formula="of:=[.B98]" office:value-type="float" office:value="74334" calcext:value-type="float">
            <text:p>74334</text:p>
          </table:table-cell>
          <table:table-cell table:style-name="ce3" table:number-columns-repeated="6"/>
          <table:table-cell table:style-name="ce4" table:formula="of:=IF(ISBLANK([.G98]);&quot;&quot;;SUM([.G98:.L98]))">
            <text:p/>
          </table:table-cell>
          <table:table-cell table:style-name="ce6" table:formula="of:=IF(OR([.G98]&gt;4;[.H98]&gt;4;[.I98]&gt;4;[.J98]&gt;4;[.K98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35" calcext:value-type="float">
            <text:p>74335</text:p>
          </table:table-cell>
          <table:table-cell table:style-name="ce1" table:number-columns-repeated="3"/>
          <table:table-cell table:style-name="ce1" table:formula="of:=[.B99]" office:value-type="float" office:value="74335" calcext:value-type="float">
            <text:p>74335</text:p>
          </table:table-cell>
          <table:table-cell table:style-name="ce3" table:number-columns-repeated="6"/>
          <table:table-cell table:style-name="ce4" table:formula="of:=IF(ISBLANK([.G99]);&quot;&quot;;SUM([.G99:.L99]))">
            <text:p/>
          </table:table-cell>
          <table:table-cell table:style-name="ce6" table:formula="of:=IF(OR([.G99]&gt;4;[.H99]&gt;4;[.I99]&gt;4;[.J99]&gt;4;[.K99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36" calcext:value-type="float">
            <text:p>74336</text:p>
          </table:table-cell>
          <table:table-cell table:style-name="ce1" table:number-columns-repeated="3"/>
          <table:table-cell table:style-name="ce1" table:formula="of:=[.B100]" office:value-type="float" office:value="74336" calcext:value-type="float">
            <text:p>74336</text:p>
          </table:table-cell>
          <table:table-cell table:style-name="ce3" table:number-columns-repeated="6"/>
          <table:table-cell table:style-name="ce4" table:formula="of:=IF(ISBLANK([.G100]);&quot;&quot;;SUM([.G100:.L100]))">
            <text:p/>
          </table:table-cell>
          <table:table-cell table:style-name="ce6" table:formula="of:=IF(OR([.G100]&gt;4;[.H100]&gt;4;[.I100]&gt;4;[.J100]&gt;4;[.K100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37" calcext:value-type="float">
            <text:p>74337</text:p>
          </table:table-cell>
          <table:table-cell table:style-name="ce1" table:number-columns-repeated="3"/>
          <table:table-cell table:style-name="ce1" table:formula="of:=[.B101]" office:value-type="float" office:value="74337" calcext:value-type="float">
            <text:p>74337</text:p>
          </table:table-cell>
          <table:table-cell table:style-name="ce3" table:number-columns-repeated="6"/>
          <table:table-cell table:style-name="ce4" table:formula="of:=IF(ISBLANK([.G101]);&quot;&quot;;SUM([.G101:.L101]))">
            <text:p/>
          </table:table-cell>
          <table:table-cell table:style-name="ce6" table:formula="of:=IF(OR([.G101]&gt;4;[.H101]&gt;4;[.I101]&gt;4;[.J101]&gt;4;[.K101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38" calcext:value-type="float">
            <text:p>74338</text:p>
          </table:table-cell>
          <table:table-cell table:style-name="ce1" table:number-columns-repeated="3"/>
          <table:table-cell table:style-name="ce1" table:formula="of:=[.B102]" office:value-type="float" office:value="74338" calcext:value-type="float">
            <text:p>74338</text:p>
          </table:table-cell>
          <table:table-cell table:style-name="ce3" table:number-columns-repeated="6"/>
          <table:table-cell table:style-name="ce4" table:formula="of:=IF(ISBLANK([.G102]);&quot;&quot;;SUM([.G102:.L102]))">
            <text:p/>
          </table:table-cell>
          <table:table-cell table:style-name="ce6" table:formula="of:=IF(OR([.G102]&gt;4;[.H102]&gt;4;[.I102]&gt;4;[.J102]&gt;4;[.K102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39" calcext:value-type="float">
            <text:p>74339</text:p>
          </table:table-cell>
          <table:table-cell table:style-name="ce1" table:number-columns-repeated="3"/>
          <table:table-cell table:style-name="ce1" table:formula="of:=[.B103]" office:value-type="float" office:value="74339" calcext:value-type="float">
            <text:p>74339</text:p>
          </table:table-cell>
          <table:table-cell table:style-name="ce3" table:number-columns-repeated="6"/>
          <table:table-cell table:style-name="ce4" table:formula="of:=IF(ISBLANK([.G103]);&quot;&quot;;SUM([.G103:.L103]))">
            <text:p/>
          </table:table-cell>
          <table:table-cell table:style-name="ce6" table:formula="of:=IF(OR([.G103]&gt;4;[.H103]&gt;4;[.I103]&gt;4;[.J103]&gt;4;[.K103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40" calcext:value-type="float">
            <text:p>74340</text:p>
          </table:table-cell>
          <table:table-cell table:style-name="ce1" table:number-columns-repeated="3"/>
          <table:table-cell table:style-name="ce1" table:formula="of:=[.B104]" office:value-type="float" office:value="74340" calcext:value-type="float">
            <text:p>74340</text:p>
          </table:table-cell>
          <table:table-cell table:style-name="ce3" table:number-columns-repeated="6"/>
          <table:table-cell table:style-name="ce4" table:formula="of:=IF(ISBLANK([.G104]);&quot;&quot;;SUM([.G104:.L104]))">
            <text:p/>
          </table:table-cell>
          <table:table-cell table:style-name="ce6" table:formula="of:=IF(OR([.G104]&gt;4;[.H104]&gt;4;[.I104]&gt;4;[.J104]&gt;4;[.K104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41" calcext:value-type="float">
            <text:p>74341</text:p>
          </table:table-cell>
          <table:table-cell table:style-name="ce1" table:number-columns-repeated="3"/>
          <table:table-cell table:style-name="ce1" table:formula="of:=[.B105]" office:value-type="float" office:value="74341" calcext:value-type="float">
            <text:p>74341</text:p>
          </table:table-cell>
          <table:table-cell table:style-name="ce3" table:number-columns-repeated="6"/>
          <table:table-cell table:style-name="ce4" table:formula="of:=IF(ISBLANK([.G105]);&quot;&quot;;SUM([.G105:.L105]))">
            <text:p/>
          </table:table-cell>
          <table:table-cell table:style-name="ce6" table:formula="of:=IF(OR([.G105]&gt;4;[.H105]&gt;4;[.I105]&gt;4;[.J105]&gt;4;[.K105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42" calcext:value-type="float">
            <text:p>74342</text:p>
          </table:table-cell>
          <table:table-cell table:style-name="ce1" table:number-columns-repeated="3"/>
          <table:table-cell table:style-name="ce1" table:formula="of:=[.B106]" office:value-type="float" office:value="74342" calcext:value-type="float">
            <text:p>74342</text:p>
          </table:table-cell>
          <table:table-cell table:style-name="ce3" table:number-columns-repeated="6"/>
          <table:table-cell table:style-name="ce4" table:formula="of:=IF(ISBLANK([.G106]);&quot;&quot;;SUM([.G106:.L106]))">
            <text:p/>
          </table:table-cell>
          <table:table-cell table:style-name="ce6" table:formula="of:=IF(OR([.G106]&gt;4;[.H106]&gt;4;[.I106]&gt;4;[.J106]&gt;4;[.K106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43" calcext:value-type="float">
            <text:p>74343</text:p>
          </table:table-cell>
          <table:table-cell table:style-name="ce1" table:number-columns-repeated="3"/>
          <table:table-cell table:style-name="ce1" table:formula="of:=[.B107]" office:value-type="float" office:value="74343" calcext:value-type="float">
            <text:p>74343</text:p>
          </table:table-cell>
          <table:table-cell table:style-name="ce3" table:number-columns-repeated="6"/>
          <table:table-cell table:style-name="ce4" table:formula="of:=IF(ISBLANK([.G107]);&quot;&quot;;SUM([.G107:.L107]))">
            <text:p/>
          </table:table-cell>
          <table:table-cell table:style-name="ce6" table:formula="of:=IF(OR([.G107]&gt;4;[.H107]&gt;4;[.I107]&gt;4;[.J107]&gt;4;[.K107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44" calcext:value-type="float">
            <text:p>74344</text:p>
          </table:table-cell>
          <table:table-cell table:style-name="ce1" table:number-columns-repeated="3"/>
          <table:table-cell table:style-name="ce1" table:formula="of:=[.B108]" office:value-type="float" office:value="74344" calcext:value-type="float">
            <text:p>74344</text:p>
          </table:table-cell>
          <table:table-cell table:style-name="ce3" table:number-columns-repeated="6"/>
          <table:table-cell table:style-name="ce4" table:formula="of:=IF(ISBLANK([.G108]);&quot;&quot;;SUM([.G108:.L108]))">
            <text:p/>
          </table:table-cell>
          <table:table-cell table:style-name="ce6" table:formula="of:=IF(OR([.G108]&gt;4;[.H108]&gt;4;[.I108]&gt;4;[.J108]&gt;4;[.K108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45" calcext:value-type="float">
            <text:p>74345</text:p>
          </table:table-cell>
          <table:table-cell table:style-name="ce1" table:number-columns-repeated="3"/>
          <table:table-cell table:style-name="ce1" table:formula="of:=[.B109]" office:value-type="float" office:value="74345" calcext:value-type="float">
            <text:p>74345</text:p>
          </table:table-cell>
          <table:table-cell table:style-name="ce3" table:number-columns-repeated="6"/>
          <table:table-cell table:style-name="ce4" table:formula="of:=IF(ISBLANK([.G109]);&quot;&quot;;SUM([.G109:.L109]))">
            <text:p/>
          </table:table-cell>
          <table:table-cell table:style-name="ce6" table:formula="of:=IF(OR([.G109]&gt;4;[.H109]&gt;4;[.I109]&gt;4;[.J109]&gt;4;[.K109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46" calcext:value-type="float">
            <text:p>74346</text:p>
          </table:table-cell>
          <table:table-cell table:style-name="ce1" table:number-columns-repeated="3"/>
          <table:table-cell table:style-name="ce1" table:formula="of:=[.B110]" office:value-type="float" office:value="74346" calcext:value-type="float">
            <text:p>74346</text:p>
          </table:table-cell>
          <table:table-cell table:style-name="ce3" table:number-columns-repeated="6"/>
          <table:table-cell table:style-name="ce4" table:formula="of:=IF(ISBLANK([.G110]);&quot;&quot;;SUM([.G110:.L110]))">
            <text:p/>
          </table:table-cell>
          <table:table-cell table:style-name="ce6" table:formula="of:=IF(OR([.G110]&gt;4;[.H110]&gt;4;[.I110]&gt;4;[.J110]&gt;4;[.K110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47" calcext:value-type="float">
            <text:p>74347</text:p>
          </table:table-cell>
          <table:table-cell table:style-name="ce1" table:number-columns-repeated="3"/>
          <table:table-cell table:style-name="ce1" table:formula="of:=[.B111]" office:value-type="float" office:value="74347" calcext:value-type="float">
            <text:p>74347</text:p>
          </table:table-cell>
          <table:table-cell table:style-name="ce3" table:number-columns-repeated="6"/>
          <table:table-cell table:style-name="ce4" table:formula="of:=IF(ISBLANK([.G111]);&quot;&quot;;SUM([.G111:.L111]))">
            <text:p/>
          </table:table-cell>
          <table:table-cell table:style-name="ce6" table:formula="of:=IF(OR([.G111]&gt;4;[.H111]&gt;4;[.I111]&gt;4;[.J111]&gt;4;[.K111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48" calcext:value-type="float">
            <text:p>74348</text:p>
          </table:table-cell>
          <table:table-cell table:style-name="ce1" table:number-columns-repeated="3"/>
          <table:table-cell table:style-name="ce1" table:formula="of:=[.B112]" office:value-type="float" office:value="74348" calcext:value-type="float">
            <text:p>74348</text:p>
          </table:table-cell>
          <table:table-cell table:style-name="ce3" table:number-columns-repeated="6"/>
          <table:table-cell table:style-name="ce4" table:formula="of:=IF(ISBLANK([.G112]);&quot;&quot;;SUM([.G112:.L112]))">
            <text:p/>
          </table:table-cell>
          <table:table-cell table:style-name="ce6" table:formula="of:=IF(OR([.G112]&gt;4;[.H112]&gt;4;[.I112]&gt;4;[.J112]&gt;4;[.K112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49" calcext:value-type="float">
            <text:p>74349</text:p>
          </table:table-cell>
          <table:table-cell table:style-name="ce1" table:number-columns-repeated="3"/>
          <table:table-cell table:style-name="ce1" table:formula="of:=[.B113]" office:value-type="float" office:value="74349" calcext:value-type="float">
            <text:p>74349</text:p>
          </table:table-cell>
          <table:table-cell table:style-name="ce3" table:number-columns-repeated="6"/>
          <table:table-cell table:style-name="ce4" table:formula="of:=IF(ISBLANK([.G113]);&quot;&quot;;SUM([.G113:.L113]))">
            <text:p/>
          </table:table-cell>
          <table:table-cell table:style-name="ce6" table:formula="of:=IF(OR([.G113]&gt;4;[.H113]&gt;4;[.I113]&gt;4;[.J113]&gt;4;[.K113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50" calcext:value-type="float">
            <text:p>74350</text:p>
          </table:table-cell>
          <table:table-cell table:style-name="ce1" table:number-columns-repeated="3"/>
          <table:table-cell table:style-name="ce1" table:formula="of:=[.B114]" office:value-type="float" office:value="74350" calcext:value-type="float">
            <text:p>74350</text:p>
          </table:table-cell>
          <table:table-cell table:style-name="ce3" table:number-columns-repeated="6"/>
          <table:table-cell table:style-name="ce4" table:formula="of:=IF(ISBLANK([.G114]);&quot;&quot;;SUM([.G114:.L114]))">
            <text:p/>
          </table:table-cell>
          <table:table-cell table:style-name="ce6" table:formula="of:=IF(OR([.G114]&gt;4;[.H114]&gt;4;[.I114]&gt;4;[.J114]&gt;4;[.K114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51" calcext:value-type="float">
            <text:p>74351</text:p>
          </table:table-cell>
          <table:table-cell table:style-name="ce1" table:number-columns-repeated="3"/>
          <table:table-cell table:style-name="ce1" table:formula="of:=[.B115]" office:value-type="float" office:value="74351" calcext:value-type="float">
            <text:p>74351</text:p>
          </table:table-cell>
          <table:table-cell table:style-name="ce3" table:number-columns-repeated="6"/>
          <table:table-cell table:style-name="ce4" table:formula="of:=IF(ISBLANK([.G115]);&quot;&quot;;SUM([.G115:.L115]))">
            <text:p/>
          </table:table-cell>
          <table:table-cell table:style-name="ce6" table:formula="of:=IF(OR([.G115]&gt;4;[.H115]&gt;4;[.I115]&gt;4;[.J115]&gt;4;[.K115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52" calcext:value-type="float">
            <text:p>74352</text:p>
          </table:table-cell>
          <table:table-cell table:style-name="ce1" table:number-columns-repeated="3"/>
          <table:table-cell table:style-name="ce1" table:formula="of:=[.B116]" office:value-type="float" office:value="74352" calcext:value-type="float">
            <text:p>74352</text:p>
          </table:table-cell>
          <table:table-cell table:style-name="ce3" table:number-columns-repeated="6"/>
          <table:table-cell table:style-name="ce4" table:formula="of:=IF(ISBLANK([.G116]);&quot;&quot;;SUM([.G116:.L116]))">
            <text:p/>
          </table:table-cell>
          <table:table-cell table:style-name="ce6" table:formula="of:=IF(OR([.G116]&gt;4;[.H116]&gt;4;[.I116]&gt;4;[.J116]&gt;4;[.K116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53" calcext:value-type="float">
            <text:p>74353</text:p>
          </table:table-cell>
          <table:table-cell table:style-name="ce1" table:number-columns-repeated="3"/>
          <table:table-cell table:style-name="ce1" table:formula="of:=[.B117]" office:value-type="float" office:value="74353" calcext:value-type="float">
            <text:p>74353</text:p>
          </table:table-cell>
          <table:table-cell table:style-name="ce3" table:number-columns-repeated="6"/>
          <table:table-cell table:style-name="ce4" table:formula="of:=IF(ISBLANK([.G117]);&quot;&quot;;SUM([.G117:.L117]))">
            <text:p/>
          </table:table-cell>
          <table:table-cell table:style-name="ce6" table:formula="of:=IF(OR([.G117]&gt;4;[.H117]&gt;4;[.I117]&gt;4;[.J117]&gt;4;[.K117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54" calcext:value-type="float">
            <text:p>74354</text:p>
          </table:table-cell>
          <table:table-cell table:style-name="ce1" table:number-columns-repeated="3"/>
          <table:table-cell table:style-name="ce1" table:formula="of:=[.B118]" office:value-type="float" office:value="74354" calcext:value-type="float">
            <text:p>74354</text:p>
          </table:table-cell>
          <table:table-cell table:style-name="ce3" table:number-columns-repeated="6"/>
          <table:table-cell table:style-name="ce4" table:formula="of:=IF(ISBLANK([.G118]);&quot;&quot;;SUM([.G118:.L118]))">
            <text:p/>
          </table:table-cell>
          <table:table-cell table:style-name="ce6" table:formula="of:=IF(OR([.G118]&gt;4;[.H118]&gt;4;[.I118]&gt;4;[.J118]&gt;4;[.K118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55" calcext:value-type="float">
            <text:p>74355</text:p>
          </table:table-cell>
          <table:table-cell table:style-name="ce1" table:number-columns-repeated="3"/>
          <table:table-cell table:style-name="ce1" table:formula="of:=[.B119]" office:value-type="float" office:value="74355" calcext:value-type="float">
            <text:p>74355</text:p>
          </table:table-cell>
          <table:table-cell table:style-name="ce3" table:number-columns-repeated="6"/>
          <table:table-cell table:style-name="ce4" table:formula="of:=IF(ISBLANK([.G119]);&quot;&quot;;SUM([.G119:.L119]))">
            <text:p/>
          </table:table-cell>
          <table:table-cell table:style-name="ce6" table:formula="of:=IF(OR([.G119]&gt;4;[.H119]&gt;4;[.I119]&gt;4;[.J119]&gt;4;[.K119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56" calcext:value-type="float">
            <text:p>74356</text:p>
          </table:table-cell>
          <table:table-cell table:style-name="ce1" table:number-columns-repeated="3"/>
          <table:table-cell table:style-name="ce1" table:formula="of:=[.B120]" office:value-type="float" office:value="74356" calcext:value-type="float">
            <text:p>74356</text:p>
          </table:table-cell>
          <table:table-cell table:style-name="ce3" table:number-columns-repeated="6"/>
          <table:table-cell table:style-name="ce4" table:formula="of:=IF(ISBLANK([.G120]);&quot;&quot;;SUM([.G120:.L120]))">
            <text:p/>
          </table:table-cell>
          <table:table-cell table:style-name="ce6" table:formula="of:=IF(OR([.G120]&gt;4;[.H120]&gt;4;[.I120]&gt;4;[.J120]&gt;4;[.K120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57" calcext:value-type="float">
            <text:p>74357</text:p>
          </table:table-cell>
          <table:table-cell table:style-name="ce1" table:number-columns-repeated="3"/>
          <table:table-cell table:style-name="ce1" table:formula="of:=[.B121]" office:value-type="float" office:value="74357" calcext:value-type="float">
            <text:p>74357</text:p>
          </table:table-cell>
          <table:table-cell table:style-name="ce3" table:number-columns-repeated="6"/>
          <table:table-cell table:style-name="ce4" table:formula="of:=IF(ISBLANK([.G121]);&quot;&quot;;SUM([.G121:.L121]))">
            <text:p/>
          </table:table-cell>
          <table:table-cell table:style-name="ce6" table:formula="of:=IF(OR([.G121]&gt;4;[.H121]&gt;4;[.I121]&gt;4;[.J121]&gt;4;[.K121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58" calcext:value-type="float">
            <text:p>74358</text:p>
          </table:table-cell>
          <table:table-cell table:style-name="ce1" table:number-columns-repeated="3"/>
          <table:table-cell table:style-name="ce1" table:formula="of:=[.B122]" office:value-type="float" office:value="74358" calcext:value-type="float">
            <text:p>74358</text:p>
          </table:table-cell>
          <table:table-cell table:style-name="ce3" table:number-columns-repeated="6"/>
          <table:table-cell table:style-name="ce4" table:formula="of:=IF(ISBLANK([.G122]);&quot;&quot;;SUM([.G122:.L122]))">
            <text:p/>
          </table:table-cell>
          <table:table-cell table:style-name="ce6" table:formula="of:=IF(OR([.G122]&gt;4;[.H122]&gt;4;[.I122]&gt;4;[.J122]&gt;4;[.K122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59" calcext:value-type="float">
            <text:p>74359</text:p>
          </table:table-cell>
          <table:table-cell table:style-name="ce1" table:number-columns-repeated="3"/>
          <table:table-cell table:style-name="ce1" table:formula="of:=[.B123]" office:value-type="float" office:value="74359" calcext:value-type="float">
            <text:p>74359</text:p>
          </table:table-cell>
          <table:table-cell table:style-name="ce3" table:number-columns-repeated="6"/>
          <table:table-cell table:style-name="ce4" table:formula="of:=IF(ISBLANK([.G123]);&quot;&quot;;SUM([.G123:.L123]))">
            <text:p/>
          </table:table-cell>
          <table:table-cell table:style-name="ce6" table:formula="of:=IF(OR([.G123]&gt;4;[.H123]&gt;4;[.I123]&gt;4;[.J123]&gt;4;[.K123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60" calcext:value-type="float">
            <text:p>74360</text:p>
          </table:table-cell>
          <table:table-cell table:style-name="ce1" table:number-columns-repeated="3"/>
          <table:table-cell table:style-name="ce1" table:formula="of:=[.B124]" office:value-type="float" office:value="74360" calcext:value-type="float">
            <text:p>74360</text:p>
          </table:table-cell>
          <table:table-cell table:style-name="ce3" table:number-columns-repeated="6"/>
          <table:table-cell table:style-name="ce4" table:formula="of:=IF(ISBLANK([.G124]);&quot;&quot;;SUM([.G124:.L124]))">
            <text:p/>
          </table:table-cell>
          <table:table-cell table:style-name="ce6" table:formula="of:=IF(OR([.G124]&gt;4;[.H124]&gt;4;[.I124]&gt;4;[.J124]&gt;4;[.K124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61" calcext:value-type="float">
            <text:p>74361</text:p>
          </table:table-cell>
          <table:table-cell table:style-name="ce1" table:number-columns-repeated="3"/>
          <table:table-cell table:style-name="ce1" table:formula="of:=[.B125]" office:value-type="float" office:value="74361" calcext:value-type="float">
            <text:p>74361</text:p>
          </table:table-cell>
          <table:table-cell table:style-name="ce3" table:number-columns-repeated="6"/>
          <table:table-cell table:style-name="ce4" table:formula="of:=IF(ISBLANK([.G125]);&quot;&quot;;SUM([.G125:.L125]))">
            <text:p/>
          </table:table-cell>
          <table:table-cell table:style-name="ce6" table:formula="of:=IF(OR([.G125]&gt;4;[.H125]&gt;4;[.I125]&gt;4;[.J125]&gt;4;[.K125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62" calcext:value-type="float">
            <text:p>74362</text:p>
          </table:table-cell>
          <table:table-cell table:style-name="ce1" table:number-columns-repeated="3"/>
          <table:table-cell table:style-name="ce1" table:formula="of:=[.B126]" office:value-type="float" office:value="74362" calcext:value-type="float">
            <text:p>74362</text:p>
          </table:table-cell>
          <table:table-cell table:style-name="ce3" table:number-columns-repeated="6"/>
          <table:table-cell table:style-name="ce4" table:formula="of:=IF(ISBLANK([.G126]);&quot;&quot;;SUM([.G126:.L126]))">
            <text:p/>
          </table:table-cell>
          <table:table-cell table:style-name="ce6" table:formula="of:=IF(OR([.G126]&gt;4;[.H126]&gt;4;[.I126]&gt;4;[.J126]&gt;4;[.K126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63" calcext:value-type="float">
            <text:p>74363</text:p>
          </table:table-cell>
          <table:table-cell table:style-name="ce1" table:number-columns-repeated="3"/>
          <table:table-cell table:style-name="ce1" table:formula="of:=[.B127]" office:value-type="float" office:value="74363" calcext:value-type="float">
            <text:p>74363</text:p>
          </table:table-cell>
          <table:table-cell table:style-name="ce3" table:number-columns-repeated="6"/>
          <table:table-cell table:style-name="ce4" table:formula="of:=IF(ISBLANK([.G127]);&quot;&quot;;SUM([.G127:.L127]))">
            <text:p/>
          </table:table-cell>
          <table:table-cell table:style-name="ce6" table:formula="of:=IF(OR([.G127]&gt;4;[.H127]&gt;4;[.I127]&gt;4;[.J127]&gt;4;[.K127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64" calcext:value-type="float">
            <text:p>74364</text:p>
          </table:table-cell>
          <table:table-cell table:style-name="ce1" table:number-columns-repeated="3"/>
          <table:table-cell table:style-name="ce1" table:formula="of:=[.B128]" office:value-type="float" office:value="74364" calcext:value-type="float">
            <text:p>74364</text:p>
          </table:table-cell>
          <table:table-cell table:style-name="ce3" table:number-columns-repeated="6"/>
          <table:table-cell table:style-name="ce4" table:formula="of:=IF(ISBLANK([.G128]);&quot;&quot;;SUM([.G128:.L128]))">
            <text:p/>
          </table:table-cell>
          <table:table-cell table:style-name="ce6" table:formula="of:=IF(OR([.G128]&gt;4;[.H128]&gt;4;[.I128]&gt;4;[.J128]&gt;4;[.K128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65" calcext:value-type="float">
            <text:p>74365</text:p>
          </table:table-cell>
          <table:table-cell table:style-name="ce1" table:number-columns-repeated="3"/>
          <table:table-cell table:style-name="ce1" table:formula="of:=[.B129]" office:value-type="float" office:value="74365" calcext:value-type="float">
            <text:p>74365</text:p>
          </table:table-cell>
          <table:table-cell table:style-name="ce3" table:number-columns-repeated="6"/>
          <table:table-cell table:style-name="ce4" table:formula="of:=IF(ISBLANK([.G129]);&quot;&quot;;SUM([.G129:.L129]))">
            <text:p/>
          </table:table-cell>
          <table:table-cell table:style-name="ce6" table:formula="of:=IF(OR([.G129]&gt;4;[.H129]&gt;4;[.I129]&gt;4;[.J129]&gt;4;[.K129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66" calcext:value-type="float">
            <text:p>74366</text:p>
          </table:table-cell>
          <table:table-cell table:style-name="ce1" table:number-columns-repeated="3"/>
          <table:table-cell table:style-name="ce1" table:formula="of:=[.B130]" office:value-type="float" office:value="74366" calcext:value-type="float">
            <text:p>74366</text:p>
          </table:table-cell>
          <table:table-cell table:style-name="ce3" table:number-columns-repeated="6"/>
          <table:table-cell table:style-name="ce4" table:formula="of:=IF(ISBLANK([.G130]);&quot;&quot;;SUM([.G130:.L130]))">
            <text:p/>
          </table:table-cell>
          <table:table-cell table:style-name="ce6" table:formula="of:=IF(OR([.G130]&gt;4;[.H130]&gt;4;[.I130]&gt;4;[.J130]&gt;4;[.K130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67" calcext:value-type="float">
            <text:p>74367</text:p>
          </table:table-cell>
          <table:table-cell table:style-name="ce1" table:number-columns-repeated="3"/>
          <table:table-cell table:style-name="ce1" table:formula="of:=[.B131]" office:value-type="float" office:value="74367" calcext:value-type="float">
            <text:p>74367</text:p>
          </table:table-cell>
          <table:table-cell table:style-name="ce3" table:number-columns-repeated="6"/>
          <table:table-cell table:style-name="ce4" table:formula="of:=IF(ISBLANK([.G131]);&quot;&quot;;SUM([.G131:.L131]))">
            <text:p/>
          </table:table-cell>
          <table:table-cell table:style-name="ce6" table:formula="of:=IF(OR([.G131]&gt;4;[.H131]&gt;4;[.I131]&gt;4;[.J131]&gt;4;[.K131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68" calcext:value-type="float">
            <text:p>74368</text:p>
          </table:table-cell>
          <table:table-cell table:style-name="ce1" table:number-columns-repeated="3"/>
          <table:table-cell table:style-name="ce1" table:formula="of:=[.B132]" office:value-type="float" office:value="74368" calcext:value-type="float">
            <text:p>74368</text:p>
          </table:table-cell>
          <table:table-cell table:style-name="ce3" table:number-columns-repeated="6"/>
          <table:table-cell table:style-name="ce4" table:formula="of:=IF(ISBLANK([.G132]);&quot;&quot;;SUM([.G132:.L132]))">
            <text:p/>
          </table:table-cell>
          <table:table-cell table:style-name="ce6" table:formula="of:=IF(OR([.G132]&gt;4;[.H132]&gt;4;[.I132]&gt;4;[.J132]&gt;4;[.K132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69" calcext:value-type="float">
            <text:p>74369</text:p>
          </table:table-cell>
          <table:table-cell table:style-name="ce1" table:number-columns-repeated="3"/>
          <table:table-cell table:style-name="ce1" table:formula="of:=[.B133]" office:value-type="float" office:value="74369" calcext:value-type="float">
            <text:p>74369</text:p>
          </table:table-cell>
          <table:table-cell table:style-name="ce3" table:number-columns-repeated="6"/>
          <table:table-cell table:style-name="ce4" table:formula="of:=IF(ISBLANK([.G133]);&quot;&quot;;SUM([.G133:.L133]))">
            <text:p/>
          </table:table-cell>
          <table:table-cell table:style-name="ce6" table:formula="of:=IF(OR([.G133]&gt;4;[.H133]&gt;4;[.I133]&gt;4;[.J133]&gt;4;[.K133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70" calcext:value-type="float">
            <text:p>74370</text:p>
          </table:table-cell>
          <table:table-cell table:style-name="ce1" table:number-columns-repeated="3"/>
          <table:table-cell table:style-name="ce1" table:formula="of:=[.B134]" office:value-type="float" office:value="74370" calcext:value-type="float">
            <text:p>74370</text:p>
          </table:table-cell>
          <table:table-cell table:style-name="ce3" table:number-columns-repeated="6"/>
          <table:table-cell table:style-name="ce4" table:formula="of:=IF(ISBLANK([.G134]);&quot;&quot;;SUM([.G134:.L134]))">
            <text:p/>
          </table:table-cell>
          <table:table-cell table:style-name="ce6" table:formula="of:=IF(OR([.G134]&gt;4;[.H134]&gt;4;[.I134]&gt;4;[.J134]&gt;4;[.K134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71" calcext:value-type="float">
            <text:p>74371</text:p>
          </table:table-cell>
          <table:table-cell table:style-name="ce1" table:number-columns-repeated="3"/>
          <table:table-cell table:style-name="ce1" table:formula="of:=[.B135]" office:value-type="float" office:value="74371" calcext:value-type="float">
            <text:p>74371</text:p>
          </table:table-cell>
          <table:table-cell table:style-name="ce3" table:number-columns-repeated="6"/>
          <table:table-cell table:style-name="ce4" table:formula="of:=IF(ISBLANK([.G135]);&quot;&quot;;SUM([.G135:.L135]))">
            <text:p/>
          </table:table-cell>
          <table:table-cell table:style-name="ce6" table:formula="of:=IF(OR([.G135]&gt;4;[.H135]&gt;4;[.I135]&gt;4;[.J135]&gt;4;[.K135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72" calcext:value-type="float">
            <text:p>74372</text:p>
          </table:table-cell>
          <table:table-cell table:style-name="ce1" table:number-columns-repeated="3"/>
          <table:table-cell table:style-name="ce1" table:formula="of:=[.B136]" office:value-type="float" office:value="74372" calcext:value-type="float">
            <text:p>74372</text:p>
          </table:table-cell>
          <table:table-cell table:style-name="ce3" table:number-columns-repeated="6"/>
          <table:table-cell table:style-name="ce4" table:formula="of:=IF(ISBLANK([.G136]);&quot;&quot;;SUM([.G136:.L136]))">
            <text:p/>
          </table:table-cell>
          <table:table-cell table:style-name="ce6" table:formula="of:=IF(OR([.G136]&gt;4;[.H136]&gt;4;[.I136]&gt;4;[.J136]&gt;4;[.K136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73" calcext:value-type="float">
            <text:p>74373</text:p>
          </table:table-cell>
          <table:table-cell table:style-name="ce1" table:number-columns-repeated="3"/>
          <table:table-cell table:style-name="ce1" table:formula="of:=[.B137]" office:value-type="float" office:value="74373" calcext:value-type="float">
            <text:p>74373</text:p>
          </table:table-cell>
          <table:table-cell table:style-name="ce3" table:number-columns-repeated="6"/>
          <table:table-cell table:style-name="ce4" table:formula="of:=IF(ISBLANK([.G137]);&quot;&quot;;SUM([.G137:.L137]))">
            <text:p/>
          </table:table-cell>
          <table:table-cell table:style-name="ce6" table:formula="of:=IF(OR([.G137]&gt;4;[.H137]&gt;4;[.I137]&gt;4;[.J137]&gt;4;[.K137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74" calcext:value-type="float">
            <text:p>74374</text:p>
          </table:table-cell>
          <table:table-cell table:style-name="ce1" table:number-columns-repeated="3"/>
          <table:table-cell table:style-name="ce1" table:formula="of:=[.B138]" office:value-type="float" office:value="74374" calcext:value-type="float">
            <text:p>74374</text:p>
          </table:table-cell>
          <table:table-cell table:style-name="ce3" table:number-columns-repeated="6"/>
          <table:table-cell table:style-name="ce4" table:formula="of:=IF(ISBLANK([.G138]);&quot;&quot;;SUM([.G138:.L138]))">
            <text:p/>
          </table:table-cell>
          <table:table-cell table:style-name="ce6" table:formula="of:=IF(OR([.G138]&gt;4;[.H138]&gt;4;[.I138]&gt;4;[.J138]&gt;4;[.K138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75" calcext:value-type="float">
            <text:p>74375</text:p>
          </table:table-cell>
          <table:table-cell table:style-name="ce1" table:number-columns-repeated="3"/>
          <table:table-cell table:style-name="ce1" table:formula="of:=[.B139]" office:value-type="float" office:value="74375" calcext:value-type="float">
            <text:p>74375</text:p>
          </table:table-cell>
          <table:table-cell table:style-name="ce3" table:number-columns-repeated="6"/>
          <table:table-cell table:style-name="ce4" table:formula="of:=IF(ISBLANK([.G139]);&quot;&quot;;SUM([.G139:.L139]))">
            <text:p/>
          </table:table-cell>
          <table:table-cell table:style-name="ce6" table:formula="of:=IF(OR([.G139]&gt;4;[.H139]&gt;4;[.I139]&gt;4;[.J139]&gt;4;[.K139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76" calcext:value-type="float">
            <text:p>74376</text:p>
          </table:table-cell>
          <table:table-cell table:style-name="ce1" table:number-columns-repeated="3"/>
          <table:table-cell table:style-name="ce1" table:formula="of:=[.B140]" office:value-type="float" office:value="74376" calcext:value-type="float">
            <text:p>7437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4" table:formula="of:=IF(ISBLANK([.G140]);&quot;&quot;;SUM([.G140:.L140]))" office:value-type="float" office:value="3.5" calcext:value-type="float">
            <text:p>3,5</text:p>
          </table:table-cell>
          <table:table-cell table:style-name="ce6" table:formula="of:=IF(OR([.G140]&gt;4;[.H140]&gt;4;[.I140]&gt;4;[.J140]&gt;4;[.K140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77" calcext:value-type="float">
            <text:p>74377</text:p>
          </table:table-cell>
          <table:table-cell table:style-name="ce1" table:number-columns-repeated="3"/>
          <table:table-cell table:style-name="ce1" table:formula="of:=[.B141]" office:value-type="float" office:value="74377" calcext:value-type="float">
            <text:p>74377</text:p>
          </table:table-cell>
          <table:table-cell table:style-name="ce3" table:number-columns-repeated="6"/>
          <table:table-cell table:style-name="ce4" table:formula="of:=IF(ISBLANK([.G141]);&quot;&quot;;SUM([.G141:.L141]))">
            <text:p/>
          </table:table-cell>
          <table:table-cell table:style-name="ce6" table:formula="of:=IF(OR([.G141]&gt;4;[.H141]&gt;4;[.I141]&gt;4;[.J141]&gt;4;[.K141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78" calcext:value-type="float">
            <text:p>74378</text:p>
          </table:table-cell>
          <table:table-cell table:style-name="ce1" table:number-columns-repeated="3"/>
          <table:table-cell table:style-name="ce1" table:formula="of:=[.B142]" office:value-type="float" office:value="74378" calcext:value-type="float">
            <text:p>74378</text:p>
          </table:table-cell>
          <table:table-cell table:style-name="ce3" table:number-columns-repeated="6"/>
          <table:table-cell table:style-name="ce4" table:formula="of:=IF(ISBLANK([.G142]);&quot;&quot;;SUM([.G142:.L142]))">
            <text:p/>
          </table:table-cell>
          <table:table-cell table:style-name="ce6" table:formula="of:=IF(OR([.G142]&gt;4;[.H142]&gt;4;[.I142]&gt;4;[.J142]&gt;4;[.K142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79" calcext:value-type="float">
            <text:p>74379</text:p>
          </table:table-cell>
          <table:table-cell table:style-name="ce1" table:number-columns-repeated="3"/>
          <table:table-cell table:style-name="ce1" table:formula="of:=[.B143]" office:value-type="float" office:value="74379" calcext:value-type="float">
            <text:p>74379</text:p>
          </table:table-cell>
          <table:table-cell table:style-name="ce3" table:number-columns-repeated="6"/>
          <table:table-cell table:style-name="ce4" table:formula="of:=IF(ISBLANK([.G143]);&quot;&quot;;SUM([.G143:.L143]))">
            <text:p/>
          </table:table-cell>
          <table:table-cell table:style-name="ce6" table:formula="of:=IF(OR([.G143]&gt;4;[.H143]&gt;4;[.I143]&gt;4;[.J143]&gt;4;[.K143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80" calcext:value-type="float">
            <text:p>74380</text:p>
          </table:table-cell>
          <table:table-cell table:style-name="ce1" table:number-columns-repeated="3"/>
          <table:table-cell table:style-name="ce1" table:formula="of:=[.B144]" office:value-type="float" office:value="74380" calcext:value-type="float">
            <text:p>74380</text:p>
          </table:table-cell>
          <table:table-cell table:style-name="ce3" table:number-columns-repeated="6"/>
          <table:table-cell table:style-name="ce4" table:formula="of:=IF(ISBLANK([.G144]);&quot;&quot;;SUM([.G144:.L144]))">
            <text:p/>
          </table:table-cell>
          <table:table-cell table:style-name="ce6" table:formula="of:=IF(OR([.G144]&gt;4;[.H144]&gt;4;[.I144]&gt;4;[.J144]&gt;4;[.K144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81" calcext:value-type="float">
            <text:p>74381</text:p>
          </table:table-cell>
          <table:table-cell table:style-name="ce1" table:number-columns-repeated="3"/>
          <table:table-cell table:style-name="ce1" table:formula="of:=[.B145]" office:value-type="float" office:value="74381" calcext:value-type="float">
            <text:p>74381</text:p>
          </table:table-cell>
          <table:table-cell table:style-name="ce3" table:number-columns-repeated="6"/>
          <table:table-cell table:style-name="ce4" table:formula="of:=IF(ISBLANK([.G145]);&quot;&quot;;SUM([.G145:.L145]))">
            <text:p/>
          </table:table-cell>
          <table:table-cell table:style-name="ce6" table:formula="of:=IF(OR([.G145]&gt;4;[.H145]&gt;4;[.I145]&gt;4;[.J145]&gt;4;[.K145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82" calcext:value-type="float">
            <text:p>74382</text:p>
          </table:table-cell>
          <table:table-cell table:style-name="ce1" table:number-columns-repeated="3"/>
          <table:table-cell table:style-name="ce1" table:formula="of:=[.B146]" office:value-type="float" office:value="74382" calcext:value-type="float">
            <text:p>74382</text:p>
          </table:table-cell>
          <table:table-cell table:style-name="ce3" table:number-columns-repeated="6"/>
          <table:table-cell table:style-name="ce4" table:formula="of:=IF(ISBLANK([.G146]);&quot;&quot;;SUM([.G146:.L146]))">
            <text:p/>
          </table:table-cell>
          <table:table-cell table:style-name="ce6" table:formula="of:=IF(OR([.G146]&gt;4;[.H146]&gt;4;[.I146]&gt;4;[.J146]&gt;4;[.K146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83" calcext:value-type="float">
            <text:p>74383</text:p>
          </table:table-cell>
          <table:table-cell table:style-name="ce1" table:number-columns-repeated="3"/>
          <table:table-cell table:style-name="ce1" table:formula="of:=[.B147]" office:value-type="float" office:value="74383" calcext:value-type="float">
            <text:p>74383</text:p>
          </table:table-cell>
          <table:table-cell table:style-name="ce3" table:number-columns-repeated="6"/>
          <table:table-cell table:style-name="ce4" table:formula="of:=IF(ISBLANK([.G147]);&quot;&quot;;SUM([.G147:.L147]))">
            <text:p/>
          </table:table-cell>
          <table:table-cell table:style-name="ce6" table:formula="of:=IF(OR([.G147]&gt;4;[.H147]&gt;4;[.I147]&gt;4;[.J147]&gt;4;[.K147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84" calcext:value-type="float">
            <text:p>74384</text:p>
          </table:table-cell>
          <table:table-cell table:style-name="ce1" table:number-columns-repeated="3"/>
          <table:table-cell table:style-name="ce1" table:formula="of:=[.B148]" office:value-type="float" office:value="74384" calcext:value-type="float">
            <text:p>74384</text:p>
          </table:table-cell>
          <table:table-cell table:style-name="ce3" table:number-columns-repeated="6"/>
          <table:table-cell table:style-name="ce4" table:formula="of:=IF(ISBLANK([.G148]);&quot;&quot;;SUM([.G148:.L148]))">
            <text:p/>
          </table:table-cell>
          <table:table-cell table:style-name="ce6" table:formula="of:=IF(OR([.G148]&gt;4;[.H148]&gt;4;[.I148]&gt;4;[.J148]&gt;4;[.K148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85" calcext:value-type="float">
            <text:p>74385</text:p>
          </table:table-cell>
          <table:table-cell table:style-name="ce1" table:number-columns-repeated="3"/>
          <table:table-cell table:style-name="ce1" table:formula="of:=[.B149]" office:value-type="float" office:value="74385" calcext:value-type="float">
            <text:p>74385</text:p>
          </table:table-cell>
          <table:table-cell table:style-name="ce3" table:number-columns-repeated="6"/>
          <table:table-cell table:style-name="ce4" table:formula="of:=IF(ISBLANK([.G149]);&quot;&quot;;SUM([.G149:.L149]))">
            <text:p/>
          </table:table-cell>
          <table:table-cell table:style-name="ce6" table:formula="of:=IF(OR([.G149]&gt;4;[.H149]&gt;4;[.I149]&gt;4;[.J149]&gt;4;[.K149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86" calcext:value-type="float">
            <text:p>74386</text:p>
          </table:table-cell>
          <table:table-cell table:style-name="ce1" table:number-columns-repeated="3"/>
          <table:table-cell table:style-name="ce1" table:formula="of:=[.B150]" office:value-type="float" office:value="74386" calcext:value-type="float">
            <text:p>74386</text:p>
          </table:table-cell>
          <table:table-cell table:style-name="ce3" table:number-columns-repeated="6"/>
          <table:table-cell table:style-name="ce4" table:formula="of:=IF(ISBLANK([.G150]);&quot;&quot;;SUM([.G150:.L150]))">
            <text:p/>
          </table:table-cell>
          <table:table-cell table:style-name="ce6" table:formula="of:=IF(OR([.G150]&gt;4;[.H150]&gt;4;[.I150]&gt;4;[.J150]&gt;4;[.K150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87" calcext:value-type="float">
            <text:p>74387</text:p>
          </table:table-cell>
          <table:table-cell table:style-name="ce1" table:number-columns-repeated="3"/>
          <table:table-cell table:style-name="ce1" table:formula="of:=[.B151]" office:value-type="float" office:value="74387" calcext:value-type="float">
            <text:p>74387</text:p>
          </table:table-cell>
          <table:table-cell table:style-name="ce3" table:number-columns-repeated="6"/>
          <table:table-cell table:style-name="ce4" table:formula="of:=IF(ISBLANK([.G151]);&quot;&quot;;SUM([.G151:.L151]))">
            <text:p/>
          </table:table-cell>
          <table:table-cell table:style-name="ce6" table:formula="of:=IF(OR([.G151]&gt;4;[.H151]&gt;4;[.I151]&gt;4;[.J151]&gt;4;[.K151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88" calcext:value-type="float">
            <text:p>74388</text:p>
          </table:table-cell>
          <table:table-cell table:style-name="ce1" table:number-columns-repeated="3"/>
          <table:table-cell table:style-name="ce1" table:formula="of:=[.B152]" office:value-type="float" office:value="74388" calcext:value-type="float">
            <text:p>74388</text:p>
          </table:table-cell>
          <table:table-cell table:style-name="ce3" table:number-columns-repeated="6"/>
          <table:table-cell table:style-name="ce4" table:formula="of:=IF(ISBLANK([.G152]);&quot;&quot;;SUM([.G152:.L152]))">
            <text:p/>
          </table:table-cell>
          <table:table-cell table:style-name="ce6" table:formula="of:=IF(OR([.G152]&gt;4;[.H152]&gt;4;[.I152]&gt;4;[.J152]&gt;4;[.K152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89" calcext:value-type="float">
            <text:p>74389</text:p>
          </table:table-cell>
          <table:table-cell table:style-name="ce1" table:number-columns-repeated="3"/>
          <table:table-cell table:style-name="ce1" table:formula="of:=[.B153]" office:value-type="float" office:value="74389" calcext:value-type="float">
            <text:p>74389</text:p>
          </table:table-cell>
          <table:table-cell table:style-name="ce3" table:number-columns-repeated="6"/>
          <table:table-cell table:style-name="ce4" table:formula="of:=IF(ISBLANK([.G153]);&quot;&quot;;SUM([.G153:.L153]))">
            <text:p/>
          </table:table-cell>
          <table:table-cell table:style-name="ce6" table:formula="of:=IF(OR([.G153]&gt;4;[.H153]&gt;4;[.I153]&gt;4;[.J153]&gt;4;[.K153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90" calcext:value-type="float">
            <text:p>74390</text:p>
          </table:table-cell>
          <table:table-cell table:style-name="ce1" table:number-columns-repeated="3"/>
          <table:table-cell table:style-name="ce1" table:formula="of:=[.B154]" office:value-type="float" office:value="74390" calcext:value-type="float">
            <text:p>74390</text:p>
          </table:table-cell>
          <table:table-cell table:style-name="ce3" table:number-columns-repeated="6"/>
          <table:table-cell table:style-name="ce4" table:formula="of:=IF(ISBLANK([.G154]);&quot;&quot;;SUM([.G154:.L154]))">
            <text:p/>
          </table:table-cell>
          <table:table-cell table:style-name="ce6" table:formula="of:=IF(OR([.G154]&gt;4;[.H154]&gt;4;[.I154]&gt;4;[.J154]&gt;4;[.K154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91" calcext:value-type="float">
            <text:p>74391</text:p>
          </table:table-cell>
          <table:table-cell table:style-name="ce1" table:number-columns-repeated="3"/>
          <table:table-cell table:style-name="ce1" table:formula="of:=[.B155]" office:value-type="float" office:value="74391" calcext:value-type="float">
            <text:p>74391</text:p>
          </table:table-cell>
          <table:table-cell table:style-name="ce3" table:number-columns-repeated="6"/>
          <table:table-cell table:style-name="ce4" table:formula="of:=IF(ISBLANK([.G155]);&quot;&quot;;SUM([.G155:.L155]))">
            <text:p/>
          </table:table-cell>
          <table:table-cell table:style-name="ce6" table:formula="of:=IF(OR([.G155]&gt;4;[.H155]&gt;4;[.I155]&gt;4;[.J155]&gt;4;[.K155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92" calcext:value-type="float">
            <text:p>74392</text:p>
          </table:table-cell>
          <table:table-cell table:style-name="ce1" table:number-columns-repeated="3"/>
          <table:table-cell table:style-name="ce1" table:formula="of:=[.B156]" office:value-type="float" office:value="74392" calcext:value-type="float">
            <text:p>74392</text:p>
          </table:table-cell>
          <table:table-cell table:style-name="ce3" table:number-columns-repeated="6"/>
          <table:table-cell table:style-name="ce4" table:formula="of:=IF(ISBLANK([.G156]);&quot;&quot;;SUM([.G156:.L156]))">
            <text:p/>
          </table:table-cell>
          <table:table-cell table:style-name="ce6" table:formula="of:=IF(OR([.G156]&gt;4;[.H156]&gt;4;[.I156]&gt;4;[.J156]&gt;4;[.K156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93" calcext:value-type="float">
            <text:p>74393</text:p>
          </table:table-cell>
          <table:table-cell table:style-name="ce1" table:number-columns-repeated="3"/>
          <table:table-cell table:style-name="ce1" table:formula="of:=[.B157]" office:value-type="float" office:value="74393" calcext:value-type="float">
            <text:p>74393</text:p>
          </table:table-cell>
          <table:table-cell table:style-name="ce3" table:number-columns-repeated="6"/>
          <table:table-cell table:style-name="ce4" table:formula="of:=IF(ISBLANK([.G157]);&quot;&quot;;SUM([.G157:.L157]))">
            <text:p/>
          </table:table-cell>
          <table:table-cell table:style-name="ce6" table:formula="of:=IF(OR([.G157]&gt;4;[.H157]&gt;4;[.I157]&gt;4;[.J157]&gt;4;[.K157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94" calcext:value-type="float">
            <text:p>74394</text:p>
          </table:table-cell>
          <table:table-cell table:style-name="ce1" table:number-columns-repeated="3"/>
          <table:table-cell table:style-name="ce1" table:formula="of:=[.B158]" office:value-type="float" office:value="74394" calcext:value-type="float">
            <text:p>74394</text:p>
          </table:table-cell>
          <table:table-cell table:style-name="ce3" table:number-columns-repeated="6"/>
          <table:table-cell table:style-name="ce4" table:formula="of:=IF(ISBLANK([.G158]);&quot;&quot;;SUM([.G158:.L158]))">
            <text:p/>
          </table:table-cell>
          <table:table-cell table:style-name="ce6" table:formula="of:=IF(OR([.G158]&gt;4;[.H158]&gt;4;[.I158]&gt;4;[.J158]&gt;4;[.K158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95" calcext:value-type="float">
            <text:p>74395</text:p>
          </table:table-cell>
          <table:table-cell table:style-name="ce1" table:number-columns-repeated="3"/>
          <table:table-cell table:style-name="ce1" table:formula="of:=[.B159]" office:value-type="float" office:value="74395" calcext:value-type="float">
            <text:p>74395</text:p>
          </table:table-cell>
          <table:table-cell table:style-name="ce3" table:number-columns-repeated="6"/>
          <table:table-cell table:style-name="ce4" table:formula="of:=IF(ISBLANK([.G159]);&quot;&quot;;SUM([.G159:.L159]))">
            <text:p/>
          </table:table-cell>
          <table:table-cell table:style-name="ce6" table:formula="of:=IF(OR([.G159]&gt;4;[.H159]&gt;4;[.I159]&gt;4;[.J159]&gt;4;[.K159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96" calcext:value-type="float">
            <text:p>74396</text:p>
          </table:table-cell>
          <table:table-cell table:style-name="ce1" table:number-columns-repeated="3"/>
          <table:table-cell table:style-name="ce1" table:formula="of:=[.B160]" office:value-type="float" office:value="74396" calcext:value-type="float">
            <text:p>74396</text:p>
          </table:table-cell>
          <table:table-cell table:style-name="ce3" table:number-columns-repeated="6"/>
          <table:table-cell table:style-name="ce4" table:formula="of:=IF(ISBLANK([.G160]);&quot;&quot;;SUM([.G160:.L160]))">
            <text:p/>
          </table:table-cell>
          <table:table-cell table:style-name="ce6" table:formula="of:=IF(OR([.G160]&gt;4;[.H160]&gt;4;[.I160]&gt;4;[.J160]&gt;4;[.K160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97" calcext:value-type="float">
            <text:p>74397</text:p>
          </table:table-cell>
          <table:table-cell table:style-name="ce1" table:number-columns-repeated="3"/>
          <table:table-cell table:style-name="ce1" table:formula="of:=[.B161]" office:value-type="float" office:value="74397" calcext:value-type="float">
            <text:p>74397</text:p>
          </table:table-cell>
          <table:table-cell table:style-name="ce3" table:number-columns-repeated="6"/>
          <table:table-cell table:style-name="ce4" table:formula="of:=IF(ISBLANK([.G161]);&quot;&quot;;SUM([.G161:.L161]))">
            <text:p/>
          </table:table-cell>
          <table:table-cell table:style-name="ce6" table:formula="of:=IF(OR([.G161]&gt;4;[.H161]&gt;4;[.I161]&gt;4;[.J161]&gt;4;[.K161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98" calcext:value-type="float">
            <text:p>74398</text:p>
          </table:table-cell>
          <table:table-cell table:style-name="ce1" table:number-columns-repeated="3"/>
          <table:table-cell table:style-name="ce1" table:formula="of:=[.B162]" office:value-type="float" office:value="74398" calcext:value-type="float">
            <text:p>7439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.5" calcext:value-type="float">
            <text:p>3,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IF(ISBLANK([.G162]);&quot;&quot;;SUM([.G162:.L162]))" office:value-type="float" office:value="19.5" calcext:value-type="float">
            <text:p>19,5</text:p>
          </table:table-cell>
          <table:table-cell table:style-name="ce6" table:formula="of:=IF(OR([.G162]&gt;4;[.H162]&gt;4;[.I162]&gt;4;[.J162]&gt;4;[.K162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399" calcext:value-type="float">
            <text:p>74399</text:p>
          </table:table-cell>
          <table:table-cell table:style-name="ce1" table:number-columns-repeated="3"/>
          <table:table-cell table:style-name="ce1" table:formula="of:=[.B163]" office:value-type="float" office:value="74399" calcext:value-type="float">
            <text:p>74399</text:p>
          </table:table-cell>
          <table:table-cell table:style-name="ce3" table:number-columns-repeated="6"/>
          <table:table-cell table:style-name="ce4" table:formula="of:=IF(ISBLANK([.G163]);&quot;&quot;;SUM([.G163:.L163]))">
            <text:p/>
          </table:table-cell>
          <table:table-cell table:style-name="ce6" table:formula="of:=IF(OR([.G163]&gt;4;[.H163]&gt;4;[.I163]&gt;4;[.J163]&gt;4;[.K163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400" calcext:value-type="float">
            <text:p>74400</text:p>
          </table:table-cell>
          <table:table-cell table:style-name="ce1" table:number-columns-repeated="3"/>
          <table:table-cell table:style-name="ce1" table:formula="of:=[.B164]" office:value-type="float" office:value="74400" calcext:value-type="float">
            <text:p>74400</text:p>
          </table:table-cell>
          <table:table-cell table:style-name="ce3" table:number-columns-repeated="6"/>
          <table:table-cell table:style-name="ce4" table:formula="of:=IF(ISBLANK([.G164]);&quot;&quot;;SUM([.G164:.L164]))">
            <text:p/>
          </table:table-cell>
          <table:table-cell table:style-name="ce6" table:formula="of:=IF(OR([.G164]&gt;4;[.H164]&gt;4;[.I164]&gt;4;[.J164]&gt;4;[.K164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401" calcext:value-type="float">
            <text:p>74401</text:p>
          </table:table-cell>
          <table:table-cell table:style-name="ce1" table:number-columns-repeated="3"/>
          <table:table-cell table:style-name="ce1" table:formula="of:=[.B165]" office:value-type="float" office:value="74401" calcext:value-type="float">
            <text:p>74401</text:p>
          </table:table-cell>
          <table:table-cell table:style-name="ce3" table:number-columns-repeated="6"/>
          <table:table-cell table:style-name="ce4" table:formula="of:=IF(ISBLANK([.G165]);&quot;&quot;;SUM([.G165:.L165]))">
            <text:p/>
          </table:table-cell>
          <table:table-cell table:style-name="ce6" table:formula="of:=IF(OR([.G165]&gt;4;[.H165]&gt;4;[.I165]&gt;4;[.J165]&gt;4;[.K165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402" calcext:value-type="float">
            <text:p>74402</text:p>
          </table:table-cell>
          <table:table-cell table:style-name="ce1" table:number-columns-repeated="3"/>
          <table:table-cell table:style-name="ce1" table:formula="of:=[.B166]" office:value-type="float" office:value="74402" calcext:value-type="float">
            <text:p>74402</text:p>
          </table:table-cell>
          <table:table-cell table:style-name="ce3" table:number-columns-repeated="6"/>
          <table:table-cell table:style-name="ce4" table:formula="of:=IF(ISBLANK([.G166]);&quot;&quot;;SUM([.G166:.L166]))">
            <text:p/>
          </table:table-cell>
          <table:table-cell table:style-name="ce6" table:formula="of:=IF(OR([.G166]&gt;4;[.H166]&gt;4;[.I166]&gt;4;[.J166]&gt;4;[.K166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403" calcext:value-type="float">
            <text:p>74403</text:p>
          </table:table-cell>
          <table:table-cell table:style-name="ce1" table:number-columns-repeated="3"/>
          <table:table-cell table:style-name="ce1" table:formula="of:=[.B167]" office:value-type="float" office:value="74403" calcext:value-type="float">
            <text:p>74403</text:p>
          </table:table-cell>
          <table:table-cell table:style-name="ce3" table:number-columns-repeated="6"/>
          <table:table-cell table:style-name="ce4" table:formula="of:=IF(ISBLANK([.G167]);&quot;&quot;;SUM([.G167:.L167]))">
            <text:p/>
          </table:table-cell>
          <table:table-cell table:style-name="ce6" table:formula="of:=IF(OR([.G167]&gt;4;[.H167]&gt;4;[.I167]&gt;4;[.J167]&gt;4;[.K167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404" calcext:value-type="float">
            <text:p>74404</text:p>
          </table:table-cell>
          <table:table-cell table:style-name="ce1" table:number-columns-repeated="3"/>
          <table:table-cell table:style-name="ce1" table:formula="of:=[.B168]" office:value-type="float" office:value="74404" calcext:value-type="float">
            <text:p>74404</text:p>
          </table:table-cell>
          <table:table-cell table:style-name="ce3" table:number-columns-repeated="6"/>
          <table:table-cell table:style-name="ce4" table:formula="of:=IF(ISBLANK([.G168]);&quot;&quot;;SUM([.G168:.L168]))">
            <text:p/>
          </table:table-cell>
          <table:table-cell table:style-name="ce6" table:formula="of:=IF(OR([.G168]&gt;4;[.H168]&gt;4;[.I168]&gt;4;[.J168]&gt;4;[.K168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405" calcext:value-type="float">
            <text:p>74405</text:p>
          </table:table-cell>
          <table:table-cell table:style-name="ce1" table:number-columns-repeated="3"/>
          <table:table-cell table:style-name="ce1" table:formula="of:=[.B169]" office:value-type="float" office:value="74405" calcext:value-type="float">
            <text:p>74405</text:p>
          </table:table-cell>
          <table:table-cell table:style-name="ce3" table:number-columns-repeated="6"/>
          <table:table-cell table:style-name="ce4" table:formula="of:=IF(ISBLANK([.G169]);&quot;&quot;;SUM([.G169:.L169]))">
            <text:p/>
          </table:table-cell>
          <table:table-cell table:style-name="ce6" table:formula="of:=IF(OR([.G169]&gt;4;[.H169]&gt;4;[.I169]&gt;4;[.J169]&gt;4;[.K169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406" calcext:value-type="float">
            <text:p>74406</text:p>
          </table:table-cell>
          <table:table-cell table:style-name="ce1" table:number-columns-repeated="3"/>
          <table:table-cell table:style-name="ce1" table:formula="of:=[.B170]" office:value-type="float" office:value="74406" calcext:value-type="float">
            <text:p>74406</text:p>
          </table:table-cell>
          <table:table-cell table:style-name="ce3" table:number-columns-repeated="6"/>
          <table:table-cell table:style-name="ce4" table:formula="of:=IF(ISBLANK([.G170]);&quot;&quot;;SUM([.G170:.L170]))">
            <text:p/>
          </table:table-cell>
          <table:table-cell table:style-name="ce6" table:formula="of:=IF(OR([.G170]&gt;4;[.H170]&gt;4;[.I170]&gt;4;[.J170]&gt;4;[.K170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407" calcext:value-type="float">
            <text:p>74407</text:p>
          </table:table-cell>
          <table:table-cell table:style-name="ce1" table:number-columns-repeated="3"/>
          <table:table-cell table:style-name="ce1" table:formula="of:=[.B171]" office:value-type="float" office:value="74407" calcext:value-type="float">
            <text:p>74407</text:p>
          </table:table-cell>
          <table:table-cell table:style-name="ce3" table:number-columns-repeated="6"/>
          <table:table-cell table:style-name="ce4" table:formula="of:=IF(ISBLANK([.G171]);&quot;&quot;;SUM([.G171:.L171]))">
            <text:p/>
          </table:table-cell>
          <table:table-cell table:style-name="ce6" table:formula="of:=IF(OR([.G171]&gt;4;[.H171]&gt;4;[.I171]&gt;4;[.J171]&gt;4;[.K171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408" calcext:value-type="float">
            <text:p>74408</text:p>
          </table:table-cell>
          <table:table-cell table:style-name="ce1" table:number-columns-repeated="3"/>
          <table:table-cell table:style-name="ce1" table:formula="of:=[.B172]" office:value-type="float" office:value="74408" calcext:value-type="float">
            <text:p>74408</text:p>
          </table:table-cell>
          <table:table-cell table:style-name="ce3" table:number-columns-repeated="6"/>
          <table:table-cell table:style-name="ce4" table:formula="of:=IF(ISBLANK([.G172]);&quot;&quot;;SUM([.G172:.L172]))">
            <text:p/>
          </table:table-cell>
          <table:table-cell table:style-name="ce6" table:formula="of:=IF(OR([.G172]&gt;4;[.H172]&gt;4;[.I172]&gt;4;[.J172]&gt;4;[.K172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409" calcext:value-type="float">
            <text:p>74409</text:p>
          </table:table-cell>
          <table:table-cell table:style-name="ce1" table:number-columns-repeated="3"/>
          <table:table-cell table:style-name="ce1" table:formula="of:=[.B173]" office:value-type="float" office:value="74409" calcext:value-type="float">
            <text:p>74409</text:p>
          </table:table-cell>
          <table:table-cell table:style-name="ce3" table:number-columns-repeated="6"/>
          <table:table-cell table:style-name="ce4" table:formula="of:=IF(ISBLANK([.G173]);&quot;&quot;;SUM([.G173:.L173]))">
            <text:p/>
          </table:table-cell>
          <table:table-cell table:style-name="ce6" table:formula="of:=IF(OR([.G173]&gt;4;[.H173]&gt;4;[.I173]&gt;4;[.J173]&gt;4;[.K173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410" calcext:value-type="float">
            <text:p>74410</text:p>
          </table:table-cell>
          <table:table-cell table:style-name="ce1" table:number-columns-repeated="3"/>
          <table:table-cell table:style-name="ce1" table:formula="of:=[.B174]" office:value-type="float" office:value="74410" calcext:value-type="float">
            <text:p>74410</text:p>
          </table:table-cell>
          <table:table-cell table:style-name="ce3" table:number-columns-repeated="6"/>
          <table:table-cell table:style-name="ce4" table:formula="of:=IF(ISBLANK([.G174]);&quot;&quot;;SUM([.G174:.L174]))">
            <text:p/>
          </table:table-cell>
          <table:table-cell table:style-name="ce6" table:formula="of:=IF(OR([.G174]&gt;4;[.H174]&gt;4;[.I174]&gt;4;[.J174]&gt;4;[.K174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411" calcext:value-type="float">
            <text:p>74411</text:p>
          </table:table-cell>
          <table:table-cell table:style-name="ce1" table:number-columns-repeated="3"/>
          <table:table-cell table:style-name="ce1" table:formula="of:=[.B175]" office:value-type="float" office:value="74411" calcext:value-type="float">
            <text:p>74411</text:p>
          </table:table-cell>
          <table:table-cell table:style-name="ce3" table:number-columns-repeated="6"/>
          <table:table-cell table:style-name="ce4" table:formula="of:=IF(ISBLANK([.G175]);&quot;&quot;;SUM([.G175:.L175]))">
            <text:p/>
          </table:table-cell>
          <table:table-cell table:style-name="ce6" table:formula="of:=IF(OR([.G175]&gt;4;[.H175]&gt;4;[.I175]&gt;4;[.J175]&gt;4;[.K175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412" calcext:value-type="float">
            <text:p>74412</text:p>
          </table:table-cell>
          <table:table-cell table:style-name="ce1" table:number-columns-repeated="3"/>
          <table:table-cell table:style-name="ce1" table:formula="of:=[.B176]" office:value-type="float" office:value="74412" calcext:value-type="float">
            <text:p>74412</text:p>
          </table:table-cell>
          <table:table-cell table:style-name="ce3" table:number-columns-repeated="6"/>
          <table:table-cell table:style-name="ce4" table:formula="of:=IF(ISBLANK([.G176]);&quot;&quot;;SUM([.G176:.L176]))">
            <text:p/>
          </table:table-cell>
          <table:table-cell table:style-name="ce6" table:formula="of:=IF(OR([.G176]&gt;4;[.H176]&gt;4;[.I176]&gt;4;[.J176]&gt;4;[.K176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413" calcext:value-type="float">
            <text:p>74413</text:p>
          </table:table-cell>
          <table:table-cell table:style-name="ce1" table:number-columns-repeated="3"/>
          <table:table-cell table:style-name="ce1" table:formula="of:=[.B177]" office:value-type="float" office:value="74413" calcext:value-type="float">
            <text:p>74413</text:p>
          </table:table-cell>
          <table:table-cell table:style-name="ce3" table:number-columns-repeated="6"/>
          <table:table-cell table:style-name="ce4" table:formula="of:=IF(ISBLANK([.G177]);&quot;&quot;;SUM([.G177:.L177]))">
            <text:p/>
          </table:table-cell>
          <table:table-cell table:style-name="ce6" table:formula="of:=IF(OR([.G177]&gt;4;[.H177]&gt;4;[.I177]&gt;4;[.J177]&gt;4;[.K177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414" calcext:value-type="float">
            <text:p>74414</text:p>
          </table:table-cell>
          <table:table-cell table:style-name="ce1" table:number-columns-repeated="3"/>
          <table:table-cell table:style-name="ce1" table:formula="of:=[.B178]" office:value-type="float" office:value="74414" calcext:value-type="float">
            <text:p>74414</text:p>
          </table:table-cell>
          <table:table-cell table:style-name="ce3" table:number-columns-repeated="6"/>
          <table:table-cell table:style-name="ce4" table:formula="of:=IF(ISBLANK([.G178]);&quot;&quot;;SUM([.G178:.L178]))">
            <text:p/>
          </table:table-cell>
          <table:table-cell table:style-name="ce6" table:formula="of:=IF(OR([.G178]&gt;4;[.H178]&gt;4;[.I178]&gt;4;[.J178]&gt;4;[.K178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415" calcext:value-type="float">
            <text:p>74415</text:p>
          </table:table-cell>
          <table:table-cell table:style-name="ce1" table:number-columns-repeated="3"/>
          <table:table-cell table:style-name="ce1" table:formula="of:=[.B179]" office:value-type="float" office:value="74415" calcext:value-type="float">
            <text:p>74415</text:p>
          </table:table-cell>
          <table:table-cell table:style-name="ce3" table:number-columns-repeated="6"/>
          <table:table-cell table:style-name="ce4" table:formula="of:=IF(ISBLANK([.G179]);&quot;&quot;;SUM([.G179:.L179]))">
            <text:p/>
          </table:table-cell>
          <table:table-cell table:style-name="ce6" table:formula="of:=IF(OR([.G179]&gt;4;[.H179]&gt;4;[.I179]&gt;4;[.J179]&gt;4;[.K179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416" calcext:value-type="float">
            <text:p>74416</text:p>
          </table:table-cell>
          <table:table-cell table:style-name="ce1" table:number-columns-repeated="3"/>
          <table:table-cell table:style-name="ce1" table:formula="of:=[.B180]" office:value-type="float" office:value="74416" calcext:value-type="float">
            <text:p>74416</text:p>
          </table:table-cell>
          <table:table-cell table:style-name="ce3" table:number-columns-repeated="6"/>
          <table:table-cell table:style-name="ce4" table:formula="of:=IF(ISBLANK([.G180]);&quot;&quot;;SUM([.G180:.L180]))">
            <text:p/>
          </table:table-cell>
          <table:table-cell table:style-name="ce6" table:formula="of:=IF(OR([.G180]&gt;4;[.H180]&gt;4;[.I180]&gt;4;[.J180]&gt;4;[.K180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417" calcext:value-type="float">
            <text:p>74417</text:p>
          </table:table-cell>
          <table:table-cell table:style-name="ce1" table:number-columns-repeated="3"/>
          <table:table-cell table:style-name="ce1" table:formula="of:=[.B181]" office:value-type="float" office:value="74417" calcext:value-type="float">
            <text:p>744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,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IF(ISBLANK([.G181]);&quot;&quot;;SUM([.G181:.L181]))" office:value-type="float" office:value="12.5" calcext:value-type="float">
            <text:p>12,5</text:p>
          </table:table-cell>
          <table:table-cell table:style-name="ce6" table:formula="of:=IF(OR([.G181]&gt;4;[.H181]&gt;4;[.I181]&gt;4;[.J181]&gt;4;[.K181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418" calcext:value-type="float">
            <text:p>74418</text:p>
          </table:table-cell>
          <table:table-cell table:style-name="ce1" table:number-columns-repeated="3"/>
          <table:table-cell table:style-name="ce1" table:formula="of:=[.B182]" office:value-type="float" office:value="74418" calcext:value-type="float">
            <text:p>74418</text:p>
          </table:table-cell>
          <table:table-cell table:style-name="ce3" table:number-columns-repeated="6"/>
          <table:table-cell table:style-name="ce4" table:formula="of:=IF(ISBLANK([.G182]);&quot;&quot;;SUM([.G182:.L182]))">
            <text:p/>
          </table:table-cell>
          <table:table-cell table:style-name="ce6" table:formula="of:=IF(OR([.G182]&gt;4;[.H182]&gt;4;[.I182]&gt;4;[.J182]&gt;4;[.K182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419" calcext:value-type="float">
            <text:p>74419</text:p>
          </table:table-cell>
          <table:table-cell table:style-name="ce1" table:number-columns-repeated="3"/>
          <table:table-cell table:style-name="ce1" table:formula="of:=[.B183]" office:value-type="float" office:value="74419" calcext:value-type="float">
            <text:p>74419</text:p>
          </table:table-cell>
          <table:table-cell table:style-name="ce3" table:number-columns-repeated="6"/>
          <table:table-cell table:style-name="ce4" table:formula="of:=IF(ISBLANK([.G183]);&quot;&quot;;SUM([.G183:.L183]))">
            <text:p/>
          </table:table-cell>
          <table:table-cell table:style-name="ce6" table:formula="of:=IF(OR([.G183]&gt;4;[.H183]&gt;4;[.I183]&gt;4;[.J183]&gt;4;[.K183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420" calcext:value-type="float">
            <text:p>74420</text:p>
          </table:table-cell>
          <table:table-cell table:style-name="ce1" table:number-columns-repeated="3"/>
          <table:table-cell table:style-name="ce1" table:formula="of:=[.B184]" office:value-type="float" office:value="74420" calcext:value-type="float">
            <text:p>74420</text:p>
          </table:table-cell>
          <table:table-cell table:style-name="ce3" table:number-columns-repeated="6"/>
          <table:table-cell table:style-name="ce4" table:formula="of:=IF(ISBLANK([.G184]);&quot;&quot;;SUM([.G184:.L184]))">
            <text:p/>
          </table:table-cell>
          <table:table-cell table:style-name="ce6" table:formula="of:=IF(OR([.G184]&gt;4;[.H184]&gt;4;[.I184]&gt;4;[.J184]&gt;4;[.K184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421" calcext:value-type="float">
            <text:p>74421</text:p>
          </table:table-cell>
          <table:table-cell table:style-name="ce1" table:number-columns-repeated="3"/>
          <table:table-cell table:style-name="ce1" table:formula="of:=[.B185]" office:value-type="float" office:value="74421" calcext:value-type="float">
            <text:p>74421</text:p>
          </table:table-cell>
          <table:table-cell table:style-name="ce3" table:number-columns-repeated="6"/>
          <table:table-cell table:style-name="ce4" table:formula="of:=IF(ISBLANK([.G185]);&quot;&quot;;SUM([.G185:.L185]))">
            <text:p/>
          </table:table-cell>
          <table:table-cell table:style-name="ce6" table:formula="of:=IF(OR([.G185]&gt;4;[.H185]&gt;4;[.I185]&gt;4;[.J185]&gt;4;[.K185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422" calcext:value-type="float">
            <text:p>74422</text:p>
          </table:table-cell>
          <table:table-cell table:style-name="ce1" table:number-columns-repeated="3"/>
          <table:table-cell table:style-name="ce1" table:formula="of:=[.B186]" office:value-type="float" office:value="74422" calcext:value-type="float">
            <text:p>7442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4" table:formula="of:=IF(ISBLANK([.G186]);&quot;&quot;;SUM([.G186:.L186]))" office:value-type="float" office:value="0" calcext:value-type="float">
            <text:p>0</text:p>
          </table:table-cell>
          <table:table-cell table:style-name="ce6" table:formula="of:=IF(OR([.G186]&gt;4;[.H186]&gt;4;[.I186]&gt;4;[.J186]&gt;4;[.K186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423" calcext:value-type="float">
            <text:p>74423</text:p>
          </table:table-cell>
          <table:table-cell table:style-name="ce1" table:number-columns-repeated="3"/>
          <table:table-cell table:style-name="ce1" table:formula="of:=[.B187]" office:value-type="float" office:value="74423" calcext:value-type="float">
            <text:p>74423</text:p>
          </table:table-cell>
          <table:table-cell table:style-name="ce3" table:number-columns-repeated="6"/>
          <table:table-cell table:style-name="ce4" table:formula="of:=IF(ISBLANK([.G187]);&quot;&quot;;SUM([.G187:.L187]))">
            <text:p/>
          </table:table-cell>
          <table:table-cell table:style-name="ce6" table:formula="of:=IF(OR([.G187]&gt;4;[.H187]&gt;4;[.I187]&gt;4;[.J187]&gt;4;[.K187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424" calcext:value-type="float">
            <text:p>74424</text:p>
          </table:table-cell>
          <table:table-cell table:style-name="ce1" table:number-columns-repeated="3"/>
          <table:table-cell table:style-name="ce1" table:formula="of:=[.B188]" office:value-type="float" office:value="74424" calcext:value-type="float">
            <text:p>744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5" calcext:value-type="float">
            <text:p>1,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4" table:formula="of:=IF(ISBLANK([.G188]);&quot;&quot;;SUM([.G188:.L188]))" office:value-type="float" office:value="2.5" calcext:value-type="float">
            <text:p>2,5</text:p>
          </table:table-cell>
          <table:table-cell table:style-name="ce6" table:formula="of:=IF(OR([.G188]&gt;4;[.H188]&gt;4;[.I188]&gt;4;[.J188]&gt;4;[.K188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425" calcext:value-type="float">
            <text:p>74425</text:p>
          </table:table-cell>
          <table:table-cell table:style-name="ce1" table:number-columns-repeated="3"/>
          <table:table-cell table:style-name="ce1" table:formula="of:=[.B189]" office:value-type="float" office:value="74425" calcext:value-type="float">
            <text:p>74425</text:p>
          </table:table-cell>
          <table:table-cell table:style-name="ce3" table:number-columns-repeated="6"/>
          <table:table-cell table:style-name="ce4" table:formula="of:=IF(ISBLANK([.G189]);&quot;&quot;;SUM([.G189:.L189]))">
            <text:p/>
          </table:table-cell>
          <table:table-cell table:style-name="ce6" table:formula="of:=IF(OR([.G189]&gt;4;[.H189]&gt;4;[.I189]&gt;4;[.J189]&gt;4;[.K189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426" calcext:value-type="float">
            <text:p>74426</text:p>
          </table:table-cell>
          <table:table-cell table:style-name="ce1" table:number-columns-repeated="3"/>
          <table:table-cell table:style-name="ce1" table:formula="of:=[.B190]" office:value-type="float" office:value="74426" calcext:value-type="float">
            <text:p>74426</text:p>
          </table:table-cell>
          <table:table-cell table:style-name="ce3" table:number-columns-repeated="6"/>
          <table:table-cell table:style-name="ce4" table:formula="of:=IF(ISBLANK([.G190]);&quot;&quot;;SUM([.G190:.L190]))">
            <text:p/>
          </table:table-cell>
          <table:table-cell table:style-name="ce6" table:formula="of:=IF(OR([.G190]&gt;4;[.H190]&gt;4;[.I190]&gt;4;[.J190]&gt;4;[.K190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427" calcext:value-type="float">
            <text:p>74427</text:p>
          </table:table-cell>
          <table:table-cell table:style-name="ce1" table:number-columns-repeated="3"/>
          <table:table-cell table:style-name="ce1" table:formula="of:=[.B191]" office:value-type="float" office:value="74427" calcext:value-type="float">
            <text:p>74427</text:p>
          </table:table-cell>
          <table:table-cell table:style-name="ce3" table:number-columns-repeated="6"/>
          <table:table-cell table:style-name="ce4" table:formula="of:=IF(ISBLANK([.G191]);&quot;&quot;;SUM([.G191:.L191]))">
            <text:p/>
          </table:table-cell>
          <table:table-cell table:style-name="ce6" table:formula="of:=IF(OR([.G191]&gt;4;[.H191]&gt;4;[.I191]&gt;4;[.J191]&gt;4;[.K191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428" calcext:value-type="float">
            <text:p>74428</text:p>
          </table:table-cell>
          <table:table-cell table:style-name="ce1" table:number-columns-repeated="3"/>
          <table:table-cell table:style-name="ce1" table:formula="of:=[.B192]" office:value-type="float" office:value="74428" calcext:value-type="float">
            <text:p>74428</text:p>
          </table:table-cell>
          <table:table-cell table:style-name="ce3" table:number-columns-repeated="6"/>
          <table:table-cell table:style-name="ce4" table:formula="of:=IF(ISBLANK([.G192]);&quot;&quot;;SUM([.G192:.L192]))">
            <text:p/>
          </table:table-cell>
          <table:table-cell table:style-name="ce6" table:formula="of:=IF(OR([.G192]&gt;4;[.H192]&gt;4;[.I192]&gt;4;[.J192]&gt;4;[.K192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429" calcext:value-type="float">
            <text:p>74429</text:p>
          </table:table-cell>
          <table:table-cell table:style-name="ce1" table:number-columns-repeated="3"/>
          <table:table-cell table:style-name="ce1" table:formula="of:=[.B193]" office:value-type="float" office:value="74429" calcext:value-type="float">
            <text:p>74429</text:p>
          </table:table-cell>
          <table:table-cell table:style-name="ce3" table:number-columns-repeated="6"/>
          <table:table-cell table:style-name="ce4" table:formula="of:=IF(ISBLANK([.G193]);&quot;&quot;;SUM([.G193:.L193]))">
            <text:p/>
          </table:table-cell>
          <table:table-cell table:style-name="ce6" table:formula="of:=IF(OR([.G193]&gt;4;[.H193]&gt;4;[.I193]&gt;4;[.J193]&gt;4;[.K193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430" calcext:value-type="float">
            <text:p>74430</text:p>
          </table:table-cell>
          <table:table-cell table:style-name="ce1" table:number-columns-repeated="3"/>
          <table:table-cell table:style-name="ce1" table:formula="of:=[.B194]" office:value-type="float" office:value="74430" calcext:value-type="float">
            <text:p>74430</text:p>
          </table:table-cell>
          <table:table-cell table:style-name="ce3" table:number-columns-repeated="6"/>
          <table:table-cell table:style-name="ce4" table:formula="of:=IF(ISBLANK([.G194]);&quot;&quot;;SUM([.G194:.L194]))">
            <text:p/>
          </table:table-cell>
          <table:table-cell table:style-name="ce6" table:formula="of:=IF(OR([.G194]&gt;4;[.H194]&gt;4;[.I194]&gt;4;[.J194]&gt;4;[.K194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431" calcext:value-type="float">
            <text:p>74431</text:p>
          </table:table-cell>
          <table:table-cell table:style-name="ce1" table:number-columns-repeated="3"/>
          <table:table-cell table:style-name="ce1" table:formula="of:=[.B195]" office:value-type="float" office:value="74431" calcext:value-type="float">
            <text:p>74431</text:p>
          </table:table-cell>
          <table:table-cell table:style-name="ce3" table:number-columns-repeated="6"/>
          <table:table-cell table:style-name="ce4" table:formula="of:=IF(ISBLANK([.G195]);&quot;&quot;;SUM([.G195:.L195]))">
            <text:p/>
          </table:table-cell>
          <table:table-cell table:style-name="ce6" table:formula="of:=IF(OR([.G195]&gt;4;[.H195]&gt;4;[.I195]&gt;4;[.J195]&gt;4;[.K195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432" calcext:value-type="float">
            <text:p>74432</text:p>
          </table:table-cell>
          <table:table-cell table:style-name="ce1" table:number-columns-repeated="3"/>
          <table:table-cell table:style-name="ce1" table:formula="of:=[.B196]" office:value-type="float" office:value="74432" calcext:value-type="float">
            <text:p>74432</text:p>
          </table:table-cell>
          <table:table-cell table:style-name="ce3" table:number-columns-repeated="6"/>
          <table:table-cell table:style-name="ce4" table:formula="of:=IF(ISBLANK([.G196]);&quot;&quot;;SUM([.G196:.L196]))">
            <text:p/>
          </table:table-cell>
          <table:table-cell table:style-name="ce6" table:formula="of:=IF(OR([.G196]&gt;4;[.H196]&gt;4;[.I196]&gt;4;[.J196]&gt;4;[.K196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433" calcext:value-type="float">
            <text:p>74433</text:p>
          </table:table-cell>
          <table:table-cell table:style-name="ce1" table:number-columns-repeated="3"/>
          <table:table-cell table:style-name="ce1" table:formula="of:=[.B197]" office:value-type="float" office:value="74433" calcext:value-type="float">
            <text:p>74433</text:p>
          </table:table-cell>
          <table:table-cell table:style-name="ce3" table:number-columns-repeated="6"/>
          <table:table-cell table:style-name="ce4" table:formula="of:=IF(ISBLANK([.G197]);&quot;&quot;;SUM([.G197:.L197]))">
            <text:p/>
          </table:table-cell>
          <table:table-cell table:style-name="ce6" table:formula="of:=IF(OR([.G197]&gt;4;[.H197]&gt;4;[.I197]&gt;4;[.J197]&gt;4;[.K197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434" calcext:value-type="float">
            <text:p>74434</text:p>
          </table:table-cell>
          <table:table-cell table:style-name="ce1" table:number-columns-repeated="3"/>
          <table:table-cell table:style-name="ce1" table:formula="of:=[.B198]" office:value-type="float" office:value="74434" calcext:value-type="float">
            <text:p>74434</text:p>
          </table:table-cell>
          <table:table-cell table:style-name="ce3" table:number-columns-repeated="6"/>
          <table:table-cell table:style-name="ce4" table:formula="of:=IF(ISBLANK([.G198]);&quot;&quot;;SUM([.G198:.L198]))">
            <text:p/>
          </table:table-cell>
          <table:table-cell table:style-name="ce6" table:formula="of:=IF(OR([.G198]&gt;4;[.H198]&gt;4;[.I198]&gt;4;[.J198]&gt;4;[.K198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435" calcext:value-type="float">
            <text:p>74435</text:p>
          </table:table-cell>
          <table:table-cell table:style-name="ce1" table:number-columns-repeated="3"/>
          <table:table-cell table:style-name="ce1" table:formula="of:=[.B199]" office:value-type="float" office:value="74435" calcext:value-type="float">
            <text:p>74435</text:p>
          </table:table-cell>
          <table:table-cell table:style-name="ce3" table:number-columns-repeated="6"/>
          <table:table-cell table:style-name="ce4" table:formula="of:=IF(ISBLANK([.G199]);&quot;&quot;;SUM([.G199:.L199]))">
            <text:p/>
          </table:table-cell>
          <table:table-cell table:style-name="ce6" table:formula="of:=IF(OR([.G199]&gt;4;[.H199]&gt;4;[.I199]&gt;4;[.J199]&gt;4;[.K199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436" calcext:value-type="float">
            <text:p>74436</text:p>
          </table:table-cell>
          <table:table-cell table:style-name="ce1" table:number-columns-repeated="3"/>
          <table:table-cell table:style-name="ce1" table:formula="of:=[.B200]" office:value-type="float" office:value="74436" calcext:value-type="float">
            <text:p>74436</text:p>
          </table:table-cell>
          <table:table-cell table:style-name="ce3" table:number-columns-repeated="6"/>
          <table:table-cell table:style-name="ce4" table:formula="of:=IF(ISBLANK([.G200]);&quot;&quot;;SUM([.G200:.L200]))">
            <text:p/>
          </table:table-cell>
          <table:table-cell table:style-name="ce6" table:formula="of:=IF(OR([.G200]&gt;4;[.H200]&gt;4;[.I200]&gt;4;[.J200]&gt;4;[.K200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437" calcext:value-type="float">
            <text:p>74437</text:p>
          </table:table-cell>
          <table:table-cell table:style-name="ce1" table:number-columns-repeated="3"/>
          <table:table-cell table:style-name="ce1" table:formula="of:=[.B201]" office:value-type="float" office:value="74437" calcext:value-type="float">
            <text:p>74437</text:p>
          </table:table-cell>
          <table:table-cell table:style-name="ce3" table:number-columns-repeated="6"/>
          <table:table-cell table:style-name="ce4" table:formula="of:=IF(ISBLANK([.G201]);&quot;&quot;;SUM([.G201:.L201]))">
            <text:p/>
          </table:table-cell>
          <table:table-cell table:style-name="ce6" table:formula="of:=IF(OR([.G201]&gt;4;[.H201]&gt;4;[.I201]&gt;4;[.J201]&gt;4;[.K201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438" calcext:value-type="float">
            <text:p>74438</text:p>
          </table:table-cell>
          <table:table-cell table:style-name="ce1" table:number-columns-repeated="3"/>
          <table:table-cell table:style-name="ce1" table:formula="of:=[.B202]" office:value-type="float" office:value="74438" calcext:value-type="float">
            <text:p>74438</text:p>
          </table:table-cell>
          <table:table-cell table:style-name="ce3" table:number-columns-repeated="6"/>
          <table:table-cell table:style-name="ce4" table:formula="of:=IF(ISBLANK([.G202]);&quot;&quot;;SUM([.G202:.L202]))">
            <text:p/>
          </table:table-cell>
          <table:table-cell table:style-name="ce6" table:formula="of:=IF(OR([.G202]&gt;4;[.H202]&gt;4;[.I202]&gt;4;[.J202]&gt;4;[.K202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439" calcext:value-type="float">
            <text:p>74439</text:p>
          </table:table-cell>
          <table:table-cell table:style-name="ce1" table:number-columns-repeated="3"/>
          <table:table-cell table:style-name="ce1" table:formula="of:=[.B203]" office:value-type="float" office:value="74439" calcext:value-type="float">
            <text:p>74439</text:p>
          </table:table-cell>
          <table:table-cell table:style-name="ce3" table:number-columns-repeated="6"/>
          <table:table-cell table:style-name="ce4" table:formula="of:=IF(ISBLANK([.G203]);&quot;&quot;;SUM([.G203:.L203]))">
            <text:p/>
          </table:table-cell>
          <table:table-cell table:style-name="ce6" table:formula="of:=IF(OR([.G203]&gt;4;[.H203]&gt;4;[.I203]&gt;4;[.J203]&gt;4;[.K203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440" calcext:value-type="float">
            <text:p>74440</text:p>
          </table:table-cell>
          <table:table-cell table:style-name="ce1" table:number-columns-repeated="3"/>
          <table:table-cell table:style-name="ce1" table:formula="of:=[.B204]" office:value-type="float" office:value="74440" calcext:value-type="float">
            <text:p>74440</text:p>
          </table:table-cell>
          <table:table-cell table:style-name="ce3" table:number-columns-repeated="6"/>
          <table:table-cell table:style-name="ce4" table:formula="of:=IF(ISBLANK([.G204]);&quot;&quot;;SUM([.G204:.L204]))">
            <text:p/>
          </table:table-cell>
          <table:table-cell table:style-name="ce6" table:formula="of:=IF(OR([.G204]&gt;4;[.H204]&gt;4;[.I204]&gt;4;[.J204]&gt;4;[.K204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441" calcext:value-type="float">
            <text:p>74441</text:p>
          </table:table-cell>
          <table:table-cell table:style-name="ce1" table:number-columns-repeated="3"/>
          <table:table-cell table:style-name="ce1" table:formula="of:=[.B205]" office:value-type="float" office:value="74441" calcext:value-type="float">
            <text:p>74441</text:p>
          </table:table-cell>
          <table:table-cell table:style-name="ce3" table:number-columns-repeated="6"/>
          <table:table-cell table:style-name="ce4" table:formula="of:=IF(ISBLANK([.G205]);&quot;&quot;;SUM([.G205:.L205]))">
            <text:p/>
          </table:table-cell>
          <table:table-cell table:style-name="ce6" table:formula="of:=IF(OR([.G205]&gt;4;[.H205]&gt;4;[.I205]&gt;4;[.J205]&gt;4;[.K205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442" calcext:value-type="float">
            <text:p>74442</text:p>
          </table:table-cell>
          <table:table-cell table:style-name="ce1" table:number-columns-repeated="3"/>
          <table:table-cell table:style-name="ce1" table:formula="of:=[.B206]" office:value-type="float" office:value="74442" calcext:value-type="float">
            <text:p>74442</text:p>
          </table:table-cell>
          <table:table-cell table:style-name="ce3" table:number-columns-repeated="6"/>
          <table:table-cell table:style-name="ce4" table:formula="of:=IF(ISBLANK([.G206]);&quot;&quot;;SUM([.G206:.L206]))">
            <text:p/>
          </table:table-cell>
          <table:table-cell table:style-name="ce6" table:formula="of:=IF(OR([.G206]&gt;4;[.H206]&gt;4;[.I206]&gt;4;[.J206]&gt;4;[.K206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443" calcext:value-type="float">
            <text:p>74443</text:p>
          </table:table-cell>
          <table:table-cell table:style-name="ce1" table:number-columns-repeated="3"/>
          <table:table-cell table:style-name="ce1" table:formula="of:=[.B207]" office:value-type="float" office:value="74443" calcext:value-type="float">
            <text:p>74443</text:p>
          </table:table-cell>
          <table:table-cell table:style-name="ce3" table:number-columns-repeated="6"/>
          <table:table-cell table:style-name="ce4" table:formula="of:=IF(ISBLANK([.G207]);&quot;&quot;;SUM([.G207:.L207]))">
            <text:p/>
          </table:table-cell>
          <table:table-cell table:style-name="ce6" table:formula="of:=IF(OR([.G207]&gt;4;[.H207]&gt;4;[.I207]&gt;4;[.J207]&gt;4;[.K207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444" calcext:value-type="float">
            <text:p>74444</text:p>
          </table:table-cell>
          <table:table-cell table:style-name="ce1" table:number-columns-repeated="3"/>
          <table:table-cell table:style-name="ce1" table:formula="of:=[.B208]" office:value-type="float" office:value="74444" calcext:value-type="float">
            <text:p>74444</text:p>
          </table:table-cell>
          <table:table-cell table:style-name="ce3" table:number-columns-repeated="6"/>
          <table:table-cell table:style-name="ce4" table:formula="of:=IF(ISBLANK([.G208]);&quot;&quot;;SUM([.G208:.L208]))">
            <text:p/>
          </table:table-cell>
          <table:table-cell table:style-name="ce6" table:formula="of:=IF(OR([.G208]&gt;4;[.H208]&gt;4;[.I208]&gt;4;[.J208]&gt;4;[.K208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445" calcext:value-type="float">
            <text:p>74445</text:p>
          </table:table-cell>
          <table:table-cell table:style-name="ce1" table:number-columns-repeated="3"/>
          <table:table-cell table:style-name="ce1" table:formula="of:=[.B209]" office:value-type="float" office:value="74445" calcext:value-type="float">
            <text:p>74445</text:p>
          </table:table-cell>
          <table:table-cell table:style-name="ce3" table:number-columns-repeated="6"/>
          <table:table-cell table:style-name="ce4" table:formula="of:=IF(ISBLANK([.G209]);&quot;&quot;;SUM([.G209:.L209]))">
            <text:p/>
          </table:table-cell>
          <table:table-cell table:style-name="ce6" table:formula="of:=IF(OR([.G209]&gt;4;[.H209]&gt;4;[.I209]&gt;4;[.J209]&gt;4;[.K209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446" calcext:value-type="float">
            <text:p>74446</text:p>
          </table:table-cell>
          <table:table-cell table:style-name="ce1" table:number-columns-repeated="3"/>
          <table:table-cell table:style-name="ce1" table:formula="of:=[.B210]" office:value-type="float" office:value="74446" calcext:value-type="float">
            <text:p>74446</text:p>
          </table:table-cell>
          <table:table-cell table:style-name="ce3" table:number-columns-repeated="6"/>
          <table:table-cell table:style-name="ce4" table:formula="of:=IF(ISBLANK([.G210]);&quot;&quot;;SUM([.G210:.L210]))">
            <text:p/>
          </table:table-cell>
          <table:table-cell table:style-name="ce6" table:formula="of:=IF(OR([.G210]&gt;4;[.H210]&gt;4;[.I210]&gt;4;[.J210]&gt;4;[.K210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447" calcext:value-type="float">
            <text:p>74447</text:p>
          </table:table-cell>
          <table:table-cell table:style-name="ce1" table:number-columns-repeated="3"/>
          <table:table-cell table:style-name="ce1" table:formula="of:=[.B211]" office:value-type="float" office:value="74447" calcext:value-type="float">
            <text:p>74447</text:p>
          </table:table-cell>
          <table:table-cell table:style-name="ce3" table:number-columns-repeated="6"/>
          <table:table-cell table:style-name="ce4" table:formula="of:=IF(ISBLANK([.G211]);&quot;&quot;;SUM([.G211:.L211]))">
            <text:p/>
          </table:table-cell>
          <table:table-cell table:style-name="ce6" table:formula="of:=IF(OR([.G211]&gt;4;[.H211]&gt;4;[.I211]&gt;4;[.J211]&gt;4;[.K211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448" calcext:value-type="float">
            <text:p>74448</text:p>
          </table:table-cell>
          <table:table-cell table:style-name="ce1" table:number-columns-repeated="3"/>
          <table:table-cell table:style-name="ce1" table:formula="of:=[.B212]" office:value-type="float" office:value="74448" calcext:value-type="float">
            <text:p>74448</text:p>
          </table:table-cell>
          <table:table-cell table:style-name="ce3" table:number-columns-repeated="6"/>
          <table:table-cell table:style-name="ce4" table:formula="of:=IF(ISBLANK([.G212]);&quot;&quot;;SUM([.G212:.L212]))">
            <text:p/>
          </table:table-cell>
          <table:table-cell table:style-name="ce6" table:formula="of:=IF(OR([.G212]&gt;4;[.H212]&gt;4;[.I212]&gt;4;[.J212]&gt;4;[.K212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449" calcext:value-type="float">
            <text:p>74449</text:p>
          </table:table-cell>
          <table:table-cell table:style-name="ce1" table:number-columns-repeated="3"/>
          <table:table-cell table:style-name="ce1" table:formula="of:=[.B213]" office:value-type="float" office:value="74449" calcext:value-type="float">
            <text:p>74449</text:p>
          </table:table-cell>
          <table:table-cell table:style-name="ce3" table:number-columns-repeated="6"/>
          <table:table-cell table:style-name="ce4" table:formula="of:=IF(ISBLANK([.G213]);&quot;&quot;;SUM([.G213:.L213]))">
            <text:p/>
          </table:table-cell>
          <table:table-cell table:style-name="ce6" table:formula="of:=IF(OR([.G213]&gt;4;[.H213]&gt;4;[.I213]&gt;4;[.J213]&gt;4;[.K213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450" calcext:value-type="float">
            <text:p>74450</text:p>
          </table:table-cell>
          <table:table-cell table:style-name="ce1" table:number-columns-repeated="3"/>
          <table:table-cell table:style-name="ce1" table:formula="of:=[.B214]" office:value-type="float" office:value="74450" calcext:value-type="float">
            <text:p>74450</text:p>
          </table:table-cell>
          <table:table-cell table:style-name="ce3" table:number-columns-repeated="6"/>
          <table:table-cell table:style-name="ce4" table:formula="of:=IF(ISBLANK([.G214]);&quot;&quot;;SUM([.G214:.L214]))">
            <text:p/>
          </table:table-cell>
          <table:table-cell table:style-name="ce6" table:formula="of:=IF(OR([.G214]&gt;4;[.H214]&gt;4;[.I214]&gt;4;[.J214]&gt;4;[.K214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451" calcext:value-type="float">
            <text:p>74451</text:p>
          </table:table-cell>
          <table:table-cell table:style-name="ce1" table:number-columns-repeated="3"/>
          <table:table-cell table:style-name="ce1" table:formula="of:=[.B215]" office:value-type="float" office:value="74451" calcext:value-type="float">
            <text:p>74451</text:p>
          </table:table-cell>
          <table:table-cell table:style-name="ce3" table:number-columns-repeated="6"/>
          <table:table-cell table:style-name="ce4" table:formula="of:=IF(ISBLANK([.G215]);&quot;&quot;;SUM([.G215:.L215]))">
            <text:p/>
          </table:table-cell>
          <table:table-cell table:style-name="ce6" table:formula="of:=IF(OR([.G215]&gt;4;[.H215]&gt;4;[.I215]&gt;4;[.J215]&gt;4;[.K215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452" calcext:value-type="float">
            <text:p>74452</text:p>
          </table:table-cell>
          <table:table-cell table:style-name="ce1" table:number-columns-repeated="3"/>
          <table:table-cell table:style-name="ce1" table:formula="of:=[.B216]" office:value-type="float" office:value="74452" calcext:value-type="float">
            <text:p>74452</text:p>
          </table:table-cell>
          <table:table-cell table:style-name="ce3" table:number-columns-repeated="6"/>
          <table:table-cell table:style-name="ce4" table:formula="of:=IF(ISBLANK([.G216]);&quot;&quot;;SUM([.G216:.L216]))">
            <text:p/>
          </table:table-cell>
          <table:table-cell table:style-name="ce6" table:formula="of:=IF(OR([.G216]&gt;4;[.H216]&gt;4;[.I216]&gt;4;[.J216]&gt;4;[.K216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453" calcext:value-type="float">
            <text:p>74453</text:p>
          </table:table-cell>
          <table:table-cell table:style-name="ce1" table:number-columns-repeated="3"/>
          <table:table-cell table:style-name="ce1" table:formula="of:=[.B217]" office:value-type="float" office:value="74453" calcext:value-type="float">
            <text:p>74453</text:p>
          </table:table-cell>
          <table:table-cell table:style-name="ce3" table:number-columns-repeated="6"/>
          <table:table-cell table:style-name="ce4" table:formula="of:=IF(ISBLANK([.G217]);&quot;&quot;;SUM([.G217:.L217]))">
            <text:p/>
          </table:table-cell>
          <table:table-cell table:style-name="ce6" table:formula="of:=IF(OR([.G217]&gt;4;[.H217]&gt;4;[.I217]&gt;4;[.J217]&gt;4;[.K217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454" calcext:value-type="float">
            <text:p>74454</text:p>
          </table:table-cell>
          <table:table-cell table:style-name="ce1" table:number-columns-repeated="3"/>
          <table:table-cell table:style-name="ce1" table:formula="of:=[.B218]" office:value-type="float" office:value="74454" calcext:value-type="float">
            <text:p>74454</text:p>
          </table:table-cell>
          <table:table-cell table:style-name="ce3" table:number-columns-repeated="6"/>
          <table:table-cell table:style-name="ce4" table:formula="of:=IF(ISBLANK([.G218]);&quot;&quot;;SUM([.G218:.L218]))">
            <text:p/>
          </table:table-cell>
          <table:table-cell table:style-name="ce6" table:formula="of:=IF(OR([.G218]&gt;4;[.H218]&gt;4;[.I218]&gt;4;[.J218]&gt;4;[.K218]&gt;4);&quot;Problème&quot;;&quot;&quot;)">
            <text:p/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455" calcext:value-type="float">
            <text:p>74455</text:p>
          </table:table-cell>
          <table:table-cell table:style-name="ce1" table:number-columns-repeated="3"/>
          <table:table-cell table:style-name="ce1" table:formula="of:=[.B219]" office:value-type="float" office:value="74455" calcext:value-type="float">
            <text:p>74455</text:p>
          </table:table-cell>
          <table:table-cell table:style-name="ce3" table:number-columns-repeated="6"/>
          <table:table-cell table:style-name="ce4" table:formula="of:=IF(ISBLANK([.G219]);&quot;&quot;;SUM([.G219:.L219]))">
            <text:p/>
          </table:table-cell>
          <table:table-cell table:style-name="ce6" table:formula="of:=IF(OR([.G219]&gt;4;[.H219]&gt;4;[.I219]&gt;4;[.J219]&gt;4;[.K219]&gt;4);&quot;Problème&quot;;&quot;&quot;)">
            <text:p/>
          </table:table-cell>
          <table:table-cell table:number-columns-repeated="2"/>
        </table:table-row>
        <table:table-row table:style-name="ro1" table:number-rows-repeated="1048356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Feuille2" table:style-name="ta1">
        <office:forms form:automatic-focus="false" form:apply-design-mode="false"/>
        <table:table-column table:style-name="co1" table:number-columns-repeated="13" table:default-cell-style-name="Default"/>
        <table:table-column table:style-name="co1" table:default-cell-style-name="ce5"/>
        <table:table-column table:style-name="co1" table:default-cell-style-name="Default"/>
        <table:table-row table:style-name="ro1">
          <table:table-cell table:style-name="ce1"/>
          <table:table-cell table:style-name="ce1" office:value-type="string" calcext:value-type="string">
            <text:p>Numéro</text:p>
          </table:table-cell>
          <table:table-cell table:style-name="ce2" office:value-type="string" calcext:value-type="string">
            <text:p>Classe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rénom</text:p>
          </table:table-cell>
          <table:table-cell table:style-name="ce1" office:value-type="string" calcext:value-type="string">
            <text:p>Numéro</text:p>
          </table:table-cell>
          <table:table-cell table:style-name="ce3" office:value-type="string" calcext:value-type="string">
            <text:p>Exercice 1</text:p>
          </table:table-cell>
          <table:table-cell table:style-name="ce3" office:value-type="string" calcext:value-type="string">
            <text:p>Exercice 2</text:p>
          </table:table-cell>
          <table:table-cell table:style-name="ce3" office:value-type="string" calcext:value-type="string">
            <text:p>Exercice 3</text:p>
          </table:table-cell>
          <table:table-cell table:style-name="ce3" office:value-type="string" calcext:value-type="string">
            <text:p>Exercice 4</text:p>
          </table:table-cell>
          <table:table-cell table:style-name="ce3" office:value-type="string" calcext:value-type="string">
            <text:p>Exercice 5</text:p>
          </table:table-cell>
          <table:table-cell table:style-name="ce3" office:value-type="string" calcext:value-type="string">
            <text:p>Bilan</text:p>
          </table:table-cell>
          <table:table-cell table:style-name="ce1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238" calcext:value-type="float">
            <text:p>74238</text:p>
          </table:table-cell>
          <table:table-cell table:style-name="ce1" table:number-columns-repeated="3"/>
          <table:table-cell table:style-name="ce1" office:value-type="float" office:value="74238" calcext:value-type="float">
            <text:p>74238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239" calcext:value-type="float">
            <text:p>74239</text:p>
          </table:table-cell>
          <table:table-cell table:style-name="ce1" table:number-columns-repeated="3"/>
          <table:table-cell table:style-name="ce1" office:value-type="float" office:value="74239" calcext:value-type="float">
            <text:p>74239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240" calcext:value-type="float">
            <text:p>74240</text:p>
          </table:table-cell>
          <table:table-cell table:style-name="ce1" table:number-columns-repeated="3"/>
          <table:table-cell table:style-name="ce1" office:value-type="float" office:value="74240" calcext:value-type="float">
            <text:p>74240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241" calcext:value-type="float">
            <text:p>74241</text:p>
          </table:table-cell>
          <table:table-cell table:style-name="ce1" table:number-columns-repeated="3"/>
          <table:table-cell table:style-name="ce1" office:value-type="float" office:value="74241" calcext:value-type="float">
            <text:p>74241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242" calcext:value-type="float">
            <text:p>74242</text:p>
          </table:table-cell>
          <table:table-cell table:style-name="ce1" table:number-columns-repeated="3"/>
          <table:table-cell table:style-name="ce1" office:value-type="float" office:value="74242" calcext:value-type="float">
            <text:p>74242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243" calcext:value-type="float">
            <text:p>74243</text:p>
          </table:table-cell>
          <table:table-cell table:style-name="ce1" table:number-columns-repeated="3"/>
          <table:table-cell table:style-name="ce1" office:value-type="float" office:value="74243" calcext:value-type="float">
            <text:p>74243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244" calcext:value-type="float">
            <text:p>74244</text:p>
          </table:table-cell>
          <table:table-cell table:style-name="ce1" table:number-columns-repeated="3"/>
          <table:table-cell table:style-name="ce1" office:value-type="float" office:value="74244" calcext:value-type="float">
            <text:p>74244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245" calcext:value-type="float">
            <text:p>74245</text:p>
          </table:table-cell>
          <table:table-cell table:style-name="ce1" office:value-type="string" calcext:value-type="string">
            <text:p>6D</text:p>
          </table:table-cell>
          <table:table-cell table:style-name="ce1" office:value-type="string" calcext:value-type="string">
            <text:p>VITIA</text:p>
          </table:table-cell>
          <table:table-cell table:style-name="ce1" office:value-type="string" calcext:value-type="string">
            <text:p>Daorsa</text:p>
          </table:table-cell>
          <table:table-cell table:style-name="ce1" office:value-type="float" office:value="74245" calcext:value-type="float">
            <text:p>7424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1"/>
          <table:table-cell table:style-name="ce1" office:value-type="float" office:value="74246" calcext:value-type="float">
            <text:p>74246</text:p>
          </table:table-cell>
          <table:table-cell table:style-name="ce1" table:number-columns-repeated="3"/>
          <table:table-cell table:style-name="ce1" office:value-type="float" office:value="74246" calcext:value-type="float">
            <text:p>74246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247" calcext:value-type="float">
            <text:p>74247</text:p>
          </table:table-cell>
          <table:table-cell table:style-name="ce1" table:number-columns-repeated="3"/>
          <table:table-cell table:style-name="ce1" office:value-type="float" office:value="74247" calcext:value-type="float">
            <text:p>74247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248" calcext:value-type="float">
            <text:p>74248</text:p>
          </table:table-cell>
          <table:table-cell table:style-name="ce1" office:value-type="string" calcext:value-type="string">
            <text:p>6F</text:p>
          </table:table-cell>
          <table:table-cell table:style-name="ce1" office:value-type="string" calcext:value-type="string">
            <text:p>BECHARA</text:p>
          </table:table-cell>
          <table:table-cell table:style-name="ce1" office:value-type="string" calcext:value-type="string">
            <text:p>Enzo</text:p>
          </table:table-cell>
          <table:table-cell table:style-name="ce1" office:value-type="float" office:value="74248" calcext:value-type="float">
            <text:p>74248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.5" calcext:value-type="float">
            <text:p>2,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9.5" calcext:value-type="float">
            <text:p>19,5</text:p>
          </table:table-cell>
          <table:table-cell table:style-name="ce6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1"/>
          <table:table-cell table:style-name="ce1" office:value-type="float" office:value="74249" calcext:value-type="float">
            <text:p>74249</text:p>
          </table:table-cell>
          <table:table-cell table:style-name="ce1" table:number-columns-repeated="3"/>
          <table:table-cell table:style-name="ce1" office:value-type="float" office:value="74249" calcext:value-type="float">
            <text:p>74249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250" calcext:value-type="float">
            <text:p>74250</text:p>
          </table:table-cell>
          <table:table-cell table:style-name="ce1" table:number-columns-repeated="3"/>
          <table:table-cell table:style-name="ce1" office:value-type="float" office:value="74250" calcext:value-type="float">
            <text:p>74250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251" calcext:value-type="float">
            <text:p>74251</text:p>
          </table:table-cell>
          <table:table-cell table:style-name="ce1" table:number-columns-repeated="3"/>
          <table:table-cell table:style-name="ce1" office:value-type="float" office:value="74251" calcext:value-type="float">
            <text:p>74251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252" calcext:value-type="float">
            <text:p>74252</text:p>
          </table:table-cell>
          <table:table-cell table:style-name="ce1" table:number-columns-repeated="3"/>
          <table:table-cell table:style-name="ce1" office:value-type="float" office:value="74252" calcext:value-type="float">
            <text:p>74252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253" calcext:value-type="float">
            <text:p>74253</text:p>
          </table:table-cell>
          <table:table-cell table:style-name="ce1" table:number-columns-repeated="3"/>
          <table:table-cell table:style-name="ce1" office:value-type="float" office:value="74253" calcext:value-type="float">
            <text:p>74253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254" calcext:value-type="float">
            <text:p>74254</text:p>
          </table:table-cell>
          <table:table-cell table:style-name="ce1" table:number-columns-repeated="3"/>
          <table:table-cell table:style-name="ce1" office:value-type="float" office:value="74254" calcext:value-type="float">
            <text:p>74254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255" calcext:value-type="float">
            <text:p>74255</text:p>
          </table:table-cell>
          <table:table-cell table:style-name="ce1" table:number-columns-repeated="3"/>
          <table:table-cell table:style-name="ce1" office:value-type="float" office:value="74255" calcext:value-type="float">
            <text:p>74255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256" calcext:value-type="float">
            <text:p>74256</text:p>
          </table:table-cell>
          <table:table-cell table:style-name="ce1" table:number-columns-repeated="3"/>
          <table:table-cell table:style-name="ce1" office:value-type="float" office:value="74256" calcext:value-type="float">
            <text:p>74256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257" calcext:value-type="float">
            <text:p>74257</text:p>
          </table:table-cell>
          <table:table-cell table:style-name="ce1" table:number-columns-repeated="3"/>
          <table:table-cell table:style-name="ce1" office:value-type="float" office:value="74257" calcext:value-type="float">
            <text:p>74257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258" calcext:value-type="float">
            <text:p>74258</text:p>
          </table:table-cell>
          <table:table-cell table:style-name="ce1" table:number-columns-repeated="3"/>
          <table:table-cell table:style-name="ce1" office:value-type="float" office:value="74258" calcext:value-type="float">
            <text:p>74258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259" calcext:value-type="float">
            <text:p>74259</text:p>
          </table:table-cell>
          <table:table-cell table:style-name="ce1" table:number-columns-repeated="3"/>
          <table:table-cell table:style-name="ce1" office:value-type="float" office:value="74259" calcext:value-type="float">
            <text:p>74259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260" calcext:value-type="float">
            <text:p>74260</text:p>
          </table:table-cell>
          <table:table-cell table:style-name="ce1" table:number-columns-repeated="3"/>
          <table:table-cell table:style-name="ce1" office:value-type="float" office:value="74260" calcext:value-type="float">
            <text:p>74260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261" calcext:value-type="float">
            <text:p>74261</text:p>
          </table:table-cell>
          <table:table-cell table:style-name="ce1" table:number-columns-repeated="3"/>
          <table:table-cell table:style-name="ce1" office:value-type="float" office:value="74261" calcext:value-type="float">
            <text:p>74261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262" calcext:value-type="float">
            <text:p>74262</text:p>
          </table:table-cell>
          <table:table-cell table:style-name="ce1" table:number-columns-repeated="3"/>
          <table:table-cell table:style-name="ce1" office:value-type="float" office:value="74262" calcext:value-type="float">
            <text:p>74262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263" calcext:value-type="float">
            <text:p>74263</text:p>
          </table:table-cell>
          <table:table-cell table:style-name="ce1" table:number-columns-repeated="3"/>
          <table:table-cell table:style-name="ce1" office:value-type="float" office:value="74263" calcext:value-type="float">
            <text:p>74263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264" calcext:value-type="float">
            <text:p>74264</text:p>
          </table:table-cell>
          <table:table-cell table:style-name="ce1" table:number-columns-repeated="3"/>
          <table:table-cell table:style-name="ce1" office:value-type="float" office:value="74264" calcext:value-type="float">
            <text:p>74264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265" calcext:value-type="float">
            <text:p>74265</text:p>
          </table:table-cell>
          <table:table-cell table:style-name="ce1" table:number-columns-repeated="3"/>
          <table:table-cell table:style-name="ce1" office:value-type="float" office:value="74265" calcext:value-type="float">
            <text:p>74265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266" calcext:value-type="float">
            <text:p>74266</text:p>
          </table:table-cell>
          <table:table-cell table:style-name="ce1" table:number-columns-repeated="3"/>
          <table:table-cell table:style-name="ce1" office:value-type="float" office:value="74266" calcext:value-type="float">
            <text:p>74266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267" calcext:value-type="float">
            <text:p>74267</text:p>
          </table:table-cell>
          <table:table-cell table:style-name="ce1" table:number-columns-repeated="3"/>
          <table:table-cell table:style-name="ce1" office:value-type="float" office:value="74267" calcext:value-type="float">
            <text:p>74267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268" calcext:value-type="float">
            <text:p>74268</text:p>
          </table:table-cell>
          <table:table-cell table:style-name="ce1" table:number-columns-repeated="3"/>
          <table:table-cell table:style-name="ce1" office:value-type="float" office:value="74268" calcext:value-type="float">
            <text:p>74268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269" calcext:value-type="float">
            <text:p>74269</text:p>
          </table:table-cell>
          <table:table-cell table:style-name="ce1" table:number-columns-repeated="3"/>
          <table:table-cell table:style-name="ce1" office:value-type="float" office:value="74269" calcext:value-type="float">
            <text:p>74269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270" calcext:value-type="float">
            <text:p>74270</text:p>
          </table:table-cell>
          <table:table-cell table:style-name="ce1" table:number-columns-repeated="3"/>
          <table:table-cell table:style-name="ce1" office:value-type="float" office:value="74270" calcext:value-type="float">
            <text:p>74270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271" calcext:value-type="float">
            <text:p>74271</text:p>
          </table:table-cell>
          <table:table-cell table:style-name="ce1" table:number-columns-repeated="3"/>
          <table:table-cell table:style-name="ce1" office:value-type="float" office:value="74271" calcext:value-type="float">
            <text:p>74271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272" calcext:value-type="float">
            <text:p>74272</text:p>
          </table:table-cell>
          <table:table-cell table:style-name="ce1" table:number-columns-repeated="3"/>
          <table:table-cell table:style-name="ce1" office:value-type="float" office:value="74272" calcext:value-type="float">
            <text:p>74272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273" calcext:value-type="float">
            <text:p>74273</text:p>
          </table:table-cell>
          <table:table-cell table:style-name="ce1" table:number-columns-repeated="3"/>
          <table:table-cell table:style-name="ce1" office:value-type="float" office:value="74273" calcext:value-type="float">
            <text:p>74273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274" calcext:value-type="float">
            <text:p>74274</text:p>
          </table:table-cell>
          <table:table-cell table:style-name="ce1" table:number-columns-repeated="3"/>
          <table:table-cell table:style-name="ce1" office:value-type="float" office:value="74274" calcext:value-type="float">
            <text:p>74274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275" calcext:value-type="float">
            <text:p>74275</text:p>
          </table:table-cell>
          <table:table-cell table:style-name="ce1" table:number-columns-repeated="3"/>
          <table:table-cell table:style-name="ce1" office:value-type="float" office:value="74275" calcext:value-type="float">
            <text:p>74275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276" calcext:value-type="float">
            <text:p>74276</text:p>
          </table:table-cell>
          <table:table-cell table:style-name="ce1" table:number-columns-repeated="3"/>
          <table:table-cell table:style-name="ce1" office:value-type="float" office:value="74276" calcext:value-type="float">
            <text:p>74276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277" calcext:value-type="float">
            <text:p>74277</text:p>
          </table:table-cell>
          <table:table-cell table:style-name="ce1" table:number-columns-repeated="3"/>
          <table:table-cell table:style-name="ce1" office:value-type="float" office:value="74277" calcext:value-type="float">
            <text:p>74277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278" calcext:value-type="float">
            <text:p>74278</text:p>
          </table:table-cell>
          <table:table-cell table:style-name="ce1" table:number-columns-repeated="3"/>
          <table:table-cell table:style-name="ce1" office:value-type="float" office:value="74278" calcext:value-type="float">
            <text:p>74278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279" calcext:value-type="float">
            <text:p>74279</text:p>
          </table:table-cell>
          <table:table-cell table:style-name="ce1" table:number-columns-repeated="3"/>
          <table:table-cell table:style-name="ce1" office:value-type="float" office:value="74279" calcext:value-type="float">
            <text:p>74279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280" calcext:value-type="float">
            <text:p>74280</text:p>
          </table:table-cell>
          <table:table-cell table:style-name="ce1" table:number-columns-repeated="3"/>
          <table:table-cell table:style-name="ce1" office:value-type="float" office:value="74280" calcext:value-type="float">
            <text:p>74280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281" calcext:value-type="float">
            <text:p>74281</text:p>
          </table:table-cell>
          <table:table-cell table:style-name="ce1" table:number-columns-repeated="3"/>
          <table:table-cell table:style-name="ce1" office:value-type="float" office:value="74281" calcext:value-type="float">
            <text:p>74281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282" calcext:value-type="float">
            <text:p>74282</text:p>
          </table:table-cell>
          <table:table-cell table:style-name="ce1" office:value-type="string" calcext:value-type="string">
            <text:p>6F</text:p>
          </table:table-cell>
          <table:table-cell table:style-name="ce1" office:value-type="string" calcext:value-type="string">
            <text:p>TIRGOALA</text:p>
          </table:table-cell>
          <table:table-cell table:style-name="ce1" office:value-type="string" calcext:value-type="string">
            <text:p>Bogdan</text:p>
          </table:table-cell>
          <table:table-cell table:style-name="ce1" office:value-type="float" office:value="74282" calcext:value-type="float">
            <text:p>7428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6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1"/>
          <table:table-cell table:style-name="ce1" office:value-type="float" office:value="74283" calcext:value-type="float">
            <text:p>74283</text:p>
          </table:table-cell>
          <table:table-cell table:style-name="ce1" office:value-type="string" calcext:value-type="string">
            <text:p>6C</text:p>
          </table:table-cell>
          <table:table-cell table:style-name="ce1" office:value-type="string" calcext:value-type="string">
            <text:p>ALFEREZ PRIETO</text:p>
          </table:table-cell>
          <table:table-cell table:style-name="ce1" office:value-type="string" calcext:value-type="string">
            <text:p>Aitana</text:p>
          </table:table-cell>
          <table:table-cell table:style-name="ce1" office:value-type="float" office:value="74283" calcext:value-type="float">
            <text:p>742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.5" calcext:value-type="float">
            <text:p>2,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office:value-type="float" office:value="9.5" calcext:value-type="float">
            <text:p>9,5</text:p>
          </table:table-cell>
          <table:table-cell table:style-name="ce6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1"/>
          <table:table-cell table:style-name="ce1" office:value-type="float" office:value="74284" calcext:value-type="float">
            <text:p>74284</text:p>
          </table:table-cell>
          <table:table-cell table:style-name="ce1" table:number-columns-repeated="3"/>
          <table:table-cell table:style-name="ce1" office:value-type="float" office:value="74284" calcext:value-type="float">
            <text:p>74284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285" calcext:value-type="float">
            <text:p>74285</text:p>
          </table:table-cell>
          <table:table-cell table:style-name="ce1" table:number-columns-repeated="3"/>
          <table:table-cell table:style-name="ce1" office:value-type="float" office:value="74285" calcext:value-type="float">
            <text:p>74285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286" calcext:value-type="float">
            <text:p>74286</text:p>
          </table:table-cell>
          <table:table-cell table:style-name="ce1" table:number-columns-repeated="3"/>
          <table:table-cell table:style-name="ce1" office:value-type="float" office:value="74286" calcext:value-type="float">
            <text:p>74286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287" calcext:value-type="float">
            <text:p>74287</text:p>
          </table:table-cell>
          <table:table-cell table:style-name="ce1" table:number-columns-repeated="3"/>
          <table:table-cell table:style-name="ce1" office:value-type="float" office:value="74287" calcext:value-type="float">
            <text:p>74287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288" calcext:value-type="float">
            <text:p>74288</text:p>
          </table:table-cell>
          <table:table-cell table:style-name="ce1" table:number-columns-repeated="3"/>
          <table:table-cell table:style-name="ce1" office:value-type="float" office:value="74288" calcext:value-type="float">
            <text:p>74288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289" calcext:value-type="float">
            <text:p>74289</text:p>
          </table:table-cell>
          <table:table-cell table:style-name="ce1" table:number-columns-repeated="3"/>
          <table:table-cell table:style-name="ce1" office:value-type="float" office:value="74289" calcext:value-type="float">
            <text:p>74289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290" calcext:value-type="float">
            <text:p>74290</text:p>
          </table:table-cell>
          <table:table-cell table:style-name="ce1" table:number-columns-repeated="3"/>
          <table:table-cell table:style-name="ce1" office:value-type="float" office:value="74290" calcext:value-type="float">
            <text:p>74290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291" calcext:value-type="float">
            <text:p>74291</text:p>
          </table:table-cell>
          <table:table-cell table:style-name="ce1" table:number-columns-repeated="3"/>
          <table:table-cell table:style-name="ce1" office:value-type="float" office:value="74291" calcext:value-type="float">
            <text:p>74291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292" calcext:value-type="float">
            <text:p>74292</text:p>
          </table:table-cell>
          <table:table-cell table:style-name="ce1" table:number-columns-repeated="3"/>
          <table:table-cell table:style-name="ce1" office:value-type="float" office:value="74292" calcext:value-type="float">
            <text:p>74292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293" calcext:value-type="float">
            <text:p>74293</text:p>
          </table:table-cell>
          <table:table-cell table:style-name="ce1" table:number-columns-repeated="3"/>
          <table:table-cell table:style-name="ce1" office:value-type="float" office:value="74293" calcext:value-type="float">
            <text:p>74293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294" calcext:value-type="float">
            <text:p>74294</text:p>
          </table:table-cell>
          <table:table-cell table:style-name="ce1" table:number-columns-repeated="3"/>
          <table:table-cell table:style-name="ce1" office:value-type="float" office:value="74294" calcext:value-type="float">
            <text:p>74294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295" calcext:value-type="float">
            <text:p>74295</text:p>
          </table:table-cell>
          <table:table-cell table:style-name="ce1" table:number-columns-repeated="3"/>
          <table:table-cell table:style-name="ce1" office:value-type="float" office:value="74295" calcext:value-type="float">
            <text:p>74295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296" calcext:value-type="float">
            <text:p>74296</text:p>
          </table:table-cell>
          <table:table-cell table:style-name="ce1" table:number-columns-repeated="3"/>
          <table:table-cell table:style-name="ce1" office:value-type="float" office:value="74296" calcext:value-type="float">
            <text:p>74296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297" calcext:value-type="float">
            <text:p>74297</text:p>
          </table:table-cell>
          <table:table-cell table:style-name="ce1" table:number-columns-repeated="3"/>
          <table:table-cell table:style-name="ce1" office:value-type="float" office:value="74297" calcext:value-type="float">
            <text:p>74297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298" calcext:value-type="float">
            <text:p>74298</text:p>
          </table:table-cell>
          <table:table-cell table:style-name="ce1" table:number-columns-repeated="3"/>
          <table:table-cell table:style-name="ce1" office:value-type="float" office:value="74298" calcext:value-type="float">
            <text:p>74298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299" calcext:value-type="float">
            <text:p>74299</text:p>
          </table:table-cell>
          <table:table-cell table:style-name="ce1" table:number-columns-repeated="3"/>
          <table:table-cell table:style-name="ce1" office:value-type="float" office:value="74299" calcext:value-type="float">
            <text:p>74299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00" calcext:value-type="float">
            <text:p>74300</text:p>
          </table:table-cell>
          <table:table-cell table:style-name="ce1" table:number-columns-repeated="3"/>
          <table:table-cell table:style-name="ce1" office:value-type="float" office:value="74300" calcext:value-type="float">
            <text:p>74300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01" calcext:value-type="float">
            <text:p>74301</text:p>
          </table:table-cell>
          <table:table-cell table:style-name="ce1" table:number-columns-repeated="3"/>
          <table:table-cell table:style-name="ce1" office:value-type="float" office:value="74301" calcext:value-type="float">
            <text:p>74301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02" calcext:value-type="float">
            <text:p>74302</text:p>
          </table:table-cell>
          <table:table-cell table:style-name="ce1" table:number-columns-repeated="3"/>
          <table:table-cell table:style-name="ce1" office:value-type="float" office:value="74302" calcext:value-type="float">
            <text:p>74302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03" calcext:value-type="float">
            <text:p>74303</text:p>
          </table:table-cell>
          <table:table-cell table:style-name="ce1" table:number-columns-repeated="3"/>
          <table:table-cell table:style-name="ce1" office:value-type="float" office:value="74303" calcext:value-type="float">
            <text:p>74303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04" calcext:value-type="float">
            <text:p>74304</text:p>
          </table:table-cell>
          <table:table-cell table:style-name="ce1" table:number-columns-repeated="3"/>
          <table:table-cell table:style-name="ce1" office:value-type="float" office:value="74304" calcext:value-type="float">
            <text:p>74304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05" calcext:value-type="float">
            <text:p>74305</text:p>
          </table:table-cell>
          <table:table-cell table:style-name="ce1" table:number-columns-repeated="3"/>
          <table:table-cell table:style-name="ce1" office:value-type="float" office:value="74305" calcext:value-type="float">
            <text:p>74305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06" calcext:value-type="float">
            <text:p>74306</text:p>
          </table:table-cell>
          <table:table-cell table:style-name="ce1" table:number-columns-repeated="3"/>
          <table:table-cell table:style-name="ce1" office:value-type="float" office:value="74306" calcext:value-type="float">
            <text:p>74306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07" calcext:value-type="float">
            <text:p>74307</text:p>
          </table:table-cell>
          <table:table-cell table:style-name="ce1" table:number-columns-repeated="3"/>
          <table:table-cell table:style-name="ce1" office:value-type="float" office:value="74307" calcext:value-type="float">
            <text:p>74307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08" calcext:value-type="float">
            <text:p>74308</text:p>
          </table:table-cell>
          <table:table-cell table:style-name="ce1" table:number-columns-repeated="3"/>
          <table:table-cell table:style-name="ce1" office:value-type="float" office:value="74308" calcext:value-type="float">
            <text:p>74308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09" calcext:value-type="float">
            <text:p>74309</text:p>
          </table:table-cell>
          <table:table-cell table:style-name="ce1" table:number-columns-repeated="3"/>
          <table:table-cell table:style-name="ce1" office:value-type="float" office:value="74309" calcext:value-type="float">
            <text:p>74309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10" calcext:value-type="float">
            <text:p>74310</text:p>
          </table:table-cell>
          <table:table-cell table:style-name="ce1" table:number-columns-repeated="3"/>
          <table:table-cell table:style-name="ce1" office:value-type="float" office:value="74310" calcext:value-type="float">
            <text:p>74310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11" calcext:value-type="float">
            <text:p>74311</text:p>
          </table:table-cell>
          <table:table-cell table:style-name="ce1" table:number-columns-repeated="3"/>
          <table:table-cell table:style-name="ce1" office:value-type="float" office:value="74311" calcext:value-type="float">
            <text:p>74311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12" calcext:value-type="float">
            <text:p>74312</text:p>
          </table:table-cell>
          <table:table-cell table:style-name="ce1" table:number-columns-repeated="3"/>
          <table:table-cell table:style-name="ce1" office:value-type="float" office:value="74312" calcext:value-type="float">
            <text:p>74312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13" calcext:value-type="float">
            <text:p>74313</text:p>
          </table:table-cell>
          <table:table-cell table:style-name="ce1" table:number-columns-repeated="3"/>
          <table:table-cell table:style-name="ce1" office:value-type="float" office:value="74313" calcext:value-type="float">
            <text:p>74313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14" calcext:value-type="float">
            <text:p>74314</text:p>
          </table:table-cell>
          <table:table-cell table:style-name="ce1" table:number-columns-repeated="3"/>
          <table:table-cell table:style-name="ce1" office:value-type="float" office:value="74314" calcext:value-type="float">
            <text:p>74314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15" calcext:value-type="float">
            <text:p>74315</text:p>
          </table:table-cell>
          <table:table-cell table:style-name="ce1" table:number-columns-repeated="3"/>
          <table:table-cell table:style-name="ce1" office:value-type="float" office:value="74315" calcext:value-type="float">
            <text:p>74315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16" calcext:value-type="float">
            <text:p>74316</text:p>
          </table:table-cell>
          <table:table-cell table:style-name="ce1" table:number-columns-repeated="3"/>
          <table:table-cell table:style-name="ce1" office:value-type="float" office:value="74316" calcext:value-type="float">
            <text:p>74316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17" calcext:value-type="float">
            <text:p>74317</text:p>
          </table:table-cell>
          <table:table-cell table:style-name="ce1" table:number-columns-repeated="3"/>
          <table:table-cell table:style-name="ce1" office:value-type="float" office:value="74317" calcext:value-type="float">
            <text:p>74317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18" calcext:value-type="float">
            <text:p>74318</text:p>
          </table:table-cell>
          <table:table-cell table:style-name="ce1" office:value-type="string" calcext:value-type="string">
            <text:p>6E</text:p>
          </table:table-cell>
          <table:table-cell table:style-name="ce1" office:value-type="string" calcext:value-type="string">
            <text:p>HAMDI</text:p>
          </table:table-cell>
          <table:table-cell table:style-name="ce1" office:value-type="string" calcext:value-type="string">
            <text:p>Lilia</text:p>
          </table:table-cell>
          <table:table-cell table:style-name="ce1" office:value-type="float" office:value="74318" calcext:value-type="float">
            <text:p>74318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1"/>
          <table:table-cell table:style-name="ce1" office:value-type="float" office:value="74319" calcext:value-type="float">
            <text:p>74319</text:p>
          </table:table-cell>
          <table:table-cell table:style-name="ce1" table:number-columns-repeated="3"/>
          <table:table-cell table:style-name="ce1" office:value-type="float" office:value="74319" calcext:value-type="float">
            <text:p>74319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20" calcext:value-type="float">
            <text:p>74320</text:p>
          </table:table-cell>
          <table:table-cell table:style-name="ce1" table:number-columns-repeated="3"/>
          <table:table-cell table:style-name="ce1" office:value-type="float" office:value="74320" calcext:value-type="float">
            <text:p>74320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21" calcext:value-type="float">
            <text:p>74321</text:p>
          </table:table-cell>
          <table:table-cell table:style-name="ce1" table:number-columns-repeated="3"/>
          <table:table-cell table:style-name="ce1" office:value-type="float" office:value="74321" calcext:value-type="float">
            <text:p>74321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22" calcext:value-type="float">
            <text:p>74322</text:p>
          </table:table-cell>
          <table:table-cell table:style-name="ce1" table:number-columns-repeated="3"/>
          <table:table-cell table:style-name="ce1" office:value-type="float" office:value="74322" calcext:value-type="float">
            <text:p>74322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23" calcext:value-type="float">
            <text:p>74323</text:p>
          </table:table-cell>
          <table:table-cell table:style-name="ce1" table:number-columns-repeated="3"/>
          <table:table-cell table:style-name="ce1" office:value-type="float" office:value="74323" calcext:value-type="float">
            <text:p>74323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24" calcext:value-type="float">
            <text:p>74324</text:p>
          </table:table-cell>
          <table:table-cell table:style-name="ce1" table:number-columns-repeated="3"/>
          <table:table-cell table:style-name="ce1" office:value-type="float" office:value="74324" calcext:value-type="float">
            <text:p>74324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25" calcext:value-type="float">
            <text:p>74325</text:p>
          </table:table-cell>
          <table:table-cell table:style-name="ce1" table:number-columns-repeated="3"/>
          <table:table-cell table:style-name="ce1" office:value-type="float" office:value="74325" calcext:value-type="float">
            <text:p>74325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26" calcext:value-type="float">
            <text:p>74326</text:p>
          </table:table-cell>
          <table:table-cell table:style-name="ce1" table:number-columns-repeated="3"/>
          <table:table-cell table:style-name="ce1" office:value-type="float" office:value="74326" calcext:value-type="float">
            <text:p>74326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27" calcext:value-type="float">
            <text:p>74327</text:p>
          </table:table-cell>
          <table:table-cell table:style-name="ce1" office:value-type="string" calcext:value-type="string">
            <text:p>6D</text:p>
          </table:table-cell>
          <table:table-cell table:style-name="ce1" office:value-type="string" calcext:value-type="string">
            <text:p>RIZANI</text:p>
          </table:table-cell>
          <table:table-cell table:style-name="ce1" office:value-type="string" calcext:value-type="string">
            <text:p>Loris</text:p>
          </table:table-cell>
          <table:table-cell table:style-name="ce1" office:value-type="float" office:value="74327" calcext:value-type="float">
            <text:p>743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.5" calcext:value-type="float">
            <text:p>1,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6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1"/>
          <table:table-cell table:style-name="ce1" office:value-type="float" office:value="74328" calcext:value-type="float">
            <text:p>74328</text:p>
          </table:table-cell>
          <table:table-cell table:style-name="ce1" table:number-columns-repeated="3"/>
          <table:table-cell table:style-name="ce1" office:value-type="float" office:value="74328" calcext:value-type="float">
            <text:p>74328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29" calcext:value-type="float">
            <text:p>74329</text:p>
          </table:table-cell>
          <table:table-cell table:style-name="ce1" table:number-columns-repeated="3"/>
          <table:table-cell table:style-name="ce1" office:value-type="float" office:value="74329" calcext:value-type="float">
            <text:p>74329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30" calcext:value-type="float">
            <text:p>74330</text:p>
          </table:table-cell>
          <table:table-cell table:style-name="ce1" table:number-columns-repeated="3"/>
          <table:table-cell table:style-name="ce1" office:value-type="float" office:value="74330" calcext:value-type="float">
            <text:p>74330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31" calcext:value-type="float">
            <text:p>74331</text:p>
          </table:table-cell>
          <table:table-cell table:style-name="ce1" table:number-columns-repeated="3"/>
          <table:table-cell table:style-name="ce1" office:value-type="float" office:value="74331" calcext:value-type="float">
            <text:p>74331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32" calcext:value-type="float">
            <text:p>74332</text:p>
          </table:table-cell>
          <table:table-cell table:style-name="ce1" table:number-columns-repeated="3"/>
          <table:table-cell table:style-name="ce1" office:value-type="float" office:value="74332" calcext:value-type="float">
            <text:p>74332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33" calcext:value-type="float">
            <text:p>74333</text:p>
          </table:table-cell>
          <table:table-cell table:style-name="ce1" table:number-columns-repeated="3"/>
          <table:table-cell table:style-name="ce1" office:value-type="float" office:value="74333" calcext:value-type="float">
            <text:p>74333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34" calcext:value-type="float">
            <text:p>74334</text:p>
          </table:table-cell>
          <table:table-cell table:style-name="ce1" table:number-columns-repeated="3"/>
          <table:table-cell table:style-name="ce1" office:value-type="float" office:value="74334" calcext:value-type="float">
            <text:p>74334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35" calcext:value-type="float">
            <text:p>74335</text:p>
          </table:table-cell>
          <table:table-cell table:style-name="ce1" table:number-columns-repeated="3"/>
          <table:table-cell table:style-name="ce1" office:value-type="float" office:value="74335" calcext:value-type="float">
            <text:p>74335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36" calcext:value-type="float">
            <text:p>74336</text:p>
          </table:table-cell>
          <table:table-cell table:style-name="ce1" table:number-columns-repeated="3"/>
          <table:table-cell table:style-name="ce1" office:value-type="float" office:value="74336" calcext:value-type="float">
            <text:p>74336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37" calcext:value-type="float">
            <text:p>74337</text:p>
          </table:table-cell>
          <table:table-cell table:style-name="ce1" table:number-columns-repeated="3"/>
          <table:table-cell table:style-name="ce1" office:value-type="float" office:value="74337" calcext:value-type="float">
            <text:p>74337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38" calcext:value-type="float">
            <text:p>74338</text:p>
          </table:table-cell>
          <table:table-cell table:style-name="ce1" table:number-columns-repeated="3"/>
          <table:table-cell table:style-name="ce1" office:value-type="float" office:value="74338" calcext:value-type="float">
            <text:p>74338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39" calcext:value-type="float">
            <text:p>74339</text:p>
          </table:table-cell>
          <table:table-cell table:style-name="ce1" table:number-columns-repeated="3"/>
          <table:table-cell table:style-name="ce1" office:value-type="float" office:value="74339" calcext:value-type="float">
            <text:p>74339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40" calcext:value-type="float">
            <text:p>74340</text:p>
          </table:table-cell>
          <table:table-cell table:style-name="ce1" table:number-columns-repeated="3"/>
          <table:table-cell table:style-name="ce1" office:value-type="float" office:value="74340" calcext:value-type="float">
            <text:p>74340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41" calcext:value-type="float">
            <text:p>74341</text:p>
          </table:table-cell>
          <table:table-cell table:style-name="ce1" table:number-columns-repeated="3"/>
          <table:table-cell table:style-name="ce1" office:value-type="float" office:value="74341" calcext:value-type="float">
            <text:p>74341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42" calcext:value-type="float">
            <text:p>74342</text:p>
          </table:table-cell>
          <table:table-cell table:style-name="ce1" table:number-columns-repeated="3"/>
          <table:table-cell table:style-name="ce1" office:value-type="float" office:value="74342" calcext:value-type="float">
            <text:p>74342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43" calcext:value-type="float">
            <text:p>74343</text:p>
          </table:table-cell>
          <table:table-cell table:style-name="ce1" table:number-columns-repeated="3"/>
          <table:table-cell table:style-name="ce1" office:value-type="float" office:value="74343" calcext:value-type="float">
            <text:p>74343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44" calcext:value-type="float">
            <text:p>74344</text:p>
          </table:table-cell>
          <table:table-cell table:style-name="ce1" table:number-columns-repeated="3"/>
          <table:table-cell table:style-name="ce1" office:value-type="float" office:value="74344" calcext:value-type="float">
            <text:p>74344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45" calcext:value-type="float">
            <text:p>74345</text:p>
          </table:table-cell>
          <table:table-cell table:style-name="ce1" table:number-columns-repeated="3"/>
          <table:table-cell table:style-name="ce1" office:value-type="float" office:value="74345" calcext:value-type="float">
            <text:p>74345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46" calcext:value-type="float">
            <text:p>74346</text:p>
          </table:table-cell>
          <table:table-cell table:style-name="ce1" table:number-columns-repeated="3"/>
          <table:table-cell table:style-name="ce1" office:value-type="float" office:value="74346" calcext:value-type="float">
            <text:p>74346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47" calcext:value-type="float">
            <text:p>74347</text:p>
          </table:table-cell>
          <table:table-cell table:style-name="ce1" table:number-columns-repeated="3"/>
          <table:table-cell table:style-name="ce1" office:value-type="float" office:value="74347" calcext:value-type="float">
            <text:p>74347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48" calcext:value-type="float">
            <text:p>74348</text:p>
          </table:table-cell>
          <table:table-cell table:style-name="ce1" table:number-columns-repeated="3"/>
          <table:table-cell table:style-name="ce1" office:value-type="float" office:value="74348" calcext:value-type="float">
            <text:p>74348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49" calcext:value-type="float">
            <text:p>74349</text:p>
          </table:table-cell>
          <table:table-cell table:style-name="ce1" table:number-columns-repeated="3"/>
          <table:table-cell table:style-name="ce1" office:value-type="float" office:value="74349" calcext:value-type="float">
            <text:p>74349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50" calcext:value-type="float">
            <text:p>74350</text:p>
          </table:table-cell>
          <table:table-cell table:style-name="ce1" table:number-columns-repeated="3"/>
          <table:table-cell table:style-name="ce1" office:value-type="float" office:value="74350" calcext:value-type="float">
            <text:p>74350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51" calcext:value-type="float">
            <text:p>74351</text:p>
          </table:table-cell>
          <table:table-cell table:style-name="ce1" table:number-columns-repeated="3"/>
          <table:table-cell table:style-name="ce1" office:value-type="float" office:value="74351" calcext:value-type="float">
            <text:p>74351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52" calcext:value-type="float">
            <text:p>74352</text:p>
          </table:table-cell>
          <table:table-cell table:style-name="ce1" table:number-columns-repeated="3"/>
          <table:table-cell table:style-name="ce1" office:value-type="float" office:value="74352" calcext:value-type="float">
            <text:p>74352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53" calcext:value-type="float">
            <text:p>74353</text:p>
          </table:table-cell>
          <table:table-cell table:style-name="ce1" table:number-columns-repeated="3"/>
          <table:table-cell table:style-name="ce1" office:value-type="float" office:value="74353" calcext:value-type="float">
            <text:p>74353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54" calcext:value-type="float">
            <text:p>74354</text:p>
          </table:table-cell>
          <table:table-cell table:style-name="ce1" table:number-columns-repeated="3"/>
          <table:table-cell table:style-name="ce1" office:value-type="float" office:value="74354" calcext:value-type="float">
            <text:p>74354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55" calcext:value-type="float">
            <text:p>74355</text:p>
          </table:table-cell>
          <table:table-cell table:style-name="ce1" table:number-columns-repeated="3"/>
          <table:table-cell table:style-name="ce1" office:value-type="float" office:value="74355" calcext:value-type="float">
            <text:p>74355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56" calcext:value-type="float">
            <text:p>74356</text:p>
          </table:table-cell>
          <table:table-cell table:style-name="ce1" table:number-columns-repeated="3"/>
          <table:table-cell table:style-name="ce1" office:value-type="float" office:value="74356" calcext:value-type="float">
            <text:p>74356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57" calcext:value-type="float">
            <text:p>74357</text:p>
          </table:table-cell>
          <table:table-cell table:style-name="ce1" table:number-columns-repeated="3"/>
          <table:table-cell table:style-name="ce1" office:value-type="float" office:value="74357" calcext:value-type="float">
            <text:p>74357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58" calcext:value-type="float">
            <text:p>74358</text:p>
          </table:table-cell>
          <table:table-cell table:style-name="ce1" table:number-columns-repeated="3"/>
          <table:table-cell table:style-name="ce1" office:value-type="float" office:value="74358" calcext:value-type="float">
            <text:p>74358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59" calcext:value-type="float">
            <text:p>74359</text:p>
          </table:table-cell>
          <table:table-cell table:style-name="ce1" table:number-columns-repeated="3"/>
          <table:table-cell table:style-name="ce1" office:value-type="float" office:value="74359" calcext:value-type="float">
            <text:p>74359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60" calcext:value-type="float">
            <text:p>74360</text:p>
          </table:table-cell>
          <table:table-cell table:style-name="ce1" table:number-columns-repeated="3"/>
          <table:table-cell table:style-name="ce1" office:value-type="float" office:value="74360" calcext:value-type="float">
            <text:p>74360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61" calcext:value-type="float">
            <text:p>74361</text:p>
          </table:table-cell>
          <table:table-cell table:style-name="ce1" table:number-columns-repeated="3"/>
          <table:table-cell table:style-name="ce1" office:value-type="float" office:value="74361" calcext:value-type="float">
            <text:p>74361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62" calcext:value-type="float">
            <text:p>74362</text:p>
          </table:table-cell>
          <table:table-cell table:style-name="ce1" table:number-columns-repeated="3"/>
          <table:table-cell table:style-name="ce1" office:value-type="float" office:value="74362" calcext:value-type="float">
            <text:p>74362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63" calcext:value-type="float">
            <text:p>74363</text:p>
          </table:table-cell>
          <table:table-cell table:style-name="ce1" table:number-columns-repeated="3"/>
          <table:table-cell table:style-name="ce1" office:value-type="float" office:value="74363" calcext:value-type="float">
            <text:p>74363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64" calcext:value-type="float">
            <text:p>74364</text:p>
          </table:table-cell>
          <table:table-cell table:style-name="ce1" table:number-columns-repeated="3"/>
          <table:table-cell table:style-name="ce1" office:value-type="float" office:value="74364" calcext:value-type="float">
            <text:p>74364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65" calcext:value-type="float">
            <text:p>74365</text:p>
          </table:table-cell>
          <table:table-cell table:style-name="ce1" table:number-columns-repeated="3"/>
          <table:table-cell table:style-name="ce1" office:value-type="float" office:value="74365" calcext:value-type="float">
            <text:p>74365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66" calcext:value-type="float">
            <text:p>74366</text:p>
          </table:table-cell>
          <table:table-cell table:style-name="ce1" table:number-columns-repeated="3"/>
          <table:table-cell table:style-name="ce1" office:value-type="float" office:value="74366" calcext:value-type="float">
            <text:p>74366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67" calcext:value-type="float">
            <text:p>74367</text:p>
          </table:table-cell>
          <table:table-cell table:style-name="ce1" table:number-columns-repeated="3"/>
          <table:table-cell table:style-name="ce1" office:value-type="float" office:value="74367" calcext:value-type="float">
            <text:p>74367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68" calcext:value-type="float">
            <text:p>74368</text:p>
          </table:table-cell>
          <table:table-cell table:style-name="ce1" table:number-columns-repeated="3"/>
          <table:table-cell table:style-name="ce1" office:value-type="float" office:value="74368" calcext:value-type="float">
            <text:p>74368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69" calcext:value-type="float">
            <text:p>74369</text:p>
          </table:table-cell>
          <table:table-cell table:style-name="ce1" table:number-columns-repeated="3"/>
          <table:table-cell table:style-name="ce1" office:value-type="float" office:value="74369" calcext:value-type="float">
            <text:p>74369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70" calcext:value-type="float">
            <text:p>74370</text:p>
          </table:table-cell>
          <table:table-cell table:style-name="ce1" table:number-columns-repeated="3"/>
          <table:table-cell table:style-name="ce1" office:value-type="float" office:value="74370" calcext:value-type="float">
            <text:p>74370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71" calcext:value-type="float">
            <text:p>74371</text:p>
          </table:table-cell>
          <table:table-cell table:style-name="ce1" table:number-columns-repeated="3"/>
          <table:table-cell table:style-name="ce1" office:value-type="float" office:value="74371" calcext:value-type="float">
            <text:p>74371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72" calcext:value-type="float">
            <text:p>74372</text:p>
          </table:table-cell>
          <table:table-cell table:style-name="ce1" table:number-columns-repeated="3"/>
          <table:table-cell table:style-name="ce1" office:value-type="float" office:value="74372" calcext:value-type="float">
            <text:p>74372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73" calcext:value-type="float">
            <text:p>74373</text:p>
          </table:table-cell>
          <table:table-cell table:style-name="ce1" table:number-columns-repeated="3"/>
          <table:table-cell table:style-name="ce1" office:value-type="float" office:value="74373" calcext:value-type="float">
            <text:p>74373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74" calcext:value-type="float">
            <text:p>74374</text:p>
          </table:table-cell>
          <table:table-cell table:style-name="ce1" table:number-columns-repeated="3"/>
          <table:table-cell table:style-name="ce1" office:value-type="float" office:value="74374" calcext:value-type="float">
            <text:p>74374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75" calcext:value-type="float">
            <text:p>74375</text:p>
          </table:table-cell>
          <table:table-cell table:style-name="ce1" table:number-columns-repeated="3"/>
          <table:table-cell table:style-name="ce1" office:value-type="float" office:value="74375" calcext:value-type="float">
            <text:p>74375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76" calcext:value-type="float">
            <text:p>74376</text:p>
          </table:table-cell>
          <table:table-cell table:style-name="ce1" office:value-type="string" calcext:value-type="string">
            <text:p>6E</text:p>
          </table:table-cell>
          <table:table-cell table:style-name="ce1" office:value-type="string" calcext:value-type="string">
            <text:p>BOZAGCI</text:p>
          </table:table-cell>
          <table:table-cell table:style-name="ce1" office:value-type="string" calcext:value-type="string">
            <text:p>Alya-Mira</text:p>
          </table:table-cell>
          <table:table-cell table:style-name="ce1" office:value-type="float" office:value="74376" calcext:value-type="float">
            <text:p>7437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4" office:value-type="float" office:value="3.5" calcext:value-type="float">
            <text:p>3,5</text:p>
          </table:table-cell>
          <table:table-cell table:style-name="ce6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1"/>
          <table:table-cell table:style-name="ce1" office:value-type="float" office:value="74377" calcext:value-type="float">
            <text:p>74377</text:p>
          </table:table-cell>
          <table:table-cell table:style-name="ce1" table:number-columns-repeated="3"/>
          <table:table-cell table:style-name="ce1" office:value-type="float" office:value="74377" calcext:value-type="float">
            <text:p>74377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78" calcext:value-type="float">
            <text:p>74378</text:p>
          </table:table-cell>
          <table:table-cell table:style-name="ce1" table:number-columns-repeated="3"/>
          <table:table-cell table:style-name="ce1" office:value-type="float" office:value="74378" calcext:value-type="float">
            <text:p>74378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79" calcext:value-type="float">
            <text:p>74379</text:p>
          </table:table-cell>
          <table:table-cell table:style-name="ce1" table:number-columns-repeated="3"/>
          <table:table-cell table:style-name="ce1" office:value-type="float" office:value="74379" calcext:value-type="float">
            <text:p>74379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80" calcext:value-type="float">
            <text:p>74380</text:p>
          </table:table-cell>
          <table:table-cell table:style-name="ce1" table:number-columns-repeated="3"/>
          <table:table-cell table:style-name="ce1" office:value-type="float" office:value="74380" calcext:value-type="float">
            <text:p>74380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81" calcext:value-type="float">
            <text:p>74381</text:p>
          </table:table-cell>
          <table:table-cell table:style-name="ce1" table:number-columns-repeated="3"/>
          <table:table-cell table:style-name="ce1" office:value-type="float" office:value="74381" calcext:value-type="float">
            <text:p>74381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82" calcext:value-type="float">
            <text:p>74382</text:p>
          </table:table-cell>
          <table:table-cell table:style-name="ce1" table:number-columns-repeated="3"/>
          <table:table-cell table:style-name="ce1" office:value-type="float" office:value="74382" calcext:value-type="float">
            <text:p>74382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83" calcext:value-type="float">
            <text:p>74383</text:p>
          </table:table-cell>
          <table:table-cell table:style-name="ce1" table:number-columns-repeated="3"/>
          <table:table-cell table:style-name="ce1" office:value-type="float" office:value="74383" calcext:value-type="float">
            <text:p>74383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84" calcext:value-type="float">
            <text:p>74384</text:p>
          </table:table-cell>
          <table:table-cell table:style-name="ce1" table:number-columns-repeated="3"/>
          <table:table-cell table:style-name="ce1" office:value-type="float" office:value="74384" calcext:value-type="float">
            <text:p>74384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85" calcext:value-type="float">
            <text:p>74385</text:p>
          </table:table-cell>
          <table:table-cell table:style-name="ce1" table:number-columns-repeated="3"/>
          <table:table-cell table:style-name="ce1" office:value-type="float" office:value="74385" calcext:value-type="float">
            <text:p>74385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86" calcext:value-type="float">
            <text:p>74386</text:p>
          </table:table-cell>
          <table:table-cell table:style-name="ce1" table:number-columns-repeated="3"/>
          <table:table-cell table:style-name="ce1" office:value-type="float" office:value="74386" calcext:value-type="float">
            <text:p>74386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87" calcext:value-type="float">
            <text:p>74387</text:p>
          </table:table-cell>
          <table:table-cell table:style-name="ce1" table:number-columns-repeated="3"/>
          <table:table-cell table:style-name="ce1" office:value-type="float" office:value="74387" calcext:value-type="float">
            <text:p>74387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88" calcext:value-type="float">
            <text:p>74388</text:p>
          </table:table-cell>
          <table:table-cell table:style-name="ce1" table:number-columns-repeated="3"/>
          <table:table-cell table:style-name="ce1" office:value-type="float" office:value="74388" calcext:value-type="float">
            <text:p>74388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89" calcext:value-type="float">
            <text:p>74389</text:p>
          </table:table-cell>
          <table:table-cell table:style-name="ce1" table:number-columns-repeated="3"/>
          <table:table-cell table:style-name="ce1" office:value-type="float" office:value="74389" calcext:value-type="float">
            <text:p>74389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90" calcext:value-type="float">
            <text:p>74390</text:p>
          </table:table-cell>
          <table:table-cell table:style-name="ce1" table:number-columns-repeated="3"/>
          <table:table-cell table:style-name="ce1" office:value-type="float" office:value="74390" calcext:value-type="float">
            <text:p>74390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91" calcext:value-type="float">
            <text:p>74391</text:p>
          </table:table-cell>
          <table:table-cell table:style-name="ce1" table:number-columns-repeated="3"/>
          <table:table-cell table:style-name="ce1" office:value-type="float" office:value="74391" calcext:value-type="float">
            <text:p>74391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92" calcext:value-type="float">
            <text:p>74392</text:p>
          </table:table-cell>
          <table:table-cell table:style-name="ce1" table:number-columns-repeated="3"/>
          <table:table-cell table:style-name="ce1" office:value-type="float" office:value="74392" calcext:value-type="float">
            <text:p>74392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93" calcext:value-type="float">
            <text:p>74393</text:p>
          </table:table-cell>
          <table:table-cell table:style-name="ce1" table:number-columns-repeated="3"/>
          <table:table-cell table:style-name="ce1" office:value-type="float" office:value="74393" calcext:value-type="float">
            <text:p>74393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94" calcext:value-type="float">
            <text:p>74394</text:p>
          </table:table-cell>
          <table:table-cell table:style-name="ce1" table:number-columns-repeated="3"/>
          <table:table-cell table:style-name="ce1" office:value-type="float" office:value="74394" calcext:value-type="float">
            <text:p>74394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95" calcext:value-type="float">
            <text:p>74395</text:p>
          </table:table-cell>
          <table:table-cell table:style-name="ce1" table:number-columns-repeated="3"/>
          <table:table-cell table:style-name="ce1" office:value-type="float" office:value="74395" calcext:value-type="float">
            <text:p>74395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96" calcext:value-type="float">
            <text:p>74396</text:p>
          </table:table-cell>
          <table:table-cell table:style-name="ce1" table:number-columns-repeated="3"/>
          <table:table-cell table:style-name="ce1" office:value-type="float" office:value="74396" calcext:value-type="float">
            <text:p>74396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97" calcext:value-type="float">
            <text:p>74397</text:p>
          </table:table-cell>
          <table:table-cell table:style-name="ce1" table:number-columns-repeated="3"/>
          <table:table-cell table:style-name="ce1" office:value-type="float" office:value="74397" calcext:value-type="float">
            <text:p>74397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398" calcext:value-type="float">
            <text:p>74398</text:p>
          </table:table-cell>
          <table:table-cell table:style-name="ce1" office:value-type="string" calcext:value-type="string">
            <text:p>6J</text:p>
          </table:table-cell>
          <table:table-cell table:style-name="ce1" office:value-type="string" calcext:value-type="string">
            <text:p>BOUAÏCHA</text:p>
          </table:table-cell>
          <table:table-cell table:style-name="ce1" office:value-type="string" calcext:value-type="string">
            <text:p>Louka</text:p>
          </table:table-cell>
          <table:table-cell table:style-name="ce1" office:value-type="float" office:value="74398" calcext:value-type="float">
            <text:p>7439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.5" calcext:value-type="float">
            <text:p>3,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9.5" calcext:value-type="float">
            <text:p>19,5</text:p>
          </table:table-cell>
          <table:table-cell table:style-name="ce6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1"/>
          <table:table-cell table:style-name="ce1" office:value-type="float" office:value="74399" calcext:value-type="float">
            <text:p>74399</text:p>
          </table:table-cell>
          <table:table-cell table:style-name="ce1" table:number-columns-repeated="3"/>
          <table:table-cell table:style-name="ce1" office:value-type="float" office:value="74399" calcext:value-type="float">
            <text:p>74399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400" calcext:value-type="float">
            <text:p>74400</text:p>
          </table:table-cell>
          <table:table-cell table:style-name="ce1" table:number-columns-repeated="3"/>
          <table:table-cell table:style-name="ce1" office:value-type="float" office:value="74400" calcext:value-type="float">
            <text:p>74400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401" calcext:value-type="float">
            <text:p>74401</text:p>
          </table:table-cell>
          <table:table-cell table:style-name="ce1" table:number-columns-repeated="3"/>
          <table:table-cell table:style-name="ce1" office:value-type="float" office:value="74401" calcext:value-type="float">
            <text:p>74401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402" calcext:value-type="float">
            <text:p>74402</text:p>
          </table:table-cell>
          <table:table-cell table:style-name="ce1" table:number-columns-repeated="3"/>
          <table:table-cell table:style-name="ce1" office:value-type="float" office:value="74402" calcext:value-type="float">
            <text:p>74402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403" calcext:value-type="float">
            <text:p>74403</text:p>
          </table:table-cell>
          <table:table-cell table:style-name="ce1" table:number-columns-repeated="3"/>
          <table:table-cell table:style-name="ce1" office:value-type="float" office:value="74403" calcext:value-type="float">
            <text:p>74403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404" calcext:value-type="float">
            <text:p>74404</text:p>
          </table:table-cell>
          <table:table-cell table:style-name="ce1" table:number-columns-repeated="3"/>
          <table:table-cell table:style-name="ce1" office:value-type="float" office:value="74404" calcext:value-type="float">
            <text:p>74404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405" calcext:value-type="float">
            <text:p>74405</text:p>
          </table:table-cell>
          <table:table-cell table:style-name="ce1" table:number-columns-repeated="3"/>
          <table:table-cell table:style-name="ce1" office:value-type="float" office:value="74405" calcext:value-type="float">
            <text:p>74405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406" calcext:value-type="float">
            <text:p>74406</text:p>
          </table:table-cell>
          <table:table-cell table:style-name="ce1" table:number-columns-repeated="3"/>
          <table:table-cell table:style-name="ce1" office:value-type="float" office:value="74406" calcext:value-type="float">
            <text:p>74406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407" calcext:value-type="float">
            <text:p>74407</text:p>
          </table:table-cell>
          <table:table-cell table:style-name="ce1" table:number-columns-repeated="3"/>
          <table:table-cell table:style-name="ce1" office:value-type="float" office:value="74407" calcext:value-type="float">
            <text:p>74407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408" calcext:value-type="float">
            <text:p>74408</text:p>
          </table:table-cell>
          <table:table-cell table:style-name="ce1" table:number-columns-repeated="3"/>
          <table:table-cell table:style-name="ce1" office:value-type="float" office:value="74408" calcext:value-type="float">
            <text:p>74408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409" calcext:value-type="float">
            <text:p>74409</text:p>
          </table:table-cell>
          <table:table-cell table:style-name="ce1" table:number-columns-repeated="3"/>
          <table:table-cell table:style-name="ce1" office:value-type="float" office:value="74409" calcext:value-type="float">
            <text:p>74409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410" calcext:value-type="float">
            <text:p>74410</text:p>
          </table:table-cell>
          <table:table-cell table:style-name="ce1" table:number-columns-repeated="3"/>
          <table:table-cell table:style-name="ce1" office:value-type="float" office:value="74410" calcext:value-type="float">
            <text:p>74410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411" calcext:value-type="float">
            <text:p>74411</text:p>
          </table:table-cell>
          <table:table-cell table:style-name="ce1" table:number-columns-repeated="3"/>
          <table:table-cell table:style-name="ce1" office:value-type="float" office:value="74411" calcext:value-type="float">
            <text:p>74411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412" calcext:value-type="float">
            <text:p>74412</text:p>
          </table:table-cell>
          <table:table-cell table:style-name="ce1" table:number-columns-repeated="3"/>
          <table:table-cell table:style-name="ce1" office:value-type="float" office:value="74412" calcext:value-type="float">
            <text:p>74412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413" calcext:value-type="float">
            <text:p>74413</text:p>
          </table:table-cell>
          <table:table-cell table:style-name="ce1" table:number-columns-repeated="3"/>
          <table:table-cell table:style-name="ce1" office:value-type="float" office:value="74413" calcext:value-type="float">
            <text:p>74413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414" calcext:value-type="float">
            <text:p>74414</text:p>
          </table:table-cell>
          <table:table-cell table:style-name="ce1" table:number-columns-repeated="3"/>
          <table:table-cell table:style-name="ce1" office:value-type="float" office:value="74414" calcext:value-type="float">
            <text:p>74414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415" calcext:value-type="float">
            <text:p>74415</text:p>
          </table:table-cell>
          <table:table-cell table:style-name="ce1" table:number-columns-repeated="3"/>
          <table:table-cell table:style-name="ce1" office:value-type="float" office:value="74415" calcext:value-type="float">
            <text:p>74415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416" calcext:value-type="float">
            <text:p>74416</text:p>
          </table:table-cell>
          <table:table-cell table:style-name="ce1" table:number-columns-repeated="3"/>
          <table:table-cell table:style-name="ce1" office:value-type="float" office:value="74416" calcext:value-type="float">
            <text:p>74416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417" calcext:value-type="float">
            <text:p>74417</text:p>
          </table:table-cell>
          <table:table-cell table:style-name="ce1" office:value-type="string" calcext:value-type="string">
            <text:p>6C</text:p>
          </table:table-cell>
          <table:table-cell table:style-name="ce1" office:value-type="string" calcext:value-type="string">
            <text:p>YUKSEL</text:p>
          </table:table-cell>
          <table:table-cell table:style-name="ce1" office:value-type="string" calcext:value-type="string">
            <text:p>Mikail</text:p>
          </table:table-cell>
          <table:table-cell table:style-name="ce1" office:value-type="float" office:value="74417" calcext:value-type="float">
            <text:p>744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,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12.5" calcext:value-type="float">
            <text:p>12,5</text:p>
          </table:table-cell>
          <table:table-cell table:style-name="ce6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1"/>
          <table:table-cell table:style-name="ce1" office:value-type="float" office:value="74418" calcext:value-type="float">
            <text:p>74418</text:p>
          </table:table-cell>
          <table:table-cell table:style-name="ce1" table:number-columns-repeated="3"/>
          <table:table-cell table:style-name="ce1" office:value-type="float" office:value="74418" calcext:value-type="float">
            <text:p>74418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419" calcext:value-type="float">
            <text:p>74419</text:p>
          </table:table-cell>
          <table:table-cell table:style-name="ce1" table:number-columns-repeated="3"/>
          <table:table-cell table:style-name="ce1" office:value-type="float" office:value="74419" calcext:value-type="float">
            <text:p>74419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420" calcext:value-type="float">
            <text:p>74420</text:p>
          </table:table-cell>
          <table:table-cell table:style-name="ce1" table:number-columns-repeated="3"/>
          <table:table-cell table:style-name="ce1" office:value-type="float" office:value="74420" calcext:value-type="float">
            <text:p>74420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421" calcext:value-type="float">
            <text:p>74421</text:p>
          </table:table-cell>
          <table:table-cell table:style-name="ce1" table:number-columns-repeated="3"/>
          <table:table-cell table:style-name="ce1" office:value-type="float" office:value="74421" calcext:value-type="float">
            <text:p>74421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422" calcext:value-type="float">
            <text:p>74422</text:p>
          </table:table-cell>
          <table:table-cell table:style-name="ce1" office:value-type="string" calcext:value-type="string">
            <text:p>6E</text:p>
          </table:table-cell>
          <table:table-cell table:style-name="ce1" office:value-type="string" calcext:value-type="string">
            <text:p>AVCI</text:p>
          </table:table-cell>
          <table:table-cell table:style-name="ce1" office:value-type="string" calcext:value-type="string">
            <text:p>Omercem</text:p>
          </table:table-cell>
          <table:table-cell table:style-name="ce1" office:value-type="float" office:value="74422" calcext:value-type="float">
            <text:p>7442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1"/>
          <table:table-cell table:style-name="ce1" office:value-type="float" office:value="74423" calcext:value-type="float">
            <text:p>74423</text:p>
          </table:table-cell>
          <table:table-cell table:style-name="ce1" table:number-columns-repeated="3"/>
          <table:table-cell table:style-name="ce1" office:value-type="float" office:value="74423" calcext:value-type="float">
            <text:p>74423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424" calcext:value-type="float">
            <text:p>74424</text:p>
          </table:table-cell>
          <table:table-cell table:style-name="ce1" office:value-type="string" calcext:value-type="string">
            <text:p>6A</text:p>
          </table:table-cell>
          <table:table-cell table:style-name="ce1" office:value-type="string" calcext:value-type="string">
            <text:p>LARBI</text:p>
          </table:table-cell>
          <table:table-cell table:style-name="ce1" office:value-type="string" calcext:value-type="string">
            <text:p>Mohamed-Yanis</text:p>
          </table:table-cell>
          <table:table-cell table:style-name="ce1" office:value-type="float" office:value="74424" calcext:value-type="float">
            <text:p>744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5" calcext:value-type="float">
            <text:p>1,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4" office:value-type="float" office:value="2.5" calcext:value-type="float">
            <text:p>2,5</text:p>
          </table:table-cell>
          <table:table-cell table:style-name="ce6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1"/>
          <table:table-cell table:style-name="ce1" office:value-type="float" office:value="74425" calcext:value-type="float">
            <text:p>74425</text:p>
          </table:table-cell>
          <table:table-cell table:style-name="ce1" table:number-columns-repeated="3"/>
          <table:table-cell table:style-name="ce1" office:value-type="float" office:value="74425" calcext:value-type="float">
            <text:p>74425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426" calcext:value-type="float">
            <text:p>74426</text:p>
          </table:table-cell>
          <table:table-cell table:style-name="ce1" table:number-columns-repeated="3"/>
          <table:table-cell table:style-name="ce1" office:value-type="float" office:value="74426" calcext:value-type="float">
            <text:p>74426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427" calcext:value-type="float">
            <text:p>74427</text:p>
          </table:table-cell>
          <table:table-cell table:style-name="ce1" table:number-columns-repeated="3"/>
          <table:table-cell table:style-name="ce1" office:value-type="float" office:value="74427" calcext:value-type="float">
            <text:p>74427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428" calcext:value-type="float">
            <text:p>74428</text:p>
          </table:table-cell>
          <table:table-cell table:style-name="ce1" table:number-columns-repeated="3"/>
          <table:table-cell table:style-name="ce1" office:value-type="float" office:value="74428" calcext:value-type="float">
            <text:p>74428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429" calcext:value-type="float">
            <text:p>74429</text:p>
          </table:table-cell>
          <table:table-cell table:style-name="ce1" table:number-columns-repeated="3"/>
          <table:table-cell table:style-name="ce1" office:value-type="float" office:value="74429" calcext:value-type="float">
            <text:p>74429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430" calcext:value-type="float">
            <text:p>74430</text:p>
          </table:table-cell>
          <table:table-cell table:style-name="ce1" table:number-columns-repeated="3"/>
          <table:table-cell table:style-name="ce1" office:value-type="float" office:value="74430" calcext:value-type="float">
            <text:p>74430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431" calcext:value-type="float">
            <text:p>74431</text:p>
          </table:table-cell>
          <table:table-cell table:style-name="ce1" table:number-columns-repeated="3"/>
          <table:table-cell table:style-name="ce1" office:value-type="float" office:value="74431" calcext:value-type="float">
            <text:p>74431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432" calcext:value-type="float">
            <text:p>74432</text:p>
          </table:table-cell>
          <table:table-cell table:style-name="ce1" table:number-columns-repeated="3"/>
          <table:table-cell table:style-name="ce1" office:value-type="float" office:value="74432" calcext:value-type="float">
            <text:p>74432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433" calcext:value-type="float">
            <text:p>74433</text:p>
          </table:table-cell>
          <table:table-cell table:style-name="ce1" table:number-columns-repeated="3"/>
          <table:table-cell table:style-name="ce1" office:value-type="float" office:value="74433" calcext:value-type="float">
            <text:p>74433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434" calcext:value-type="float">
            <text:p>74434</text:p>
          </table:table-cell>
          <table:table-cell table:style-name="ce1" table:number-columns-repeated="3"/>
          <table:table-cell table:style-name="ce1" office:value-type="float" office:value="74434" calcext:value-type="float">
            <text:p>74434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435" calcext:value-type="float">
            <text:p>74435</text:p>
          </table:table-cell>
          <table:table-cell table:style-name="ce1" table:number-columns-repeated="3"/>
          <table:table-cell table:style-name="ce1" office:value-type="float" office:value="74435" calcext:value-type="float">
            <text:p>74435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436" calcext:value-type="float">
            <text:p>74436</text:p>
          </table:table-cell>
          <table:table-cell table:style-name="ce1" table:number-columns-repeated="3"/>
          <table:table-cell table:style-name="ce1" office:value-type="float" office:value="74436" calcext:value-type="float">
            <text:p>74436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437" calcext:value-type="float">
            <text:p>74437</text:p>
          </table:table-cell>
          <table:table-cell table:style-name="ce1" table:number-columns-repeated="3"/>
          <table:table-cell table:style-name="ce1" office:value-type="float" office:value="74437" calcext:value-type="float">
            <text:p>74437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438" calcext:value-type="float">
            <text:p>74438</text:p>
          </table:table-cell>
          <table:table-cell table:style-name="ce1" table:number-columns-repeated="3"/>
          <table:table-cell table:style-name="ce1" office:value-type="float" office:value="74438" calcext:value-type="float">
            <text:p>74438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439" calcext:value-type="float">
            <text:p>74439</text:p>
          </table:table-cell>
          <table:table-cell table:style-name="ce1" table:number-columns-repeated="3"/>
          <table:table-cell table:style-name="ce1" office:value-type="float" office:value="74439" calcext:value-type="float">
            <text:p>74439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440" calcext:value-type="float">
            <text:p>74440</text:p>
          </table:table-cell>
          <table:table-cell table:style-name="ce1" table:number-columns-repeated="3"/>
          <table:table-cell table:style-name="ce1" office:value-type="float" office:value="74440" calcext:value-type="float">
            <text:p>74440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441" calcext:value-type="float">
            <text:p>74441</text:p>
          </table:table-cell>
          <table:table-cell table:style-name="ce1" table:number-columns-repeated="3"/>
          <table:table-cell table:style-name="ce1" office:value-type="float" office:value="74441" calcext:value-type="float">
            <text:p>74441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442" calcext:value-type="float">
            <text:p>74442</text:p>
          </table:table-cell>
          <table:table-cell table:style-name="ce1" table:number-columns-repeated="3"/>
          <table:table-cell table:style-name="ce1" office:value-type="float" office:value="74442" calcext:value-type="float">
            <text:p>74442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443" calcext:value-type="float">
            <text:p>74443</text:p>
          </table:table-cell>
          <table:table-cell table:style-name="ce1" table:number-columns-repeated="3"/>
          <table:table-cell table:style-name="ce1" office:value-type="float" office:value="74443" calcext:value-type="float">
            <text:p>74443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444" calcext:value-type="float">
            <text:p>74444</text:p>
          </table:table-cell>
          <table:table-cell table:style-name="ce1" table:number-columns-repeated="3"/>
          <table:table-cell table:style-name="ce1" office:value-type="float" office:value="74444" calcext:value-type="float">
            <text:p>74444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445" calcext:value-type="float">
            <text:p>74445</text:p>
          </table:table-cell>
          <table:table-cell table:style-name="ce1" table:number-columns-repeated="3"/>
          <table:table-cell table:style-name="ce1" office:value-type="float" office:value="74445" calcext:value-type="float">
            <text:p>74445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446" calcext:value-type="float">
            <text:p>74446</text:p>
          </table:table-cell>
          <table:table-cell table:style-name="ce1" table:number-columns-repeated="3"/>
          <table:table-cell table:style-name="ce1" office:value-type="float" office:value="74446" calcext:value-type="float">
            <text:p>74446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447" calcext:value-type="float">
            <text:p>74447</text:p>
          </table:table-cell>
          <table:table-cell table:style-name="ce1" table:number-columns-repeated="3"/>
          <table:table-cell table:style-name="ce1" office:value-type="float" office:value="74447" calcext:value-type="float">
            <text:p>74447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448" calcext:value-type="float">
            <text:p>74448</text:p>
          </table:table-cell>
          <table:table-cell table:style-name="ce1" table:number-columns-repeated="3"/>
          <table:table-cell table:style-name="ce1" office:value-type="float" office:value="74448" calcext:value-type="float">
            <text:p>74448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449" calcext:value-type="float">
            <text:p>74449</text:p>
          </table:table-cell>
          <table:table-cell table:style-name="ce1" table:number-columns-repeated="3"/>
          <table:table-cell table:style-name="ce1" office:value-type="float" office:value="74449" calcext:value-type="float">
            <text:p>74449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450" calcext:value-type="float">
            <text:p>74450</text:p>
          </table:table-cell>
          <table:table-cell table:style-name="ce1" table:number-columns-repeated="3"/>
          <table:table-cell table:style-name="ce1" office:value-type="float" office:value="74450" calcext:value-type="float">
            <text:p>74450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451" calcext:value-type="float">
            <text:p>74451</text:p>
          </table:table-cell>
          <table:table-cell table:style-name="ce1" table:number-columns-repeated="3"/>
          <table:table-cell table:style-name="ce1" office:value-type="float" office:value="74451" calcext:value-type="float">
            <text:p>74451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452" calcext:value-type="float">
            <text:p>74452</text:p>
          </table:table-cell>
          <table:table-cell table:style-name="ce1" table:number-columns-repeated="3"/>
          <table:table-cell table:style-name="ce1" office:value-type="float" office:value="74452" calcext:value-type="float">
            <text:p>74452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453" calcext:value-type="float">
            <text:p>74453</text:p>
          </table:table-cell>
          <table:table-cell table:style-name="ce1" table:number-columns-repeated="3"/>
          <table:table-cell table:style-name="ce1" office:value-type="float" office:value="74453" calcext:value-type="float">
            <text:p>74453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454" calcext:value-type="float">
            <text:p>74454</text:p>
          </table:table-cell>
          <table:table-cell table:style-name="ce1" table:number-columns-repeated="3"/>
          <table:table-cell table:style-name="ce1" office:value-type="float" office:value="74454" calcext:value-type="float">
            <text:p>74454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>
          <table:table-cell table:style-name="ce1"/>
          <table:table-cell table:style-name="ce1" office:value-type="float" office:value="74455" calcext:value-type="float">
            <text:p>74455</text:p>
          </table:table-cell>
          <table:table-cell table:style-name="ce1" table:number-columns-repeated="3"/>
          <table:table-cell table:style-name="ce1" office:value-type="float" office:value="74455" calcext:value-type="float">
            <text:p>74455</text:p>
          </table:table-cell>
          <table:table-cell table:style-name="ce3" table:number-columns-repeated="6"/>
          <table:table-cell table:style-name="ce4"/>
          <table:table-cell table:style-name="ce6"/>
          <table:table-cell table:style-name="ce14"/>
        </table:table-row>
        <table:table-row table:style-name="ro1" table:number-rows-repeated="1048356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 style:data-style-name="N2" text:time-value="16:20:29.9628811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16:02:52.838506149</meta:creation-date>
    <dc:date>2025-03-18T16:21:25.059876331</dc:date>
    <meta:editing-duration>PT24M24S</meta:editing-duration>
    <meta:editing-cycles>4</meta:editing-cycles>
    <meta:generator>LibreOffice/24.2.7.2$Linux_X86_64 LibreOffice_project/420$Build-2</meta:generator>
    <meta:document-statistic meta:table-count="2" meta:cell-count="1531" meta:object-count="0"/>
  </office:meta>
</office:document-meta>
</file>